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1" style:family="table-column">
      <style:table-column-properties fo:break-before="auto" style:column-width="30.3mm"/>
    </style:style>
    <style:style style:name="co22" style:family="table-column">
      <style:table-column-properties fo:break-before="auto" style:column-width="33.58mm"/>
    </style:style>
    <style:style style:name="co23" style:family="table-column">
      <style:table-column-properties fo:break-before="auto" style:column-width="188.26mm"/>
    </style:style>
    <style:style style:name="co24" style:family="table-column">
      <style:table-column-properties fo:break-before="auto" style:column-width="38.68mm"/>
    </style:style>
    <style:style style:name="co25" style:family="table-column">
      <style:table-column-properties fo:break-before="auto" style:column-width="95.8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3.76mm"/>
    </style:style>
    <style:style style:name="co9" style:family="table-column">
      <style:table-column-properties fo:break-before="auto" style:column-width="58.05mm"/>
    </style:style>
    <style:style style:name="co10" style:family="table-column">
      <style:table-column-properties fo:break-before="auto" style:column-width="5.59mm"/>
    </style:style>
    <style:style style:name="co11" style:family="table-column">
      <style:table-column-properties fo:break-before="auto" style:column-width="21.08mm"/>
    </style:style>
    <style:style style:name="co12" style:family="table-column">
      <style:table-column-properties fo:break-before="auto" style:column-width="5.34mm"/>
    </style:style>
    <style:style style:name="co13" style:family="table-column">
      <style:table-column-properties fo:break-before="auto" style:column-width="184.17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40.92mm"/>
    </style:style>
    <style:style style:name="co16" style:family="table-column">
      <style:table-column-properties fo:break-before="auto" style:column-width="11.71mm"/>
    </style:style>
    <style:style style:name="co17" style:family="table-column">
      <style:table-column-properties fo:break-before="auto" style:column-width="53.92mm"/>
    </style:style>
    <style:style style:name="co18" style:family="table-column">
      <style:table-column-properties fo:break-before="auto" style:column-width="94.26mm"/>
    </style:style>
    <style:style style:name="co19" style:family="table-column">
      <style:table-column-properties fo:break-before="auto" style:column-width="9.67mm"/>
    </style:style>
    <style:style style:name="co20" style:family="table-column">
      <style:table-column-properties fo:break-before="auto" style:column-width="59.62mm"/>
    </style:style>
    <style:style style:name="co26" style:family="table-column">
      <style:table-column-properties fo:break-before="auto" style:column-width="78.69mm"/>
    </style:style>
    <style:style style:name="co27" style:family="table-column">
      <style:table-column-properties fo:break-before="auto" style:column-width="94.74mm"/>
    </style:style>
    <style:style style:name="co28" style:family="table-column">
      <style:table-column-properties fo:break-before="auto" style:column-width="4.07mm"/>
    </style:style>
    <style:style style:name="co29" style:family="table-column">
      <style:table-column-properties fo:break-before="auto" style:column-width="71.08mm"/>
    </style:style>
    <style:style style:name="co30" style:family="table-column">
      <style:table-column-properties fo:break-before="auto" style:column-width="8.91mm"/>
    </style:style>
    <style:style style:name="co31" style:family="table-column">
      <style:table-column-properties fo:break-before="auto" style:column-width="11.2mm"/>
    </style:style>
    <style:style style:name="ro7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31mm" fo:break-before="auto" style:use-optimal-row-height="false"/>
    </style:style>
    <style:style style:name="ro5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1" style:family="table-cell" style:parent-style-name="Default">
      <style:table-cell-properties fo:background-color="#00a933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style:font-name="Liberation Mono" fo:font-size="12pt" style:font-size-asian="12pt" style:font-size-complex="12pt"/>
    </style:style>
    <style:style style:name="ce49" style:family="table-cell" style:parent-style-name="Default">
      <style:table-cell-properties style:vertical-align="middle"/>
      <style:text-properties style:font-name="Liberation Mono" fo:font-size="12pt" style:font-size-asian="12pt" style:font-size-complex="12pt"/>
    </style:style>
    <style:style style:name="ce55" style:family="table-cell" style:parent-style-name="Default" style:data-style-name="N84">
      <style:table-cell-properties fo:background-color="#00a933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84">
      <style:text-properties style:font-name="Liberation Mono" fo:font-size="12pt" style:font-size-asian="12pt" style:font-size-complex="12pt"/>
    </style:style>
    <style:style style:name="ce57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ackground-color="#00a933" style:rotation-align="none"/>
      <style:text-properties fo:color="#ffffff" style:font-name="Liberation Mono" fo:font-weight="bold" style:font-weight-asian="bold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/>
    </style:style>
    <style:style style:name="ce19" style:family="table-cell" style:parent-style-name="Defaul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font-name="Liberation Mono"/>
    </style:style>
    <style:style style:name="ce22" style:family="table-cell" style:parent-style-name="Default" style:data-style-name="N113">
      <style:table-cell-properties style:rotation-align="none"/>
      <style:text-properties style:font-name="Liberation Mono"/>
    </style:style>
    <style:style style:name="ce23" style:family="table-cell" style:parent-style-name="Default">
      <style:table-cell-properties fo:background-color="#00a933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ackground-color="#00a933" style:vertical-align="middle"/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#eeeeee"/>
      <style:text-properties style:font-name="Liberation Mono" fo:font-size="11pt" style:font-size-asian="11pt" style:font-size-complex="11pt"/>
    </style:style>
    <style:style style:name="ce21" style:family="table-cell" style:parent-style-name="Default">
      <style:text-properties style:font-name="Liberation Mono" fo:font-size="11pt" style:font-size-asian="11pt" style:font-size-complex="11pt"/>
    </style:style>
    <style:style style:name="ce24" style:family="table-cell" style:parent-style-name="Default">
      <style:table-cell-properties fo:background-color="#dddddd"/>
      <style:text-properties style:font-name="Liberation Mono" fo:font-size="11pt" style:font-size-asian="11pt" style:font-size-complex="11pt"/>
    </style:style>
    <style:style style:name="ce68" style:family="table-cell" style:parent-style-name="Default">
      <style:table-cell-properties fo:background-color="#dddddd"/>
      <style:text-properties fo:color="#000000" style:font-name="Liberation Mono" fo:font-size="11pt" style:font-size-asian="11pt" style:font-size-complex="11pt"/>
    </style:style>
    <style:style style:name="ce69" style:family="table-cell" style:parent-style-name="Default">
      <style:table-cell-properties fo:background-color="transparent"/>
      <style:text-properties fo:color="#000000" style:font-name="Liberation Mono" fo:font-size="11pt" style:font-size-asian="11pt" style:font-size-complex="11pt"/>
    </style:style>
    <style:style style:name="ce70" style:family="table-cell" style:parent-style-name="Default">
      <style:table-cell-properties fo:background-color="transparent"/>
      <style:text-properties style:font-name="Liberation Mono" fo:font-size="11pt" style:font-size-asian="11pt" style:font-size-complex="11pt"/>
    </style:style>
    <style:style style:name="ce28" style:family="table-cell" style:parent-style-name="Default">
      <style:table-cell-properties fo:background-color="#00a933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/>
      <style:text-properties fo:color="#000000" style:font-name="Liberation Mono" fo:font-size="12pt" style:font-size-asian="12pt" style:font-name-complex="Lohit Devanagari" style:font-size-complex="12pt"/>
    </style:style>
    <style:style style:name="ce32" style:family="table-cell" style:parent-style-name="Default">
      <style:text-properties style:font-name="Liberation Mono" fo:font-size="12pt" style:font-size-asian="12pt" style:font-size-complex="12pt"/>
    </style:style>
    <style:style style:name="ce93" style:family="table-cell" style:parent-style-name="Default">
      <style:text-properties style:font-name="Liberation Mono" fo:font-size="12pt" style:font-size-asian="12pt" style:font-name-complex="Lohit Devanagari" style:font-size-complex="12pt"/>
    </style:style>
    <style:style style:name="ce94" style:family="table-cell" style:parent-style-name="Default">
      <style:text-properties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fo:color="#000000" style:text-outline="false" style:text-line-through-style="none" style:text-line-through-type="none" style:font-name="Liberation Mono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00a933" style:text-align-source="fix" style:repeat-content="false" style:vertical-align="middle"/>
      <style:paragraph-properties fo:text-align="end" fo:margin-left="0mm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Mono" fo:font-size="12pt" style:font-size-asian="12pt" style:font-size-complex="12pt"/>
    </style:style>
    <style:style style:name="ce99" style:family="table-cell" style:parent-style-name="Default">
      <style:table-cell-properties style:vertical-align="middle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Liberation Mono" fo:font-size="12pt" fo:font-weight="bold" style:font-size-asian="12pt" style:font-weight-asian="bold" style:font-name-complex="Lohit Devanagari" style:font-size-complex="12pt" style:font-weight-complex="bold"/>
    </style:style>
    <style:style style:name="ce102" style:family="table-cell" style:parent-style-name="Default">
      <style:table-cell-properties fo:background-color="#999999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mm"/>
      <style:text-properties fo:color="#ffffff" style:font-name="Liberation Mono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vertical-align="middle"/>
      <style:text-properties style:font-name="Liberation Mono" fo:font-size="12pt" style:font-size-asian="12pt" style:font-size-complex="12pt"/>
    </style:style>
    <style:style style:name="ce105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color="#ffffff" style:font-name="Liberation Mono" fo:font-size="12pt" style:font-size-asian="12pt" style:font-size-complex="12pt"/>
    </style:style>
    <style:style style:name="ce10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color="#000000" style:font-name="Liberation Mono" fo:font-size="12pt" fo:font-weight="bold" style:font-size-asian="12pt" style:font-weight-asian="bold" style:font-name-complex="Lohit Devanagari" style:font-size-complex="12pt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Mono" fo:font-size="12pt" fo:font-weight="bold" style:font-size-asian="12pt" style:font-weight-asian="bold" style:font-name-complex="Lohit Devanagari" style:font-size-complex="12pt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Mono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84">
      <style:table-cell-properties fo:background-color="#00a933" style:vertical-align="middle"/>
      <style:text-properties fo:color="#ffffff" style:font-name="Liberation Mono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84">
      <style:text-properties style:font-name="Liberation Mono" fo:font-size="12pt" style:font-size-asian="12pt" style:font-size-complex="12pt"/>
    </style:style>
    <style:style style:name="ce53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Category.$E$2:$Category.$E$40])" table:allow-empty-cell="false" table:display-list="unsorted" table:base-cell-address="Keywords.C2">
          <table:error-message table:message-type="stop" table:display="true"/>
        </table:content-validation>
        <table:content-validation table:name="val2" table:condition="of:cell-content-is-in-list(#REF!)" table:allow-empty-cell="false" table:display-list="unsorted" table:base-cell-address="category_lists.I46">
          <table:error-message table:message-type="stop" table:display="true"/>
        </table:content-validation>
        <table:content-validation table:name="val3" table:condition="of:cell-content-is-in-list([$Category.$E$2:$Category.$E$43])" table:allow-empty-cell="false" table:display-list="unsorted" table:base-cell-address="Keywords.B2">
          <table:error-message table:message-type="stop" table:display="true"/>
        </table:content-validation>
        <table:content-validation table:name="val4" table:condition="of:cell-content-is-in-list([$Category.$E$2:$Category.$E$43])" table:allow-empty-cell="false" table:display-list="unsorted" table:base-cell-address="Keywords.B39">
          <table:error-message table:message-type="stop" table:display="true"/>
        </table:content-validation>
      </table:content-validations>
      <table:table table:name="category_lists" table:style-name="ta1">
        <office:forms form:automatic-focus="false" form:apply-design-mode="false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9" table:default-cell-style-name="ce20"/>
        <table:table-column table:style-name="co12" table:default-cell-style-name="ce20"/>
        <table:table-column table:style-name="co13" table:default-cell-style-name="ce20"/>
        <table:table-column table:style-name="co11" table:number-columns-repeated="1014" table:default-cell-style-name="ce20"/>
        <table:table-column table:style-name="co7" table:number-columns-repeated="3" table:default-cell-style-name="Default"/>
        <table:table-row table:style-name="ro3">
          <table:table-cell table:style-name="ce16" table:number-columns-repeated="3"/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Category</text:p>
          </table:table-cell>
          <table:table-cell table:style-name="ce16"/>
          <table:table-cell table:style-name="ce16" office:value-type="string" calcext:value-type="string">
            <text:p>Database Table Insert</text:p>
          </table:table-cell>
          <table:table-cell table:style-name="ce16" table:number-columns-repeated="1014"/>
          <table:table-cell table:style-name="ce23" table:number-columns-repeated="3"/>
        </table:table-row>
        <table:table-row table:style-name="ro3"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Housing Expenses</text:p>
          </table:table-cell>
          <table:table-cell table:style-name="ce22"/>
          <table:table-cell table:formula="of:=IF(ISTEXT([.A2]); CONCATENATE([.A2];TEXT(&quot;0&quot;;&quot;00&quot;)); CONCATENATE(&quot;A&quot;;TEXT([.A2];&quot;00&quot;)))" office:value-type="string" office:string-value="A00" calcext:value-type="string">
            <text:p>A00</text:p>
          </table:table-cell>
          <table:table-cell table:formula="of:=[.B2]" office:value-type="string" office:string-value="Housing Expenses" calcext:value-type="string">
            <text:p>Housing Expenses</text:p>
          </table:table-cell>
          <table:table-cell/>
          <table:table-cell table:formula="of:=&quot;INSERT INTO wcategory (cat_code,cat_name) VALUES ('&quot;&amp;[.D2]&amp;&quot;','&quot;&amp;[.E2]&amp;&quot;');&quot;" office:value-type="string" office:string-value="INSERT INTO wcategory (cat_code,cat_name) VALUES ('A00','Housing Expenses');" calcext:value-type="string">
            <text:p>INSERT INTO wcategory (cat_code,cat_name) VALUES ('A00','Housing Expenses');</text:p>
          </table:table-cell>
          <table:table-cell table:number-columns-repeated="1017"/>
        </table:table-row>
        <table:table-row table:style-name="ro3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Mortgage</text:p>
          </table:table-cell>
          <table:table-cell table:style-name="ce22"/>
          <table:table-cell table:formula="of:=IF(ISTEXT([.A3]); CONCATENATE([.A3];TEXT(&quot;0&quot;;&quot;00&quot;)); CONCATENATE(&quot;A&quot;;TEXT([.A3];&quot;00&quot;)))" office:value-type="string" office:string-value="A01" calcext:value-type="string">
            <text:p>A01</text:p>
          </table:table-cell>
          <table:table-cell table:formula="of:=[.B3]" office:value-type="string" office:string-value="Mortgage" calcext:value-type="string">
            <text:p>Mortgage</text:p>
          </table:table-cell>
          <table:table-cell/>
          <table:table-cell table:formula="of:=&quot;INSERT INTO wcategory (cat_code,cat_name) VALUES ('&quot;&amp;[.D3]&amp;&quot;','&quot;&amp;[.E3]&amp;&quot;');&quot;" office:value-type="string" office:string-value="INSERT INTO wcategory (cat_code,cat_name) VALUES ('A01','Mortgage');" calcext:value-type="string">
            <text:p>INSERT INTO wcategory (cat_code,cat_name) VALUES ('A01','Mortgage');</text:p>
          </table:table-cell>
          <table:table-cell table:number-columns-repeated="1017"/>
        </table:table-row>
        <table:table-row table:style-name="ro3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Rent</text:p>
          </table:table-cell>
          <table:table-cell table:style-name="ce22"/>
          <table:table-cell table:formula="of:=IF(ISTEXT([.A4]); CONCATENATE([.A4];TEXT(&quot;0&quot;;&quot;00&quot;)); CONCATENATE(&quot;A&quot;;TEXT([.A4];&quot;00&quot;)))" office:value-type="string" office:string-value="A02" calcext:value-type="string">
            <text:p>A02</text:p>
          </table:table-cell>
          <table:table-cell table:formula="of:=[.B4]" office:value-type="string" office:string-value="Rent" calcext:value-type="string">
            <text:p>Rent</text:p>
          </table:table-cell>
          <table:table-cell/>
          <table:table-cell table:formula="of:=&quot;INSERT INTO wcategory (cat_code,cat_name) VALUES ('&quot;&amp;[.D4]&amp;&quot;','&quot;&amp;[.E4]&amp;&quot;');&quot;" office:value-type="string" office:string-value="INSERT INTO wcategory (cat_code,cat_name) VALUES ('A02','Rent');" calcext:value-type="string">
            <text:p>INSERT INTO wcategory (cat_code,cat_name) VALUES ('A02','Rent');</text:p>
          </table:table-cell>
          <table:table-cell table:number-columns-repeated="1017"/>
        </table:table-row>
        <table:table-row table:style-name="ro3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Electricity</text:p>
          </table:table-cell>
          <table:table-cell table:style-name="ce22"/>
          <table:table-cell table:formula="of:=IF(ISTEXT([.A5]); CONCATENATE([.A5];TEXT(&quot;0&quot;;&quot;00&quot;)); CONCATENATE(&quot;A&quot;;TEXT([.A5];&quot;00&quot;)))" office:value-type="string" office:string-value="A03" calcext:value-type="string">
            <text:p>A03</text:p>
          </table:table-cell>
          <table:table-cell table:formula="of:=[.B5]" office:value-type="string" office:string-value="Electricity" calcext:value-type="string">
            <text:p>Electricity</text:p>
          </table:table-cell>
          <table:table-cell/>
          <table:table-cell table:formula="of:=&quot;INSERT INTO wcategory (cat_code,cat_name) VALUES ('&quot;&amp;[.D5]&amp;&quot;','&quot;&amp;[.E5]&amp;&quot;');&quot;" office:value-type="string" office:string-value="INSERT INTO wcategory (cat_code,cat_name) VALUES ('A03','Electricity');" calcext:value-type="string">
            <text:p>INSERT INTO wcategory (cat_code,cat_name) VALUES ('A03','Electricity');</text:p>
          </table:table-cell>
          <table:table-cell table:number-columns-repeated="1017"/>
        </table:table-row>
        <table:table-row table:style-name="ro3">
          <table:table-cell table:style-name="ce18" office:value-type="float" office:value="4" calcext:value-type="float">
            <text:p>04</text:p>
          </table:table-cell>
          <table:table-cell table:style-name="ce17" office:value-type="string" calcext:value-type="string">
            <text:p>Internet/Phone</text:p>
          </table:table-cell>
          <table:table-cell table:style-name="ce22"/>
          <table:table-cell table:formula="of:=IF(ISTEXT([.A6]); CONCATENATE([.A6];TEXT(&quot;0&quot;;&quot;00&quot;)); CONCATENATE(&quot;A&quot;;TEXT([.A6];&quot;00&quot;)))" office:value-type="string" office:string-value="A04" calcext:value-type="string">
            <text:p>A04</text:p>
          </table:table-cell>
          <table:table-cell table:formula="of:=[.B6]" office:value-type="string" office:string-value="Internet/Phone" calcext:value-type="string">
            <text:p>Internet/Phone</text:p>
          </table:table-cell>
          <table:table-cell/>
          <table:table-cell table:formula="of:=&quot;INSERT INTO wcategory (cat_code,cat_name) VALUES ('&quot;&amp;[.D6]&amp;&quot;','&quot;&amp;[.E6]&amp;&quot;');&quot;" office:value-type="string" office:string-value="INSERT INTO wcategory (cat_code,cat_name) VALUES ('A04','Internet/Phone');" calcext:value-type="string">
            <text:p>INSERT INTO wcategory (cat_code,cat_name) VALUES ('A04','Internet/Phone');</text:p>
          </table:table-cell>
          <table:table-cell table:number-columns-repeated="1017"/>
        </table:table-row>
        <table:table-row table:style-name="ro3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 table:style-name="ce22"/>
          <table:table-cell table:formula="of:=IF(ISTEXT([.A7]); CONCATENATE([.A7];TEXT(&quot;0&quot;;&quot;00&quot;)); CONCATENATE(&quot;A&quot;;TEXT([.A7];&quot;00&quot;)))" office:value-type="string" office:string-value="A99" calcext:value-type="string">
            <text:p>A99</text:p>
          </table:table-cell>
          <table:table-cell table:formula="of:=[.B7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7]&amp;&quot;','&quot;&amp;[.E7]&amp;&quot;');&quot;" office:value-type="string" office:string-value="INSERT INTO wcategory (cat_code,cat_name) VALUES ('A99','Other');" calcext:value-type="string">
            <text:p>INSERT INTO wcategory (cat_code,cat_name) VALUES ('A99','Other');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Transportation</text:p>
          </table:table-cell>
          <table:table-cell table:style-name="ce22"/>
          <table:table-cell table:formula="of:=IF(ISTEXT([.A8]); CONCATENATE([.A8];TEXT(&quot;0&quot;;&quot;00&quot;)); CONCATENATE(&quot;A&quot;;TEXT([.A8];&quot;00&quot;)))" office:value-type="string" office:string-value="B00" calcext:value-type="string">
            <text:p>B00</text:p>
          </table:table-cell>
          <table:table-cell table:formula="of:=[.B8]" office:value-type="string" office:string-value="Transportation" calcext:value-type="string">
            <text:p>Transportation</text:p>
          </table:table-cell>
          <table:table-cell/>
          <table:table-cell table:formula="of:=&quot;INSERT INTO wcategory (cat_code,cat_name) VALUES ('&quot;&amp;[.D8]&amp;&quot;','&quot;&amp;[.E8]&amp;&quot;');&quot;" office:value-type="string" office:string-value="INSERT INTO wcategory (cat_code,cat_name) VALUES ('B00','Transportation');" calcext:value-type="string">
            <text:p>INSERT INTO wcategory (cat_code,cat_name) VALUES ('B00','Transportation');</text:p>
          </table:table-cell>
          <table:table-cell table:number-columns-repeated="1017"/>
        </table:table-row>
        <table:table-row table:style-name="ro3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Fuel</text:p>
          </table:table-cell>
          <table:table-cell table:style-name="ce22"/>
          <table:table-cell table:formula="of:=IF(ISTEXT([.A9]); CONCATENATE([.A9];TEXT(&quot;0&quot;;&quot;00&quot;)); CONCATENATE(&quot;B&quot;;TEXT([.A9];&quot;00&quot;)))" office:value-type="string" office:string-value="B01" calcext:value-type="string">
            <text:p>B01</text:p>
          </table:table-cell>
          <table:table-cell table:formula="of:=[.B9]" office:value-type="string" office:string-value="Fuel" calcext:value-type="string">
            <text:p>Fuel</text:p>
          </table:table-cell>
          <table:table-cell/>
          <table:table-cell table:formula="of:=&quot;INSERT INTO wcategory (cat_code,cat_name) VALUES ('&quot;&amp;[.D9]&amp;&quot;','&quot;&amp;[.E9]&amp;&quot;');&quot;" office:value-type="string" office:string-value="INSERT INTO wcategory (cat_code,cat_name) VALUES ('B01','Fuel');" calcext:value-type="string">
            <text:p>INSERT INTO wcategory (cat_code,cat_name) VALUES ('B01','Fuel');</text:p>
          </table:table-cell>
          <table:table-cell table:number-columns-repeated="1017"/>
        </table:table-row>
        <table:table-row table:style-name="ro3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Insurance</text:p>
          </table:table-cell>
          <table:table-cell table:style-name="ce22"/>
          <table:table-cell table:formula="of:=IF(ISTEXT([.A10]); CONCATENATE([.A10];TEXT(&quot;0&quot;;&quot;00&quot;)); CONCATENATE(&quot;B&quot;;TEXT([.A10];&quot;00&quot;)))" office:value-type="string" office:string-value="B02" calcext:value-type="string">
            <text:p>B02</text:p>
          </table:table-cell>
          <table:table-cell table:formula="of:=[.B10]" office:value-type="string" office:string-value="Insurance" calcext:value-type="string">
            <text:p>Insurance</text:p>
          </table:table-cell>
          <table:table-cell/>
          <table:table-cell table:formula="of:=&quot;INSERT INTO wcategory (cat_code,cat_name) VALUES ('&quot;&amp;[.D10]&amp;&quot;','&quot;&amp;[.E10]&amp;&quot;');&quot;" office:value-type="string" office:string-value="INSERT INTO wcategory (cat_code,cat_name) VALUES ('B02','Insurance');" calcext:value-type="string">
            <text:p>INSERT INTO wcategory (cat_code,cat_name) VALUES ('B02','Insurance');</text:p>
          </table:table-cell>
          <table:table-cell table:number-columns-repeated="1017"/>
        </table:table-row>
        <table:table-row table:style-name="ro3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Registration</text:p>
          </table:table-cell>
          <table:table-cell table:style-name="ce22"/>
          <table:table-cell table:formula="of:=IF(ISTEXT([.A11]); CONCATENATE([.A11];TEXT(&quot;0&quot;;&quot;00&quot;)); CONCATENATE(&quot;B&quot;;TEXT([.A11];&quot;00&quot;)))" office:value-type="string" office:string-value="B03" calcext:value-type="string">
            <text:p>B03</text:p>
          </table:table-cell>
          <table:table-cell table:formula="of:=[.B11]" office:value-type="string" office:string-value="Registration" calcext:value-type="string">
            <text:p>Registration</text:p>
          </table:table-cell>
          <table:table-cell/>
          <table:table-cell table:formula="of:=&quot;INSERT INTO wcategory (cat_code,cat_name) VALUES ('&quot;&amp;[.D11]&amp;&quot;','&quot;&amp;[.E11]&amp;&quot;');&quot;" office:value-type="string" office:string-value="INSERT INTO wcategory (cat_code,cat_name) VALUES ('B03','Registration');" calcext:value-type="string">
            <text:p>INSERT INTO wcategory (cat_code,cat_name) VALUES ('B03','Registration');</text:p>
          </table:table-cell>
          <table:table-cell table:number-columns-repeated="1017"/>
        </table:table-row>
        <table:table-row table:style-name="ro3">
          <table:table-cell table:style-name="ce18" office:value-type="float" office:value="4" calcext:value-type="float">
            <text:p>04</text:p>
          </table:table-cell>
          <table:table-cell table:style-name="ce17" office:value-type="string" calcext:value-type="string">
            <text:p>Car Service</text:p>
          </table:table-cell>
          <table:table-cell table:style-name="ce22"/>
          <table:table-cell table:formula="of:=IF(ISTEXT([.A12]); CONCATENATE([.A12];TEXT(&quot;0&quot;;&quot;00&quot;)); CONCATENATE(&quot;B&quot;;TEXT([.A12];&quot;00&quot;)))" office:value-type="string" office:string-value="B04" calcext:value-type="string">
            <text:p>B04</text:p>
          </table:table-cell>
          <table:table-cell table:formula="of:=[.B12]" office:value-type="string" office:string-value="Car Service" calcext:value-type="string">
            <text:p>Car Service</text:p>
          </table:table-cell>
          <table:table-cell/>
          <table:table-cell table:formula="of:=&quot;INSERT INTO wcategory (cat_code,cat_name) VALUES ('&quot;&amp;[.D12]&amp;&quot;','&quot;&amp;[.E12]&amp;&quot;');&quot;" office:value-type="string" office:string-value="INSERT INTO wcategory (cat_code,cat_name) VALUES ('B04','Car Service');" calcext:value-type="string">
            <text:p>INSERT INTO wcategory (cat_code,cat_name) VALUES ('B04','Car Service');</text:p>
          </table:table-cell>
          <table:table-cell table:number-columns-repeated="1017"/>
        </table:table-row>
        <table:table-row table:style-name="ro3">
          <table:table-cell table:style-name="ce18" office:value-type="float" office:value="5" calcext:value-type="float">
            <text:p>05</text:p>
          </table:table-cell>
          <table:table-cell table:style-name="ce17" office:value-type="string" calcext:value-type="string">
            <text:p>Fare</text:p>
          </table:table-cell>
          <table:table-cell table:style-name="ce22"/>
          <table:table-cell table:formula="of:=IF(ISTEXT([.A13]); CONCATENATE([.A13];TEXT(&quot;0&quot;;&quot;00&quot;)); CONCATENATE(&quot;B&quot;;TEXT([.A13];&quot;00&quot;)))" office:value-type="string" office:string-value="B05" calcext:value-type="string">
            <text:p>B05</text:p>
          </table:table-cell>
          <table:table-cell table:formula="of:=[.B13]" office:value-type="string" office:string-value="Fare" calcext:value-type="string">
            <text:p>Fare</text:p>
          </table:table-cell>
          <table:table-cell/>
          <table:table-cell table:formula="of:=&quot;INSERT INTO wcategory (cat_code,cat_name) VALUES ('&quot;&amp;[.D13]&amp;&quot;','&quot;&amp;[.E13]&amp;&quot;');&quot;" office:value-type="string" office:string-value="INSERT INTO wcategory (cat_code,cat_name) VALUES ('B05','Fare');" calcext:value-type="string">
            <text:p>INSERT INTO wcategory (cat_code,cat_name) VALUES ('B05','Fare');</text:p>
          </table:table-cell>
          <table:table-cell table:number-columns-repeated="1017"/>
        </table:table-row>
        <table:table-row table:style-name="ro3">
          <table:table-cell table:style-name="ce18" office:value-type="float" office:value="6" calcext:value-type="float">
            <text:p>06</text:p>
          </table:table-cell>
          <table:table-cell table:style-name="ce17" office:value-type="string" calcext:value-type="string">
            <text:p>Parking Fee</text:p>
          </table:table-cell>
          <table:table-cell table:style-name="ce22"/>
          <table:table-cell table:formula="of:=IF(ISTEXT([.A14]); CONCATENATE([.A14];TEXT(&quot;0&quot;;&quot;00&quot;)); CONCATENATE(&quot;B&quot;;TEXT([.A14];&quot;00&quot;)))" office:value-type="string" office:string-value="B06" calcext:value-type="string">
            <text:p>B06</text:p>
          </table:table-cell>
          <table:table-cell table:formula="of:=[.B14]" office:value-type="string" office:string-value="Parking Fee" calcext:value-type="string">
            <text:p>Parking Fee</text:p>
          </table:table-cell>
          <table:table-cell/>
          <table:table-cell table:formula="of:=&quot;INSERT INTO wcategory (cat_code,cat_name) VALUES ('&quot;&amp;[.D14]&amp;&quot;','&quot;&amp;[.E14]&amp;&quot;');&quot;" office:value-type="string" office:string-value="INSERT INTO wcategory (cat_code,cat_name) VALUES ('B06','Parking Fee');" calcext:value-type="string">
            <text:p>INSERT INTO wcategory (cat_code,cat_name) VALUES ('B06','Parking Fee');</text:p>
          </table:table-cell>
          <table:table-cell table:number-columns-repeated="1017"/>
        </table:table-row>
        <table:table-row table:style-name="ro3">
          <table:table-cell table:style-name="ce18" office:value-type="float" office:value="7" calcext:value-type="float">
            <text:p>07</text:p>
          </table:table-cell>
          <table:table-cell table:style-name="ce17" office:value-type="string" calcext:value-type="string">
            <text:p>Fines</text:p>
          </table:table-cell>
          <table:table-cell table:style-name="ce22"/>
          <table:table-cell table:formula="of:=IF(ISTEXT([.A15]); CONCATENATE([.A15];TEXT(&quot;0&quot;;&quot;00&quot;)); CONCATENATE(&quot;B&quot;;TEXT([.A15];&quot;00&quot;)))" office:value-type="string" office:string-value="B07" calcext:value-type="string">
            <text:p>B07</text:p>
          </table:table-cell>
          <table:table-cell table:formula="of:=[.B15]" office:value-type="string" office:string-value="Fines" calcext:value-type="string">
            <text:p>Fines</text:p>
          </table:table-cell>
          <table:table-cell/>
          <table:table-cell table:formula="of:=&quot;INSERT INTO wcategory (cat_code,cat_name) VALUES ('&quot;&amp;[.D15]&amp;&quot;','&quot;&amp;[.E15]&amp;&quot;');&quot;" office:value-type="string" office:string-value="INSERT INTO wcategory (cat_code,cat_name) VALUES ('B07','Fines');" calcext:value-type="string">
            <text:p>INSERT INTO wcategory (cat_code,cat_name) VALUES ('B07','Fines');</text:p>
          </table:table-cell>
          <table:table-cell table:number-columns-repeated="1017"/>
        </table:table-row>
        <table:table-row table:style-name="ro3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 table:style-name="ce22"/>
          <table:table-cell table:formula="of:=IF(ISTEXT([.A16]); CONCATENATE([.A16];TEXT(&quot;0&quot;;&quot;00&quot;)); CONCATENATE(&quot;B&quot;;TEXT([.A16];&quot;00&quot;)))" office:value-type="string" office:string-value="B99" calcext:value-type="string">
            <text:p>B99</text:p>
          </table:table-cell>
          <table:table-cell table:formula="of:=[.B16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16]&amp;&quot;','&quot;&amp;[.E16]&amp;&quot;');&quot;" office:value-type="string" office:string-value="INSERT INTO wcategory (cat_code,cat_name) VALUES ('B99','Other');" calcext:value-type="string">
            <text:p>INSERT INTO wcategory (cat_code,cat_name) VALUES ('B99','Other');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Medical/Health</text:p>
          </table:table-cell>
          <table:table-cell table:style-name="ce22"/>
          <table:table-cell table:formula="of:=IF(ISTEXT([.A17]); CONCATENATE([.A17];TEXT(&quot;0&quot;;&quot;00&quot;)); CONCATENATE(&quot;A&quot;;TEXT([.A17];&quot;00&quot;)))" office:value-type="string" office:string-value="C00" calcext:value-type="string">
            <text:p>C00</text:p>
          </table:table-cell>
          <table:table-cell table:formula="of:=[.B17]" office:value-type="string" office:string-value="Medical/Health" calcext:value-type="string">
            <text:p>Medical/Health</text:p>
          </table:table-cell>
          <table:table-cell/>
          <table:table-cell table:formula="of:=&quot;INSERT INTO wcategory (cat_code,cat_name) VALUES ('&quot;&amp;[.D17]&amp;&quot;','&quot;&amp;[.E17]&amp;&quot;');&quot;" office:value-type="string" office:string-value="INSERT INTO wcategory (cat_code,cat_name) VALUES ('C00','Medical/Health');" calcext:value-type="string">
            <text:p>INSERT INTO wcategory (cat_code,cat_name) VALUES ('C00','Medical/Health');</text:p>
          </table:table-cell>
          <table:table-cell table:number-columns-repeated="1017"/>
        </table:table-row>
        <table:table-row table:style-name="ro3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Insurance</text:p>
          </table:table-cell>
          <table:table-cell table:style-name="ce22"/>
          <table:table-cell table:formula="of:=IF(ISTEXT([.A18]); CONCATENATE([.A18];TEXT(&quot;0&quot;;&quot;00&quot;)); CONCATENATE(&quot;C&quot;;TEXT([.A18];&quot;00&quot;)))" office:value-type="string" office:string-value="C01" calcext:value-type="string">
            <text:p>C01</text:p>
          </table:table-cell>
          <table:table-cell table:formula="of:=[.B18]" office:value-type="string" office:string-value="Insurance" calcext:value-type="string">
            <text:p>Insurance</text:p>
          </table:table-cell>
          <table:table-cell/>
          <table:table-cell table:formula="of:=&quot;INSERT INTO wcategory (cat_code,cat_name) VALUES ('&quot;&amp;[.D18]&amp;&quot;','&quot;&amp;[.E18]&amp;&quot;');&quot;" office:value-type="string" office:string-value="INSERT INTO wcategory (cat_code,cat_name) VALUES ('C01','Insurance');" calcext:value-type="string">
            <text:p>INSERT INTO wcategory (cat_code,cat_name) VALUES ('C01','Insurance');</text:p>
          </table:table-cell>
          <table:table-cell table:number-columns-repeated="1017"/>
        </table:table-row>
        <table:table-row table:style-name="ro3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Medical Service</text:p>
          </table:table-cell>
          <table:table-cell table:style-name="ce22"/>
          <table:table-cell table:formula="of:=IF(ISTEXT([.A19]); CONCATENATE([.A19];TEXT(&quot;0&quot;;&quot;00&quot;)); CONCATENATE(&quot;C&quot;;TEXT([.A19];&quot;00&quot;)))" office:value-type="string" office:string-value="C02" calcext:value-type="string">
            <text:p>C02</text:p>
          </table:table-cell>
          <table:table-cell table:formula="of:=[.B19]" office:value-type="string" office:string-value="Medical Service" calcext:value-type="string">
            <text:p>Medical Service</text:p>
          </table:table-cell>
          <table:table-cell/>
          <table:table-cell table:formula="of:=&quot;INSERT INTO wcategory (cat_code,cat_name) VALUES ('&quot;&amp;[.D19]&amp;&quot;','&quot;&amp;[.E19]&amp;&quot;');&quot;" office:value-type="string" office:string-value="INSERT INTO wcategory (cat_code,cat_name) VALUES ('C02','Medical Service');" calcext:value-type="string">
            <text:p>INSERT INTO wcategory (cat_code,cat_name) VALUES ('C02','Medical Service');</text:p>
          </table:table-cell>
          <table:table-cell table:number-columns-repeated="1017"/>
        </table:table-row>
        <table:table-row table:style-name="ro3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Medicine/Drugs</text:p>
          </table:table-cell>
          <table:table-cell table:style-name="ce22"/>
          <table:table-cell table:formula="of:=IF(ISTEXT([.A20]); CONCATENATE([.A20];TEXT(&quot;0&quot;;&quot;00&quot;)); CONCATENATE(&quot;C&quot;;TEXT([.A20];&quot;00&quot;)))" office:value-type="string" office:string-value="C03" calcext:value-type="string">
            <text:p>C03</text:p>
          </table:table-cell>
          <table:table-cell table:formula="of:=[.B20]" office:value-type="string" office:string-value="Medicine/Drugs" calcext:value-type="string">
            <text:p>Medicine/Drugs</text:p>
          </table:table-cell>
          <table:table-cell/>
          <table:table-cell table:formula="of:=&quot;INSERT INTO wcategory (cat_code,cat_name) VALUES ('&quot;&amp;[.D20]&amp;&quot;','&quot;&amp;[.E20]&amp;&quot;');&quot;" office:value-type="string" office:string-value="INSERT INTO wcategory (cat_code,cat_name) VALUES ('C03','Medicine/Drugs');" calcext:value-type="string">
            <text:p>INSERT INTO wcategory (cat_code,cat_name) VALUES ('C03','Medicine/Drugs');</text:p>
          </table:table-cell>
          <table:table-cell table:number-columns-repeated="1017"/>
        </table:table-row>
        <table:table-row table:style-name="ro3">
          <table:table-cell table:style-name="ce18" office:value-type="float" office:value="4" calcext:value-type="float">
            <text:p>04</text:p>
          </table:table-cell>
          <table:table-cell table:style-name="ce17" office:value-type="string" calcext:value-type="string">
            <text:p>Health Club</text:p>
          </table:table-cell>
          <table:table-cell table:style-name="ce22"/>
          <table:table-cell table:formula="of:=IF(ISTEXT([.A21]); CONCATENATE([.A21];TEXT(&quot;0&quot;;&quot;00&quot;)); CONCATENATE(&quot;C&quot;;TEXT([.A21];&quot;00&quot;)))" office:value-type="string" office:string-value="C04" calcext:value-type="string">
            <text:p>C04</text:p>
          </table:table-cell>
          <table:table-cell table:formula="of:=[.B21]" office:value-type="string" office:string-value="Health Club" calcext:value-type="string">
            <text:p>Health Club</text:p>
          </table:table-cell>
          <table:table-cell/>
          <table:table-cell table:formula="of:=&quot;INSERT INTO wcategory (cat_code,cat_name) VALUES ('&quot;&amp;[.D21]&amp;&quot;','&quot;&amp;[.E21]&amp;&quot;');&quot;" office:value-type="string" office:string-value="INSERT INTO wcategory (cat_code,cat_name) VALUES ('C04','Health Club');" calcext:value-type="string">
            <text:p>INSERT INTO wcategory (cat_code,cat_name) VALUES ('C04','Health Club');</text:p>
          </table:table-cell>
          <table:table-cell table:number-columns-repeated="1017"/>
        </table:table-row>
        <table:table-row table:style-name="ro3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 table:style-name="ce22"/>
          <table:table-cell table:formula="of:=IF(ISTEXT([.A22]); CONCATENATE([.A22];TEXT(&quot;0&quot;;&quot;00&quot;)); CONCATENATE(&quot;C&quot;;TEXT([.A22];&quot;00&quot;)))" office:value-type="string" office:string-value="C99" calcext:value-type="string">
            <text:p>C99</text:p>
          </table:table-cell>
          <table:table-cell table:formula="of:=[.B22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22]&amp;&quot;','&quot;&amp;[.E22]&amp;&quot;');&quot;" office:value-type="string" office:string-value="INSERT INTO wcategory (cat_code,cat_name) VALUES ('C99','Other');" calcext:value-type="string">
            <text:p>INSERT INTO wcategory (cat_code,cat_name) VALUES ('C99','Other');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Daily Living</text:p>
          </table:table-cell>
          <table:table-cell table:style-name="ce22"/>
          <table:table-cell table:formula="of:=IF(ISTEXT([.A23]); CONCATENATE([.A23];TEXT(&quot;0&quot;;&quot;00&quot;)); CONCATENATE(&quot;A&quot;;TEXT([.A23];&quot;00&quot;)))" office:value-type="string" office:string-value="D00" calcext:value-type="string">
            <text:p>D00</text:p>
          </table:table-cell>
          <table:table-cell table:formula="of:=[.B23]" office:value-type="string" office:string-value="Daily Living" calcext:value-type="string">
            <text:p>Daily Living</text:p>
          </table:table-cell>
          <table:table-cell/>
          <table:table-cell table:formula="of:=&quot;INSERT INTO wcategory (cat_code,cat_name) VALUES ('&quot;&amp;[.D23]&amp;&quot;','&quot;&amp;[.E23]&amp;&quot;');&quot;" office:value-type="string" office:string-value="INSERT INTO wcategory (cat_code,cat_name) VALUES ('D00','Daily Living');" calcext:value-type="string">
            <text:p>INSERT INTO wcategory (cat_code,cat_name) VALUES ('D00','Daily Living');</text:p>
          </table:table-cell>
          <table:table-cell table:number-columns-repeated="1017"/>
        </table:table-row>
        <table:table-row table:style-name="ro3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Groceries</text:p>
          </table:table-cell>
          <table:table-cell table:style-name="ce22"/>
          <table:table-cell table:formula="of:=IF(ISTEXT([.A24]); CONCATENATE([.A24];TEXT(&quot;0&quot;;&quot;00&quot;)); CONCATENATE(&quot;D&quot;;TEXT([.A24];&quot;00&quot;)))" office:value-type="string" office:string-value="D01" calcext:value-type="string">
            <text:p>D01</text:p>
          </table:table-cell>
          <table:table-cell table:formula="of:=[.B24]" office:value-type="string" office:string-value="Groceries" calcext:value-type="string">
            <text:p>Groceries</text:p>
          </table:table-cell>
          <table:table-cell/>
          <table:table-cell table:formula="of:=&quot;INSERT INTO wcategory (cat_code,cat_name) VALUES ('&quot;&amp;[.D24]&amp;&quot;','&quot;&amp;[.E24]&amp;&quot;');&quot;" office:value-type="string" office:string-value="INSERT INTO wcategory (cat_code,cat_name) VALUES ('D01','Groceries');" calcext:value-type="string">
            <text:p>INSERT INTO wcategory (cat_code,cat_name) VALUES ('D01','Groceries');</text:p>
          </table:table-cell>
          <table:table-cell table:number-columns-repeated="1017"/>
        </table:table-row>
        <table:table-row table:style-name="ro3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Alcohol</text:p>
          </table:table-cell>
          <table:table-cell table:style-name="ce22"/>
          <table:table-cell table:formula="of:=IF(ISTEXT([.A25]); CONCATENATE([.A25];TEXT(&quot;0&quot;;&quot;00&quot;)); CONCATENATE(&quot;D&quot;;TEXT([.A25];&quot;00&quot;)))" office:value-type="string" office:string-value="D02" calcext:value-type="string">
            <text:p>D02</text:p>
          </table:table-cell>
          <table:table-cell table:formula="of:=[.B25]" office:value-type="string" office:string-value="Alcohol" calcext:value-type="string">
            <text:p>Alcohol</text:p>
          </table:table-cell>
          <table:table-cell/>
          <table:table-cell table:formula="of:=&quot;INSERT INTO wcategory (cat_code,cat_name) VALUES ('&quot;&amp;[.D25]&amp;&quot;','&quot;&amp;[.E25]&amp;&quot;');&quot;" office:value-type="string" office:string-value="INSERT INTO wcategory (cat_code,cat_name) VALUES ('D02','Alcohol');" calcext:value-type="string">
            <text:p>INSERT INTO wcategory (cat_code,cat_name) VALUES ('D02','Alcohol');</text:p>
          </table:table-cell>
          <table:table-cell table:number-columns-repeated="1017"/>
        </table:table-row>
        <table:table-row table:style-name="ro3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Clothing</text:p>
          </table:table-cell>
          <table:table-cell table:style-name="ce22"/>
          <table:table-cell table:formula="of:=IF(ISTEXT([.A26]); CONCATENATE([.A26];TEXT(&quot;0&quot;;&quot;00&quot;)); CONCATENATE(&quot;D&quot;;TEXT([.A26];&quot;00&quot;)))" office:value-type="string" office:string-value="D03" calcext:value-type="string">
            <text:p>D03</text:p>
          </table:table-cell>
          <table:table-cell table:formula="of:=[.B26]" office:value-type="string" office:string-value="Clothing" calcext:value-type="string">
            <text:p>Clothing</text:p>
          </table:table-cell>
          <table:table-cell/>
          <table:table-cell table:formula="of:=&quot;INSERT INTO wcategory (cat_code,cat_name) VALUES ('&quot;&amp;[.D26]&amp;&quot;','&quot;&amp;[.E26]&amp;&quot;');&quot;" office:value-type="string" office:string-value="INSERT INTO wcategory (cat_code,cat_name) VALUES ('D03','Clothing');" calcext:value-type="string">
            <text:p>INSERT INTO wcategory (cat_code,cat_name) VALUES ('D03','Clothing');</text:p>
          </table:table-cell>
          <table:table-cell table:number-columns-repeated="1017"/>
        </table:table-row>
        <table:table-row table:style-name="ro3">
          <table:table-cell table:style-name="ce18" office:value-type="float" office:value="4" calcext:value-type="float">
            <text:p>04</text:p>
          </table:table-cell>
          <table:table-cell table:style-name="ce17" office:value-type="string" calcext:value-type="string">
            <text:p>shoes</text:p>
          </table:table-cell>
          <table:table-cell table:style-name="ce22"/>
          <table:table-cell table:formula="of:=IF(ISTEXT([.A27]); CONCATENATE([.A27];TEXT(&quot;0&quot;;&quot;00&quot;)); CONCATENATE(&quot;D&quot;;TEXT([.A27];&quot;00&quot;)))" office:value-type="string" office:string-value="D04" calcext:value-type="string">
            <text:p>D04</text:p>
          </table:table-cell>
          <table:table-cell table:formula="of:=[.B27]" office:value-type="string" office:string-value="shoes" calcext:value-type="string">
            <text:p>shoes</text:p>
          </table:table-cell>
          <table:table-cell/>
          <table:table-cell table:formula="of:=&quot;INSERT INTO wcategory (cat_code,cat_name) VALUES ('&quot;&amp;[.D27]&amp;&quot;','&quot;&amp;[.E27]&amp;&quot;');&quot;" office:value-type="string" office:string-value="INSERT INTO wcategory (cat_code,cat_name) VALUES ('D04','shoes');" calcext:value-type="string">
            <text:p>INSERT INTO wcategory (cat_code,cat_name) VALUES ('D04','shoes');</text:p>
          </table:table-cell>
          <table:table-cell table:number-columns-repeated="1017"/>
        </table:table-row>
        <table:table-row table:style-name="ro3">
          <table:table-cell table:style-name="ce18" office:value-type="float" office:value="5" calcext:value-type="float">
            <text:p>05</text:p>
          </table:table-cell>
          <table:table-cell table:style-name="ce17" office:value-type="string" calcext:value-type="string">
            <text:p>Education/Lessons</text:p>
          </table:table-cell>
          <table:table-cell table:style-name="ce22"/>
          <table:table-cell table:formula="of:=IF(ISTEXT([.A28]); CONCATENATE([.A28];TEXT(&quot;0&quot;;&quot;00&quot;)); CONCATENATE(&quot;D&quot;;TEXT([.A28];&quot;00&quot;)))" office:value-type="string" office:string-value="D05" calcext:value-type="string">
            <text:p>D05</text:p>
          </table:table-cell>
          <table:table-cell table:formula="of:=[.B28]" office:value-type="string" office:string-value="Education/Lessons" calcext:value-type="string">
            <text:p>Education/Lessons</text:p>
          </table:table-cell>
          <table:table-cell/>
          <table:table-cell table:formula="of:=&quot;INSERT INTO wcategory (cat_code,cat_name) VALUES ('&quot;&amp;[.D28]&amp;&quot;','&quot;&amp;[.E28]&amp;&quot;');&quot;" office:value-type="string" office:string-value="INSERT INTO wcategory (cat_code,cat_name) VALUES ('D05','Education/Lessons');" calcext:value-type="string">
            <text:p>INSERT INTO wcategory (cat_code,cat_name) VALUES ('D05','Education/Lessons');</text:p>
          </table:table-cell>
          <table:table-cell table:number-columns-repeated="1017"/>
        </table:table-row>
        <table:table-row table:style-name="ro3">
          <table:table-cell table:style-name="ce18" office:value-type="float" office:value="6" calcext:value-type="float">
            <text:p>06</text:p>
          </table:table-cell>
          <table:table-cell table:style-name="ce17" office:value-type="string" calcext:value-type="string">
            <text:p>Dining/Eating Out</text:p>
          </table:table-cell>
          <table:table-cell table:style-name="ce22"/>
          <table:table-cell table:formula="of:=IF(ISTEXT([.A29]); CONCATENATE([.A29];TEXT(&quot;0&quot;;&quot;00&quot;)); CONCATENATE(&quot;D&quot;;TEXT([.A29];&quot;00&quot;)))" office:value-type="string" office:string-value="D06" calcext:value-type="string">
            <text:p>D06</text:p>
          </table:table-cell>
          <table:table-cell table:formula="of:=[.B29]" office:value-type="string" office:string-value="Dining/Eating Out" calcext:value-type="string">
            <text:p>Dining/Eating Out</text:p>
          </table:table-cell>
          <table:table-cell/>
          <table:table-cell table:formula="of:=&quot;INSERT INTO wcategory (cat_code,cat_name) VALUES ('&quot;&amp;[.D29]&amp;&quot;','&quot;&amp;[.E29]&amp;&quot;');&quot;" office:value-type="string" office:string-value="INSERT INTO wcategory (cat_code,cat_name) VALUES ('D06','Dining/Eating Out');" calcext:value-type="string">
            <text:p>INSERT INTO wcategory (cat_code,cat_name) VALUES ('D06','Dining/Eating Out');</text:p>
          </table:table-cell>
          <table:table-cell table:number-columns-repeated="1017"/>
        </table:table-row>
        <table:table-row table:style-name="ro3">
          <table:table-cell table:style-name="ce18" office:value-type="float" office:value="7" calcext:value-type="float">
            <text:p>07</text:p>
          </table:table-cell>
          <table:table-cell table:style-name="ce17" office:value-type="string" calcext:value-type="string">
            <text:p>Office Supplies</text:p>
          </table:table-cell>
          <table:table-cell table:style-name="ce22"/>
          <table:table-cell table:formula="of:=IF(ISTEXT([.A30]); CONCATENATE([.A30];TEXT(&quot;0&quot;;&quot;00&quot;)); CONCATENATE(&quot;D&quot;;TEXT([.A30];&quot;00&quot;)))" office:value-type="string" office:string-value="D07" calcext:value-type="string">
            <text:p>D07</text:p>
          </table:table-cell>
          <table:table-cell table:formula="of:=[.B30]" office:value-type="string" office:string-value="Office Supplies" calcext:value-type="string">
            <text:p>Office Supplies</text:p>
          </table:table-cell>
          <table:table-cell/>
          <table:table-cell table:formula="of:=&quot;INSERT INTO wcategory (cat_code,cat_name) VALUES ('&quot;&amp;[.D30]&amp;&quot;','&quot;&amp;[.E30]&amp;&quot;');&quot;" office:value-type="string" office:string-value="INSERT INTO wcategory (cat_code,cat_name) VALUES ('D07','Office Supplies');" calcext:value-type="string">
            <text:p>INSERT INTO wcategory (cat_code,cat_name) VALUES ('D07','Office Supplies');</text:p>
          </table:table-cell>
          <table:table-cell table:number-columns-repeated="1017"/>
        </table:table-row>
        <table:table-row table:style-name="ro3">
          <table:table-cell table:style-name="ce18" office:value-type="float" office:value="8" calcext:value-type="float">
            <text:p>08</text:p>
          </table:table-cell>
          <table:table-cell table:style-name="ce17" office:value-type="string" calcext:value-type="string">
            <text:p>Gifts</text:p>
          </table:table-cell>
          <table:table-cell table:style-name="ce22"/>
          <table:table-cell table:formula="of:=IF(ISTEXT([.A31]); CONCATENATE([.A31];TEXT(&quot;0&quot;;&quot;00&quot;)); CONCATENATE(&quot;D&quot;;TEXT([.A31];&quot;00&quot;)))" office:value-type="string" office:string-value="D08" calcext:value-type="string">
            <text:p>D08</text:p>
          </table:table-cell>
          <table:table-cell table:formula="of:=[.B31]" office:value-type="string" office:string-value="Gifts" calcext:value-type="string">
            <text:p>Gifts</text:p>
          </table:table-cell>
          <table:table-cell/>
          <table:table-cell table:formula="of:=&quot;INSERT INTO wcategory (cat_code,cat_name) VALUES ('&quot;&amp;[.D31]&amp;&quot;','&quot;&amp;[.E31]&amp;&quot;');&quot;" office:value-type="string" office:string-value="INSERT INTO wcategory (cat_code,cat_name) VALUES ('D08','Gifts');" calcext:value-type="string">
            <text:p>INSERT INTO wcategory (cat_code,cat_name) VALUES ('D08','Gifts');</text:p>
          </table:table-cell>
          <table:table-cell table:number-columns-repeated="1017"/>
        </table:table-row>
        <table:table-row table:style-name="ro3">
          <table:table-cell table:style-name="ce18" office:value-type="float" office:value="9" calcext:value-type="float">
            <text:p>09</text:p>
          </table:table-cell>
          <table:table-cell table:style-name="ce17" office:value-type="string" calcext:value-type="string">
            <text:p>Bank Fee</text:p>
          </table:table-cell>
          <table:table-cell table:style-name="ce22"/>
          <table:table-cell table:formula="of:=IF(ISTEXT([.A32]); CONCATENATE([.A32];TEXT(&quot;0&quot;;&quot;00&quot;)); CONCATENATE(&quot;D&quot;;TEXT([.A32];&quot;00&quot;)))" office:value-type="string" office:string-value="D09" calcext:value-type="string">
            <text:p>D09</text:p>
          </table:table-cell>
          <table:table-cell table:formula="of:=[.B32]" office:value-type="string" office:string-value="Bank Fee" calcext:value-type="string">
            <text:p>Bank Fee</text:p>
          </table:table-cell>
          <table:table-cell/>
          <table:table-cell table:formula="of:=&quot;INSERT INTO wcategory (cat_code,cat_name) VALUES ('&quot;&amp;[.D32]&amp;&quot;','&quot;&amp;[.E32]&amp;&quot;');&quot;" office:value-type="string" office:string-value="INSERT INTO wcategory (cat_code,cat_name) VALUES ('D09','Bank Fee');" calcext:value-type="string">
            <text:p>INSERT INTO wcategory (cat_code,cat_name) VALUES ('D09','Bank Fee');</text:p>
          </table:table-cell>
          <table:table-cell table:number-columns-repeated="1017"/>
        </table:table-row>
        <table:table-row table:style-name="ro3">
          <table:table-cell table:style-name="ce18" office:value-type="float" office:value="10" calcext:value-type="float">
            <text:p>10</text:p>
          </table:table-cell>
          <table:table-cell table:style-name="ce17" office:value-type="string" calcext:value-type="string">
            <text:p>License Fee</text:p>
          </table:table-cell>
          <table:table-cell table:style-name="ce22"/>
          <table:table-cell table:formula="of:=IF(ISTEXT([.A33]); CONCATENATE([.A33];TEXT(&quot;0&quot;;&quot;00&quot;)); CONCATENATE(&quot;D&quot;;TEXT([.A33];&quot;00&quot;)))" office:value-type="string" office:string-value="D10" calcext:value-type="string">
            <text:p>D10</text:p>
          </table:table-cell>
          <table:table-cell table:formula="of:=[.B33]" office:value-type="string" office:string-value="License Fee" calcext:value-type="string">
            <text:p>License Fee</text:p>
          </table:table-cell>
          <table:table-cell/>
          <table:table-cell table:formula="of:=&quot;INSERT INTO wcategory (cat_code,cat_name) VALUES ('&quot;&amp;[.D33]&amp;&quot;','&quot;&amp;[.E33]&amp;&quot;');&quot;" office:value-type="string" office:string-value="INSERT INTO wcategory (cat_code,cat_name) VALUES ('D10','License Fee');" calcext:value-type="string">
            <text:p>INSERT INTO wcategory (cat_code,cat_name) VALUES ('D10','License Fee');</text:p>
          </table:table-cell>
          <table:table-cell table:number-columns-repeated="1017"/>
        </table:table-row>
        <table:table-row table:style-name="ro3">
          <table:table-cell table:style-name="ce18" office:value-type="float" office:value="11" calcext:value-type="float">
            <text:p>11</text:p>
          </table:table-cell>
          <table:table-cell table:style-name="ce17" office:value-type="string" calcext:value-type="string">
            <text:p>Annual Fee</text:p>
          </table:table-cell>
          <table:table-cell table:style-name="ce22"/>
          <table:table-cell table:formula="of:=IF(ISTEXT([.A34]); CONCATENATE([.A34];TEXT(&quot;0&quot;;&quot;00&quot;)); CONCATENATE(&quot;D&quot;;TEXT([.A34];&quot;00&quot;)))" office:value-type="string" office:string-value="D11" calcext:value-type="string">
            <text:p>D11</text:p>
          </table:table-cell>
          <table:table-cell table:formula="of:=[.B34]" office:value-type="string" office:string-value="Annual Fee" calcext:value-type="string">
            <text:p>Annual Fee</text:p>
          </table:table-cell>
          <table:table-cell/>
          <table:table-cell table:formula="of:=&quot;INSERT INTO wcategory (cat_code,cat_name) VALUES ('&quot;&amp;[.D34]&amp;&quot;','&quot;&amp;[.E34]&amp;&quot;');&quot;" office:value-type="string" office:string-value="INSERT INTO wcategory (cat_code,cat_name) VALUES ('D11','Annual Fee');" calcext:value-type="string">
            <text:p>INSERT INTO wcategory (cat_code,cat_name) VALUES ('D11','Annual Fee');</text:p>
          </table:table-cell>
          <table:table-cell table:number-columns-repeated="1017"/>
        </table:table-row>
        <table:table-row table:style-name="ro3">
          <table:table-cell table:style-name="ce18" office:value-type="float" office:value="12" calcext:value-type="float">
            <text:p>12</text:p>
          </table:table-cell>
          <table:table-cell table:style-name="ce17" office:value-type="string" calcext:value-type="string">
            <text:p>Mobile Phone Fee</text:p>
          </table:table-cell>
          <table:table-cell table:style-name="ce22"/>
          <table:table-cell table:formula="of:=IF(ISTEXT([.A35]); CONCATENATE([.A35];TEXT(&quot;0&quot;;&quot;00&quot;)); CONCATENATE(&quot;D&quot;;TEXT([.A35];&quot;00&quot;)))" office:value-type="string" office:string-value="D12" calcext:value-type="string">
            <text:p>D12</text:p>
          </table:table-cell>
          <table:table-cell table:formula="of:=[.B35]" office:value-type="string" office:string-value="Mobile Phone Fee" calcext:value-type="string">
            <text:p>Mobile Phone Fee</text:p>
          </table:table-cell>
          <table:table-cell/>
          <table:table-cell table:formula="of:=&quot;INSERT INTO wcategory (cat_code,cat_name) VALUES ('&quot;&amp;[.D35]&amp;&quot;','&quot;&amp;[.E35]&amp;&quot;');&quot;" office:value-type="string" office:string-value="INSERT INTO wcategory (cat_code,cat_name) VALUES ('D12','Mobile Phone Fee');" calcext:value-type="string">
            <text:p>INSERT INTO wcategory (cat_code,cat_name) VALUES ('D12','Mobile Phone Fee');</text:p>
          </table:table-cell>
          <table:table-cell table:number-columns-repeated="1017"/>
        </table:table-row>
        <table:table-row table:style-name="ro3">
          <table:table-cell table:style-name="ce18" office:value-type="float" office:value="13" calcext:value-type="float">
            <text:p>13</text:p>
          </table:table-cell>
          <table:table-cell table:style-name="ce17" office:value-type="string" calcext:value-type="string">
            <text:p>Withdraw Cash</text:p>
          </table:table-cell>
          <table:table-cell table:style-name="ce22"/>
          <table:table-cell table:formula="of:=IF(ISTEXT([.A36]); CONCATENATE([.A36];TEXT(&quot;0&quot;;&quot;00&quot;)); CONCATENATE(&quot;D&quot;;TEXT([.A36];&quot;00&quot;)))" office:value-type="string" office:string-value="D13" calcext:value-type="string">
            <text:p>D13</text:p>
          </table:table-cell>
          <table:table-cell table:formula="of:=[.B36]" office:value-type="string" office:string-value="Withdraw Cash" calcext:value-type="string">
            <text:p>Withdraw Cash</text:p>
          </table:table-cell>
          <table:table-cell/>
          <table:table-cell table:formula="of:=&quot;INSERT INTO wcategory (cat_code,cat_name) VALUES ('&quot;&amp;[.D36]&amp;&quot;','&quot;&amp;[.E36]&amp;&quot;');&quot;" office:value-type="string" office:string-value="INSERT INTO wcategory (cat_code,cat_name) VALUES ('D13','Withdraw Cash');" calcext:value-type="string">
            <text:p>INSERT INTO wcategory (cat_code,cat_name) VALUES ('D13','Withdraw Cash');</text:p>
          </table:table-cell>
          <table:table-cell table:number-columns-repeated="1017"/>
        </table:table-row>
        <table:table-row table:style-name="ro3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 table:style-name="ce22"/>
          <table:table-cell table:formula="of:=IF(ISTEXT([.A37]); CONCATENATE([.A37];TEXT(&quot;0&quot;;&quot;00&quot;)); CONCATENATE(&quot;D&quot;;TEXT([.A37];&quot;00&quot;)))" office:value-type="string" office:string-value="D99" calcext:value-type="string">
            <text:p>D99</text:p>
          </table:table-cell>
          <table:table-cell table:formula="of:=[.B37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37]&amp;&quot;','&quot;&amp;[.E37]&amp;&quot;');&quot;" office:value-type="string" office:string-value="INSERT INTO wcategory (cat_code,cat_name) VALUES ('D99','Other');" calcext:value-type="string">
            <text:p>INSERT INTO wcategory (cat_code,cat_name) VALUES ('D99','Other');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Entertainment</text:p>
          </table:table-cell>
          <table:table-cell table:style-name="ce22"/>
          <table:table-cell table:formula="of:=IF(ISTEXT([.A38]); CONCATENATE([.A38];TEXT(&quot;0&quot;;&quot;00&quot;)); CONCATENATE(&quot;E&quot;;TEXT([.A38];&quot;00&quot;)))" office:value-type="string" office:string-value="E00" calcext:value-type="string">
            <text:p>E00</text:p>
          </table:table-cell>
          <table:table-cell table:formula="of:=[.B38]" office:value-type="string" office:string-value="Entertainment" calcext:value-type="string">
            <text:p>Entertainment</text:p>
          </table:table-cell>
          <table:table-cell/>
          <table:table-cell table:formula="of:=&quot;INSERT INTO wcategory (cat_code,cat_name) VALUES ('&quot;&amp;[.D38]&amp;&quot;','&quot;&amp;[.E38]&amp;&quot;');&quot;" office:value-type="string" office:string-value="INSERT INTO wcategory (cat_code,cat_name) VALUES ('E00','Entertainment');" calcext:value-type="string">
            <text:p>INSERT INTO wcategory (cat_code,cat_name) VALUES ('E00','Entertainment');</text:p>
          </table:table-cell>
          <table:table-cell table:number-columns-repeated="1017"/>
        </table:table-row>
        <table:table-row table:style-name="ro3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Travel/Vacation</text:p>
          </table:table-cell>
          <table:table-cell table:style-name="ce22"/>
          <table:table-cell table:formula="of:=IF(ISTEXT([.A39]); CONCATENATE([.A39];TEXT(&quot;0&quot;;&quot;00&quot;)); CONCATENATE(&quot;E&quot;;TEXT([.A39];&quot;00&quot;)))" office:value-type="string" office:string-value="E01" calcext:value-type="string">
            <text:p>E01</text:p>
          </table:table-cell>
          <table:table-cell table:formula="of:=[.B39]" office:value-type="string" office:string-value="Travel/Vacation" calcext:value-type="string">
            <text:p>Travel/Vacation</text:p>
          </table:table-cell>
          <table:table-cell/>
          <table:table-cell table:formula="of:=&quot;INSERT INTO wcategory (cat_code,cat_name) VALUES ('&quot;&amp;[.D39]&amp;&quot;','&quot;&amp;[.E39]&amp;&quot;');&quot;" office:value-type="string" office:string-value="INSERT INTO wcategory (cat_code,cat_name) VALUES ('E01','Travel/Vacation');" calcext:value-type="string">
            <text:p>INSERT INTO wcategory (cat_code,cat_name) VALUES ('E01','Travel/Vacation');</text:p>
          </table:table-cell>
          <table:table-cell table:number-columns-repeated="1017"/>
        </table:table-row>
        <table:table-row table:style-name="ro3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Movies</text:p>
          </table:table-cell>
          <table:table-cell table:style-name="ce22"/>
          <table:table-cell table:formula="of:=IF(ISTEXT([.A40]); CONCATENATE([.A40];TEXT(&quot;0&quot;;&quot;00&quot;)); CONCATENATE(&quot;E&quot;;TEXT([.A40];&quot;00&quot;)))" office:value-type="string" office:string-value="E02" calcext:value-type="string">
            <text:p>E02</text:p>
          </table:table-cell>
          <table:table-cell table:formula="of:=[.B40]" office:value-type="string" office:string-value="Movies" calcext:value-type="string">
            <text:p>Movies</text:p>
          </table:table-cell>
          <table:table-cell/>
          <table:table-cell table:formula="of:=&quot;INSERT INTO wcategory (cat_code,cat_name) VALUES ('&quot;&amp;[.D40]&amp;&quot;','&quot;&amp;[.E40]&amp;&quot;');&quot;" office:value-type="string" office:string-value="INSERT INTO wcategory (cat_code,cat_name) VALUES ('E02','Movies');" calcext:value-type="string">
            <text:p>INSERT INTO wcategory (cat_code,cat_name) VALUES ('E02','Movies');</text:p>
          </table:table-cell>
          <table:table-cell table:number-columns-repeated="1017"/>
        </table:table-row>
        <table:table-row table:style-name="ro3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 table:style-name="ce22"/>
          <table:table-cell table:formula="of:=IF(ISTEXT([.A41]); CONCATENATE([.A41];TEXT(&quot;0&quot;;&quot;00&quot;)); CONCATENATE(&quot;E&quot;;TEXT([.A41];&quot;00&quot;)))" office:value-type="string" office:string-value="E99" calcext:value-type="string">
            <text:p>E99</text:p>
          </table:table-cell>
          <table:table-cell table:formula="of:=[.B41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41]&amp;&quot;','&quot;&amp;[.E41]&amp;&quot;');&quot;" office:value-type="string" office:string-value="INSERT INTO wcategory (cat_code,cat_name) VALUES ('E99','Other');" calcext:value-type="string">
            <text:p>INSERT INTO wcategory (cat_code,cat_name) VALUES ('E99','Other');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Payment</text:p>
          </table:table-cell>
          <table:table-cell table:style-name="ce22"/>
          <table:table-cell table:formula="of:=IF(ISTEXT([.A42]); CONCATENATE([.A42];TEXT(&quot;0&quot;;&quot;00&quot;)); CONCATENATE(&quot;F&quot;;TEXT([.A42];&quot;00&quot;)))" office:value-type="string" office:string-value="F00" calcext:value-type="string">
            <text:p>F00</text:p>
          </table:table-cell>
          <table:table-cell table:formula="of:=[.B42]" office:value-type="string" office:string-value="Payment" calcext:value-type="string">
            <text:p>Payment</text:p>
          </table:table-cell>
          <table:table-cell/>
          <table:table-cell table:formula="of:=&quot;INSERT INTO wcategory (cat_code,cat_name) VALUES ('&quot;&amp;[.D42]&amp;&quot;','&quot;&amp;[.E42]&amp;&quot;');&quot;" office:value-type="string" office:string-value="INSERT INTO wcategory (cat_code,cat_name) VALUES ('F00','Payment');" calcext:value-type="string">
            <text:p>INSERT INTO wcategory (cat_code,cat_name) VALUES ('F00','Payment');</text:p>
          </table:table-cell>
          <table:table-cell table:number-columns-repeated="1017"/>
        </table:table-row>
        <table:table-row table:style-name="ro3">
          <table:table-cell table:style-name="ce18" office:value-type="float" office:value="1" calcext:value-type="float">
            <text:p>01</text:p>
          </table:table-cell>
          <table:table-cell table:style-name="ce17" office:value-type="string" calcext:value-type="string">
            <text:p>Credit Card ANZ</text:p>
          </table:table-cell>
          <table:table-cell table:style-name="ce22"/>
          <table:table-cell table:formula="of:=IF(ISTEXT([.A43]); CONCATENATE([.A43];TEXT(&quot;0&quot;;&quot;00&quot;)); CONCATENATE(&quot;F&quot;;TEXT([.A43];&quot;00&quot;)))" office:value-type="string" office:string-value="F01" calcext:value-type="string">
            <text:p>F01</text:p>
          </table:table-cell>
          <table:table-cell table:formula="of:=[.B43]" office:value-type="string" office:string-value="Credit Card ANZ" calcext:value-type="string">
            <text:p>Credit Card ANZ</text:p>
          </table:table-cell>
          <table:table-cell/>
          <table:table-cell table:formula="of:=&quot;INSERT INTO wcategory (cat_code,cat_name) VALUES ('&quot;&amp;[.D43]&amp;&quot;','&quot;&amp;[.E43]&amp;&quot;');&quot;" office:value-type="string" office:string-value="INSERT INTO wcategory (cat_code,cat_name) VALUES ('F01','Credit Card ANZ');" calcext:value-type="string">
            <text:p>INSERT INTO wcategory (cat_code,cat_name) VALUES ('F01','Credit Card ANZ');</text:p>
          </table:table-cell>
          <table:table-cell table:number-columns-repeated="1017"/>
        </table:table-row>
        <table:table-row table:style-name="ro3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Credit Card Cbank</text:p>
          </table:table-cell>
          <table:table-cell table:style-name="ce22"/>
          <table:table-cell table:formula="of:=IF(ISTEXT([.A44]); CONCATENATE([.A44];TEXT(&quot;0&quot;;&quot;00&quot;)); CONCATENATE(&quot;F&quot;;TEXT([.A44];&quot;00&quot;)))" office:value-type="string" office:string-value="F02" calcext:value-type="string">
            <text:p>F02</text:p>
          </table:table-cell>
          <table:table-cell table:formula="of:=[.B44]" office:value-type="string" office:string-value="Credit Card Cbank" calcext:value-type="string">
            <text:p>Credit Card Cbank</text:p>
          </table:table-cell>
          <table:table-cell/>
          <table:table-cell table:formula="of:=&quot;INSERT INTO wcategory (cat_code,cat_name) VALUES ('&quot;&amp;[.D44]&amp;&quot;','&quot;&amp;[.E44]&amp;&quot;');&quot;" office:value-type="string" office:string-value="INSERT INTO wcategory (cat_code,cat_name) VALUES ('F02','Credit Card Cbank');" calcext:value-type="string">
            <text:p>INSERT INTO wcategory (cat_code,cat_name) VALUES ('F02','Credit Card Cbank');</text:p>
          </table:table-cell>
          <table:table-cell table:number-columns-repeated="1017"/>
        </table:table-row>
        <table:table-row table:style-name="ro3">
          <table:table-cell table:style-name="ce18" office:value-type="float" office:value="3" calcext:value-type="float">
            <text:p>03</text:p>
          </table:table-cell>
          <table:table-cell table:style-name="ce17" office:value-type="string" calcext:value-type="string">
            <text:p>Fund to </text:p>
          </table:table-cell>
          <table:table-cell/>
          <table:table-cell table:formula="of:=IF(ISTEXT([.A45]); CONCATENATE([.A45];TEXT(&quot;0&quot;;&quot;00&quot;)); CONCATENATE(&quot;F&quot;;TEXT([.A45];&quot;00&quot;)))" office:value-type="string" office:string-value="F03" calcext:value-type="string">
            <text:p>F03</text:p>
          </table:table-cell>
          <table:table-cell table:formula="of:=[.B45]" office:value-type="string" office:string-value="Fund to " calcext:value-type="string">
            <text:p>Fund to </text:p>
          </table:table-cell>
          <table:table-cell/>
          <table:table-cell table:formula="of:=&quot;INSERT INTO wcategory (cat_code,cat_name) VALUES ('&quot;&amp;[.D45]&amp;&quot;','&quot;&amp;[.E45]&amp;&quot;');&quot;" office:value-type="string" office:string-value="INSERT INTO wcategory (cat_code,cat_name) VALUES ('F03','Fund to ');" calcext:value-type="string">
            <text:p>INSERT INTO wcategory (cat_code,cat_name) VALUES ('F03','Fund to ');</text:p>
          </table:table-cell>
          <table:table-cell table:number-columns-repeated="1017"/>
        </table:table-row>
        <table:table-row table:style-name="ro3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/>
          <table:table-cell table:formula="of:=IF(ISTEXT([.A46]); CONCATENATE([.A46];TEXT(&quot;0&quot;;&quot;00&quot;)); CONCATENATE(&quot;F&quot;;TEXT([.A46];&quot;00&quot;)))" office:value-type="string" office:string-value="F99" calcext:value-type="string">
            <text:p>F99</text:p>
          </table:table-cell>
          <table:table-cell table:formula="of:=[.B46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46]&amp;&quot;','&quot;&amp;[.E46]&amp;&quot;');&quot;" office:value-type="string" office:string-value="INSERT INTO wcategory (cat_code,cat_name) VALUES ('F99','Other');" calcext:value-type="string">
            <text:p>INSERT INTO wcategory (cat_code,cat_name) VALUES ('F99','Other');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Miscellaneous</text:p>
          </table:table-cell>
          <table:table-cell/>
          <table:table-cell table:formula="of:=IF(ISTEXT([.A47]); CONCATENATE([.A47];TEXT(&quot;0&quot;;&quot;00&quot;)); CONCATENATE(&quot;G&quot;;TEXT([.A47];&quot;00&quot;)))" office:value-type="string" office:string-value="G00" calcext:value-type="string">
            <text:p>G00</text:p>
          </table:table-cell>
          <table:table-cell table:formula="of:=[.B47]" office:value-type="string" office:string-value="Miscellaneous" calcext:value-type="string">
            <text:p>Miscellaneous</text:p>
          </table:table-cell>
          <table:table-cell/>
          <table:table-cell table:formula="of:=&quot;INSERT INTO wcategory (cat_code,cat_name) VALUES ('&quot;&amp;[.D47]&amp;&quot;','&quot;&amp;[.E47]&amp;&quot;');&quot;" office:value-type="string" office:string-value="INSERT INTO wcategory (cat_code,cat_name) VALUES ('G00','Miscellaneous');" calcext:value-type="string">
            <text:p>INSERT INTO wcategory (cat_code,cat_name) VALUES ('G00','Miscellaneous');</text:p>
          </table:table-cell>
          <table:table-cell table:number-columns-repeated="1017"/>
        </table:table-row>
        <table:table-row table:style-name="ro3">
          <table:table-cell table:style-name="ce19" office:value-type="float" office:value="1" calcext:value-type="float">
            <text:p>01</text:p>
          </table:table-cell>
          <table:table-cell table:style-name="ce17" office:value-type="string" calcext:value-type="string">
            <text:p>Income</text:p>
          </table:table-cell>
          <table:table-cell/>
          <table:table-cell table:formula="of:=IF(ISTEXT([.A48]); CONCATENATE([.A48];TEXT(&quot;0&quot;;&quot;00&quot;)); CONCATENATE(&quot;G&quot;;TEXT([.A48];&quot;00&quot;)))" office:value-type="string" office:string-value="G01" calcext:value-type="string">
            <text:p>G01</text:p>
          </table:table-cell>
          <table:table-cell table:formula="of:=[.B48]" office:value-type="string" office:string-value="Income" calcext:value-type="string">
            <text:p>Income</text:p>
          </table:table-cell>
          <table:table-cell/>
          <table:table-cell table:formula="of:=&quot;INSERT INTO wcategory (cat_code,cat_name) VALUES ('&quot;&amp;[.D48]&amp;&quot;','&quot;&amp;[.E48]&amp;&quot;');&quot;" office:value-type="string" office:string-value="INSERT INTO wcategory (cat_code,cat_name) VALUES ('G01','Income');" calcext:value-type="string">
            <text:p>INSERT INTO wcategory (cat_code,cat_name) VALUES ('G01','Income');</text:p>
          </table:table-cell>
          <table:table-cell table:number-columns-repeated="1017"/>
        </table:table-row>
        <table:table-row table:style-name="ro3">
          <table:table-cell table:style-name="ce18" office:value-type="float" office:value="2" calcext:value-type="float">
            <text:p>02</text:p>
          </table:table-cell>
          <table:table-cell table:style-name="ce17" office:value-type="string" calcext:value-type="string">
            <text:p>Fund from </text:p>
          </table:table-cell>
          <table:table-cell/>
          <table:table-cell table:formula="of:=IF(ISTEXT([.A49]); CONCATENATE([.A49];TEXT(&quot;0&quot;;&quot;00&quot;)); CONCATENATE(&quot;G&quot;;TEXT([.A49];&quot;00&quot;)))" office:value-type="string" office:string-value="G02" calcext:value-type="string">
            <text:p>G02</text:p>
          </table:table-cell>
          <table:table-cell table:formula="of:=[.B49]" office:value-type="string" office:string-value="Fund from " calcext:value-type="string">
            <text:p>Fund from </text:p>
          </table:table-cell>
          <table:table-cell/>
          <table:table-cell table:formula="of:=&quot;INSERT INTO wcategory (cat_code,cat_name) VALUES ('&quot;&amp;[.D49]&amp;&quot;','&quot;&amp;[.E49]&amp;&quot;');&quot;" office:value-type="string" office:string-value="INSERT INTO wcategory (cat_code,cat_name) VALUES ('G02','Fund from ');" calcext:value-type="string">
            <text:p>INSERT INTO wcategory (cat_code,cat_name) VALUES ('G02','Fund from ');</text:p>
          </table:table-cell>
          <table:table-cell table:number-columns-repeated="1017"/>
        </table:table-row>
        <table:table-row table:style-name="ro3">
          <table:table-cell table:style-name="ce18" office:value-type="float" office:value="99" calcext:value-type="float">
            <text:p>99</text:p>
          </table:table-cell>
          <table:table-cell table:style-name="ce17" office:value-type="string" calcext:value-type="string">
            <text:p>Other</text:p>
          </table:table-cell>
          <table:table-cell/>
          <table:table-cell table:formula="of:=IF(ISTEXT([.A50]); CONCATENATE([.A50];TEXT(&quot;0&quot;;&quot;00&quot;)); CONCATENATE(&quot;G&quot;;TEXT([.A50];&quot;00&quot;)))" office:value-type="string" office:string-value="G99" calcext:value-type="string">
            <text:p>G99</text:p>
          </table:table-cell>
          <table:table-cell table:formula="of:=[.B50]" office:value-type="string" office:string-value="Other" calcext:value-type="string">
            <text:p>Other</text:p>
          </table:table-cell>
          <table:table-cell/>
          <table:table-cell table:formula="of:=&quot;INSERT INTO wcategory (cat_code,cat_name) VALUES ('&quot;&amp;[.D50]&amp;&quot;','&quot;&amp;[.E50]&amp;&quot;');&quot;" office:value-type="string" office:string-value="INSERT INTO wcategory (cat_code,cat_name) VALUES ('G99','Other');" calcext:value-type="string">
            <text:p>INSERT INTO wcategory (cat_code,cat_name) VALUES ('G99','Other');</text:p>
          </table:table-cell>
          <table:table-cell table:number-columns-repeated="1017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tegory" table:style-name="ta1"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4" table:default-cell-style-name="ce21"/>
        <table:table-column table:style-name="co19" table:default-cell-style-name="ce21"/>
        <table:table-column table:style-name="co20" table:default-cell-style-name="ce70"/>
        <table:table-column table:style-name="co7" table:number-columns-repeated="1011" table:default-cell-style-name="ce21"/>
        <table:table-row table:style-name="ro4">
          <table:table-cell table:style-name="ce64" office:value-type="string" calcext:value-type="string">
            <text:p>Code</text:p>
          </table:table-cell>
          <table:table-cell table:style-name="ce64" office:value-type="string" calcext:value-type="string">
            <text:p>Main Categories</text:p>
          </table:table-cell>
          <table:table-cell table:style-name="ce64" office:value-type="string" calcext:value-type="string">
            <text:p>Code</text:p>
          </table:table-cell>
          <table:table-cell table:style-name="ce64" office:value-type="string" calcext:value-type="string">
            <text:p>Sub Categories</text:p>
          </table:table-cell>
          <table:table-cell table:style-name="ce64" office:value-type="string" calcext:value-type="string">
            <text:p>Categories</text:p>
          </table:table-cell>
          <table:table-cell table:style-name="ce64" office:value-type="string" calcext:value-type="string">
            <text:p>Code</text:p>
          </table:table-cell>
          <table:table-cell/>
          <table:table-cell table:style-name="ce21"/>
          <table:table-cell table:number-columns-repeated="1011"/>
        </table:table-row>
        <table:table-row table:style-name="ro3"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Housing Expenses</text:p>
          </table:table-cell>
          <table:table-cell table:style-name="ce24" office:value-type="string" calcext:value-type="string">
            <text:p>A01</text:p>
          </table:table-cell>
          <table:table-cell table:style-name="ce24" office:value-type="string" calcext:value-type="string">
            <text:p>Mortgage</text:p>
          </table:table-cell>
          <table:table-cell table:style-name="ce24" table:content-validation-name="val1" table:formula="of:=COM.MICROSOFT.CONCAT(VLOOKUP(LEFT([.C2];1);[.$A$1:.$B$9];2;0);&quot; -- &quot;; [.D2])" office:value-type="string" office:string-value="Housing Expenses -- Mortgage" calcext:value-type="string">
            <text:p>Housing Expenses -- Mortgage</text:p>
          </table:table-cell>
          <table:table-cell table:style-name="ce68" table:formula="of:=[.C2]" office:value-type="string" office:string-value="A01" calcext:value-type="string">
            <text:p>A01</text:p>
          </table:table-cell>
          <table:table-cell/>
          <table:table-cell table:style-name="ce21"/>
          <table:table-cell table:number-columns-repeated="1011"/>
        </table:table-row>
        <table:table-row table:style-name="ro3"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Transportation</text:p>
          </table:table-cell>
          <table:table-cell table:style-name="ce24" office:value-type="string" calcext:value-type="string">
            <text:p>A02</text:p>
          </table:table-cell>
          <table:table-cell table:style-name="ce24" office:value-type="string" calcext:value-type="string">
            <text:p>Rent</text:p>
          </table:table-cell>
          <table:table-cell table:style-name="ce24" table:formula="of:=COM.MICROSOFT.CONCAT(VLOOKUP(LEFT([.C3];1);[.$A$1:.$B$9];2;0);&quot; -- &quot;; [.D3])" office:value-type="string" office:string-value="Housing Expenses -- Rent" calcext:value-type="string">
            <text:p>Housing Expenses -- Rent</text:p>
          </table:table-cell>
          <table:table-cell table:style-name="ce68" table:formula="of:=[.C3]" office:value-type="string" office:string-value="A02" calcext:value-type="string">
            <text:p>A02</text:p>
          </table:table-cell>
          <table:table-cell/>
          <table:table-cell table:style-name="ce21"/>
          <table:table-cell table:number-columns-repeated="1011"/>
        </table:table-row>
        <table:table-row table:style-name="ro3"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Medical/Health</text:p>
          </table:table-cell>
          <table:table-cell table:style-name="ce24" office:value-type="string" calcext:value-type="string">
            <text:p>A03</text:p>
          </table:table-cell>
          <table:table-cell table:style-name="ce24" office:value-type="string" calcext:value-type="string">
            <text:p>Electricity</text:p>
          </table:table-cell>
          <table:table-cell table:style-name="ce24" table:formula="of:=COM.MICROSOFT.CONCAT(VLOOKUP(LEFT([.C4];1);[.$A$1:.$B$9];2;0);&quot; -- &quot;; [.D4])" office:value-type="string" office:string-value="Housing Expenses -- Electricity" calcext:value-type="string">
            <text:p>Housing Expenses -- Electricity</text:p>
          </table:table-cell>
          <table:table-cell table:style-name="ce68" table:formula="of:=[.C4]" office:value-type="string" office:string-value="A03" calcext:value-type="string">
            <text:p>A03</text:p>
          </table:table-cell>
          <table:table-cell/>
          <table:table-cell table:style-name="ce21"/>
          <table:table-cell table:number-columns-repeated="1011"/>
        </table:table-row>
        <table:table-row table:style-name="ro3"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Daily Living</text:p>
          </table:table-cell>
          <table:table-cell table:style-name="ce24" office:value-type="string" calcext:value-type="string">
            <text:p>A04</text:p>
          </table:table-cell>
          <table:table-cell table:style-name="ce24" office:value-type="string" calcext:value-type="string">
            <text:p>Internet/Phone</text:p>
          </table:table-cell>
          <table:table-cell table:style-name="ce24" table:formula="of:=COM.MICROSOFT.CONCAT(VLOOKUP(LEFT([.C5];1);[.$A$1:.$B$9];2;0);&quot; -- &quot;; [.D5])" office:value-type="string" office:string-value="Housing Expenses -- Internet/Phone" calcext:value-type="string">
            <text:p>Housing Expenses -- Internet/Phone</text:p>
          </table:table-cell>
          <table:table-cell table:style-name="ce68" table:formula="of:=[.C5]" office:value-type="string" office:string-value="A04" calcext:value-type="string">
            <text:p>A04</text:p>
          </table:table-cell>
          <table:table-cell/>
          <table:table-cell table:style-name="ce21"/>
          <table:table-cell table:number-columns-repeated="1011"/>
        </table:table-row>
        <table:table-row table:style-name="ro3"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Entertainment</text:p>
          </table:table-cell>
          <table:table-cell table:style-name="ce24" office:value-type="string" calcext:value-type="string">
            <text:p>A99</text:p>
          </table:table-cell>
          <table:table-cell table:style-name="ce24" office:value-type="string" calcext:value-type="string">
            <text:p>Other</text:p>
          </table:table-cell>
          <table:table-cell table:style-name="ce24" table:formula="of:=COM.MICROSOFT.CONCAT(VLOOKUP(LEFT([.C6];1);[.$A$1:.$B$9];2;0);&quot; -- &quot;; [.D6])" office:value-type="string" office:string-value="Housing Expenses -- Other" calcext:value-type="string">
            <text:p>Housing Expenses -- Other</text:p>
          </table:table-cell>
          <table:table-cell table:style-name="ce68" table:formula="of:=[.C6]" office:value-type="string" office:string-value="A99" calcext:value-type="string">
            <text:p>A99</text:p>
          </table:table-cell>
          <table:table-cell/>
          <table:table-cell table:style-name="ce21"/>
          <table:table-cell table:number-columns-repeated="1011"/>
        </table:table-row>
        <table:table-row table:style-name="ro3"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Payment</text:p>
          </table:table-cell>
          <table:table-cell table:style-name="ce24" office:value-type="string" calcext:value-type="string">
            <text:p>B01</text:p>
          </table:table-cell>
          <table:table-cell table:style-name="ce24" office:value-type="string" calcext:value-type="string">
            <text:p>Fuel</text:p>
          </table:table-cell>
          <table:table-cell table:style-name="ce24" table:formula="of:=COM.MICROSOFT.CONCAT(VLOOKUP(LEFT([.C7];1);[.$A$1:.$B$9];2;0);&quot; -- &quot;; [.D7])" office:value-type="string" office:string-value="Transportation -- Fuel" calcext:value-type="string">
            <text:p>Transportation -- Fuel</text:p>
          </table:table-cell>
          <table:table-cell table:style-name="ce68" table:formula="of:=[.C7]" office:value-type="string" office:string-value="B01" calcext:value-type="string">
            <text:p>B01</text:p>
          </table:table-cell>
          <table:table-cell/>
          <table:table-cell table:style-name="ce21"/>
          <table:table-cell table:number-columns-repeated="1011"/>
        </table:table-row>
        <table:table-row table:style-name="ro3">
          <table:table-cell table:style-name="ce65" office:value-type="string" calcext:value-type="string">
            <text:p>G</text:p>
          </table:table-cell>
          <table:table-cell table:style-name="ce65" office:value-type="string" calcext:value-type="string">
            <text:p>Miscellaneous</text:p>
          </table:table-cell>
          <table:table-cell table:style-name="ce24" office:value-type="string" calcext:value-type="string">
            <text:p>B02</text:p>
          </table:table-cell>
          <table:table-cell table:style-name="ce24" office:value-type="string" calcext:value-type="string">
            <text:p>Insurance</text:p>
          </table:table-cell>
          <table:table-cell table:style-name="ce24" table:formula="of:=COM.MICROSOFT.CONCAT(VLOOKUP(LEFT([.C8];1);[.$A$1:.$B$9];2;0);&quot; -- &quot;; [.D8])" office:value-type="string" office:string-value="Transportation -- Insurance" calcext:value-type="string">
            <text:p>Transportation -- Insurance</text:p>
          </table:table-cell>
          <table:table-cell table:style-name="ce68" table:formula="of:=[.C8]" office:value-type="string" office:string-value="B02" calcext:value-type="string">
            <text:p>B02</text:p>
          </table:table-cell>
          <table:table-cell/>
          <table:table-cell table:style-name="ce21"/>
          <table:table-cell table:number-columns-repeated="1011"/>
        </table:table-row>
        <table:table-row table:style-name="ro3">
          <table:table-cell table:style-name="ce65" table:number-columns-repeated="2"/>
          <table:table-cell table:style-name="ce24" office:value-type="string" calcext:value-type="string">
            <text:p>B03</text:p>
          </table:table-cell>
          <table:table-cell table:style-name="ce24" office:value-type="string" calcext:value-type="string">
            <text:p>Registration</text:p>
          </table:table-cell>
          <table:table-cell table:style-name="ce24" table:formula="of:=COM.MICROSOFT.CONCAT(VLOOKUP(LEFT([.C9];1);[.$A$1:.$B$9];2;0);&quot; -- &quot;; [.D9])" office:value-type="string" office:string-value="Transportation -- Registration" calcext:value-type="string">
            <text:p>Transportation -- Registration</text:p>
          </table:table-cell>
          <table:table-cell table:style-name="ce68" table:formula="of:=[.C9]" office:value-type="string" office:string-value="B03" calcext:value-type="string">
            <text:p>B03</text:p>
          </table:table-cell>
          <table:table-cell/>
          <table:table-cell table:style-name="ce69"/>
          <table:table-cell table:number-columns-repeated="1011"/>
        </table:table-row>
        <table:table-row table:style-name="ro3">
          <table:table-cell table:number-columns-repeated="2"/>
          <table:table-cell table:style-name="ce24" office:value-type="string" calcext:value-type="string">
            <text:p>B04</text:p>
          </table:table-cell>
          <table:table-cell table:style-name="ce24" office:value-type="string" calcext:value-type="string">
            <text:p>Car Service</text:p>
          </table:table-cell>
          <table:table-cell table:style-name="ce24" table:formula="of:=COM.MICROSOFT.CONCAT(VLOOKUP(LEFT([.C10];1);[.$A$1:.$B$9];2;0);&quot; -- &quot;; [.D10])" office:value-type="string" office:string-value="Transportation -- Car Service" calcext:value-type="string">
            <text:p>Transportation -- Car Service</text:p>
          </table:table-cell>
          <table:table-cell table:style-name="ce68" table:formula="of:=[.C10]" office:value-type="string" office:string-value="B04" calcext:value-type="string">
            <text:p>B04</text:p>
          </table:table-cell>
          <table:table-cell/>
          <table:table-cell table:style-name="ce69"/>
          <table:table-cell table:number-columns-repeated="1011"/>
        </table:table-row>
        <table:table-row table:style-name="ro3">
          <table:table-cell table:number-columns-repeated="2"/>
          <table:table-cell table:style-name="ce24" office:value-type="string" calcext:value-type="string">
            <text:p>B05</text:p>
          </table:table-cell>
          <table:table-cell table:style-name="ce24" office:value-type="string" calcext:value-type="string">
            <text:p>Fare</text:p>
          </table:table-cell>
          <table:table-cell table:style-name="ce24" table:formula="of:=COM.MICROSOFT.CONCAT(VLOOKUP(LEFT([.C11];1);[.$A$1:.$B$9];2;0);&quot; -- &quot;; [.D11])" office:value-type="string" office:string-value="Transportation -- Fare" calcext:value-type="string">
            <text:p>Transportation -- Fare</text:p>
          </table:table-cell>
          <table:table-cell table:style-name="ce68" table:formula="of:=[.C11]" office:value-type="string" office:string-value="B05" calcext:value-type="string">
            <text:p>B05</text:p>
          </table:table-cell>
          <table:table-cell/>
          <table:table-cell table:style-name="ce69"/>
          <table:table-cell table:number-columns-repeated="1011"/>
        </table:table-row>
        <table:table-row table:style-name="ro3">
          <table:table-cell table:number-columns-repeated="2"/>
          <table:table-cell table:style-name="ce24" office:value-type="string" calcext:value-type="string">
            <text:p>B06</text:p>
          </table:table-cell>
          <table:table-cell table:style-name="ce24" office:value-type="string" calcext:value-type="string">
            <text:p>Parking Fee</text:p>
          </table:table-cell>
          <table:table-cell table:style-name="ce24" table:formula="of:=COM.MICROSOFT.CONCAT(VLOOKUP(LEFT([.C12];1);[.$A$1:.$B$9];2;0);&quot; -- &quot;; [.D12])" office:value-type="string" office:string-value="Transportation -- Parking Fee" calcext:value-type="string">
            <text:p>Transportation -- Parking Fee</text:p>
          </table:table-cell>
          <table:table-cell table:style-name="ce68" table:formula="of:=[.C12]" office:value-type="string" office:string-value="B06" calcext:value-type="string">
            <text:p>B06</text:p>
          </table:table-cell>
          <table:table-cell/>
          <table:table-cell table:style-name="ce69"/>
          <table:table-cell table:number-columns-repeated="1011"/>
        </table:table-row>
        <table:table-row table:style-name="ro3">
          <table:table-cell table:number-columns-repeated="2"/>
          <table:table-cell table:style-name="ce24" office:value-type="string" calcext:value-type="string">
            <text:p>B07</text:p>
          </table:table-cell>
          <table:table-cell table:style-name="ce24" office:value-type="string" calcext:value-type="string">
            <text:p>Fines</text:p>
          </table:table-cell>
          <table:table-cell table:style-name="ce24" table:formula="of:=COM.MICROSOFT.CONCAT(VLOOKUP(LEFT([.C13];1);[.$A$1:.$B$9];2;0);&quot; -- &quot;; [.D13])" office:value-type="string" office:string-value="Transportation -- Fines" calcext:value-type="string">
            <text:p>Transportation -- Fines</text:p>
          </table:table-cell>
          <table:table-cell table:style-name="ce68" table:formula="of:=[.C13]" office:value-type="string" office:string-value="B07" calcext:value-type="string">
            <text:p>B07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B99</text:p>
          </table:table-cell>
          <table:table-cell table:style-name="ce24" office:value-type="string" calcext:value-type="string">
            <text:p>Other</text:p>
          </table:table-cell>
          <table:table-cell table:style-name="ce24" table:formula="of:=COM.MICROSOFT.CONCAT(VLOOKUP(LEFT([.C14];1);[.$A$1:.$B$9];2;0);&quot; -- &quot;; [.D14])" office:value-type="string" office:string-value="Transportation -- Other" calcext:value-type="string">
            <text:p>Transportation -- Other</text:p>
          </table:table-cell>
          <table:table-cell table:style-name="ce68" table:formula="of:=[.C14]" office:value-type="string" office:string-value="B99" calcext:value-type="string">
            <text:p>B99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C01</text:p>
          </table:table-cell>
          <table:table-cell table:style-name="ce24" office:value-type="string" calcext:value-type="string">
            <text:p>Insurance</text:p>
          </table:table-cell>
          <table:table-cell table:style-name="ce24" table:formula="of:=COM.MICROSOFT.CONCAT(VLOOKUP(LEFT([.C15];1);[.$A$1:.$B$9];2;0);&quot; -- &quot;; [.D15])" office:value-type="string" office:string-value="Medical/Health -- Insurance" calcext:value-type="string">
            <text:p>Medical/Health -- Insurance</text:p>
          </table:table-cell>
          <table:table-cell table:style-name="ce68" table:formula="of:=[.C15]" office:value-type="string" office:string-value="C01" calcext:value-type="string">
            <text:p>C01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C02</text:p>
          </table:table-cell>
          <table:table-cell table:style-name="ce24" office:value-type="string" calcext:value-type="string">
            <text:p>Medical Service</text:p>
          </table:table-cell>
          <table:table-cell table:style-name="ce24" table:formula="of:=COM.MICROSOFT.CONCAT(VLOOKUP(LEFT([.C16];1);[.$A$1:.$B$9];2;0);&quot; -- &quot;; [.D16])" office:value-type="string" office:string-value="Medical/Health -- Medical Service" calcext:value-type="string">
            <text:p>Medical/Health -- Medical Service</text:p>
          </table:table-cell>
          <table:table-cell table:style-name="ce68" table:formula="of:=[.C16]" office:value-type="string" office:string-value="C02" calcext:value-type="string">
            <text:p>C02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C03</text:p>
          </table:table-cell>
          <table:table-cell table:style-name="ce24" office:value-type="string" calcext:value-type="string">
            <text:p>Medicine/Drugs</text:p>
          </table:table-cell>
          <table:table-cell table:style-name="ce24" table:formula="of:=COM.MICROSOFT.CONCAT(VLOOKUP(LEFT([.C17];1);[.$A$1:.$B$9];2;0);&quot; -- &quot;; [.D17])" office:value-type="string" office:string-value="Medical/Health -- Medicine/Drugs" calcext:value-type="string">
            <text:p>Medical/Health -- Medicine/Drugs</text:p>
          </table:table-cell>
          <table:table-cell table:style-name="ce68" table:formula="of:=[.C17]" office:value-type="string" office:string-value="C03" calcext:value-type="string">
            <text:p>C03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C04</text:p>
          </table:table-cell>
          <table:table-cell table:style-name="ce24" office:value-type="string" calcext:value-type="string">
            <text:p>Health Club</text:p>
          </table:table-cell>
          <table:table-cell table:style-name="ce24" table:formula="of:=COM.MICROSOFT.CONCAT(VLOOKUP(LEFT([.C18];1);[.$A$1:.$B$9];2;0);&quot; -- &quot;; [.D18])" office:value-type="string" office:string-value="Medical/Health -- Health Club" calcext:value-type="string">
            <text:p>Medical/Health -- Health Club</text:p>
          </table:table-cell>
          <table:table-cell table:style-name="ce68" table:formula="of:=[.C18]" office:value-type="string" office:string-value="C04" calcext:value-type="string">
            <text:p>C04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C99</text:p>
          </table:table-cell>
          <table:table-cell table:style-name="ce24" office:value-type="string" calcext:value-type="string">
            <text:p>Other</text:p>
          </table:table-cell>
          <table:table-cell table:style-name="ce24" table:formula="of:=COM.MICROSOFT.CONCAT(VLOOKUP(LEFT([.C19];1);[.$A$1:.$B$9];2;0);&quot; -- &quot;; [.D19])" office:value-type="string" office:string-value="Medical/Health -- Other" calcext:value-type="string">
            <text:p>Medical/Health -- Other</text:p>
          </table:table-cell>
          <table:table-cell table:style-name="ce68" table:formula="of:=[.C19]" office:value-type="string" office:string-value="C99" calcext:value-type="string">
            <text:p>C99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D01</text:p>
          </table:table-cell>
          <table:table-cell table:style-name="ce24" office:value-type="string" calcext:value-type="string">
            <text:p>Groceries</text:p>
          </table:table-cell>
          <table:table-cell table:style-name="ce24" table:formula="of:=COM.MICROSOFT.CONCAT(VLOOKUP(LEFT([.C20];1);[.$A$1:.$B$9];2;0);&quot; -- &quot;; [.D20])" office:value-type="string" office:string-value="Daily Living -- Groceries" calcext:value-type="string">
            <text:p>Daily Living -- Groceries</text:p>
          </table:table-cell>
          <table:table-cell table:style-name="ce68" table:formula="of:=[.C20]" office:value-type="string" office:string-value="D01" calcext:value-type="string">
            <text:p>D01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D02</text:p>
          </table:table-cell>
          <table:table-cell table:style-name="ce24" office:value-type="string" calcext:value-type="string">
            <text:p>Alcohol</text:p>
          </table:table-cell>
          <table:table-cell table:style-name="ce24" table:formula="of:=COM.MICROSOFT.CONCAT(VLOOKUP(LEFT([.C21];1);[.$A$1:.$B$9];2;0);&quot; -- &quot;; [.D21])" office:value-type="string" office:string-value="Daily Living -- Alcohol" calcext:value-type="string">
            <text:p>Daily Living -- Alcohol</text:p>
          </table:table-cell>
          <table:table-cell table:style-name="ce68" table:formula="of:=[.C21]" office:value-type="string" office:string-value="D02" calcext:value-type="string">
            <text:p>D02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D03</text:p>
          </table:table-cell>
          <table:table-cell table:style-name="ce24" office:value-type="string" calcext:value-type="string">
            <text:p>Clothing</text:p>
          </table:table-cell>
          <table:table-cell table:style-name="ce24" table:formula="of:=COM.MICROSOFT.CONCAT(VLOOKUP(LEFT([.C22];1);[.$A$1:.$B$9];2;0);&quot; -- &quot;; [.D22])" office:value-type="string" office:string-value="Daily Living -- Clothing" calcext:value-type="string">
            <text:p>Daily Living -- Clothing</text:p>
          </table:table-cell>
          <table:table-cell table:style-name="ce68" table:formula="of:=[.C22]" office:value-type="string" office:string-value="D03" calcext:value-type="string">
            <text:p>D03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D04</text:p>
          </table:table-cell>
          <table:table-cell table:style-name="ce24" office:value-type="string" calcext:value-type="string">
            <text:p>shoes</text:p>
          </table:table-cell>
          <table:table-cell table:style-name="ce24" table:formula="of:=COM.MICROSOFT.CONCAT(VLOOKUP(LEFT([.C23];1);[.$A$1:.$B$9];2;0);&quot; -- &quot;; [.D23])" office:value-type="string" office:string-value="Daily Living -- shoes" calcext:value-type="string">
            <text:p>Daily Living -- shoes</text:p>
          </table:table-cell>
          <table:table-cell table:style-name="ce68" table:formula="of:=[.C23]" office:value-type="string" office:string-value="D04" calcext:value-type="string">
            <text:p>D04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D05</text:p>
          </table:table-cell>
          <table:table-cell table:style-name="ce24" office:value-type="string" calcext:value-type="string">
            <text:p>Education/Lessons</text:p>
          </table:table-cell>
          <table:table-cell table:style-name="ce24" table:formula="of:=COM.MICROSOFT.CONCAT(VLOOKUP(LEFT([.C24];1);[.$A$1:.$B$9];2;0);&quot; -- &quot;; [.D24])" office:value-type="string" office:string-value="Daily Living -- Education/Lessons" calcext:value-type="string">
            <text:p>Daily Living -- Education/Lessons</text:p>
          </table:table-cell>
          <table:table-cell table:style-name="ce68" table:formula="of:=[.C24]" office:value-type="string" office:string-value="D05" calcext:value-type="string">
            <text:p>D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D06</text:p>
          </table:table-cell>
          <table:table-cell table:style-name="ce24" office:value-type="string" calcext:value-type="string">
            <text:p>Dining/Eating Out</text:p>
          </table:table-cell>
          <table:table-cell table:style-name="ce24" table:formula="of:=COM.MICROSOFT.CONCAT(VLOOKUP(LEFT([.C25];1);[.$A$1:.$B$9];2;0);&quot; -- &quot;; [.D25])" office:value-type="string" office:string-value="Daily Living -- Dining/Eating Out" calcext:value-type="string">
            <text:p>Daily Living -- Dining/Eating Out</text:p>
          </table:table-cell>
          <table:table-cell table:style-name="ce68" table:formula="of:=[.C25]" office:value-type="string" office:string-value="D06" calcext:value-type="string">
            <text:p>D06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D07</text:p>
          </table:table-cell>
          <table:table-cell table:style-name="ce24" office:value-type="string" calcext:value-type="string">
            <text:p>Office Supplies</text:p>
          </table:table-cell>
          <table:table-cell table:style-name="ce24" table:formula="of:=COM.MICROSOFT.CONCAT(VLOOKUP(LEFT([.C26];1);[.$A$1:.$B$9];2;0);&quot; -- &quot;; [.D26])" office:value-type="string" office:string-value="Daily Living -- Office Supplies" calcext:value-type="string">
            <text:p>Daily Living -- Office Supplies</text:p>
          </table:table-cell>
          <table:table-cell table:style-name="ce68" table:formula="of:=[.C26]" office:value-type="string" office:string-value="D07" calcext:value-type="string">
            <text:p>D07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D08</text:p>
          </table:table-cell>
          <table:table-cell table:style-name="ce24" office:value-type="string" calcext:value-type="string">
            <text:p>Gifts</text:p>
          </table:table-cell>
          <table:table-cell table:style-name="ce24" table:formula="of:=COM.MICROSOFT.CONCAT(VLOOKUP(LEFT([.C27];1);[.$A$1:.$B$9];2;0);&quot; -- &quot;; [.D27])" office:value-type="string" office:string-value="Daily Living -- Gifts" calcext:value-type="string">
            <text:p>Daily Living -- Gifts</text:p>
          </table:table-cell>
          <table:table-cell table:style-name="ce68" table:formula="of:=[.C27]" office:value-type="string" office:string-value="D08" calcext:value-type="string">
            <text:p>D08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D09</text:p>
          </table:table-cell>
          <table:table-cell table:style-name="ce24" office:value-type="string" calcext:value-type="string">
            <text:p>Bank Fee</text:p>
          </table:table-cell>
          <table:table-cell table:style-name="ce24" table:formula="of:=COM.MICROSOFT.CONCAT(VLOOKUP(LEFT([.C28];1);[.$A$1:.$B$9];2;0);&quot; -- &quot;; [.D28])" office:value-type="string" office:string-value="Daily Living -- Bank Fee" calcext:value-type="string">
            <text:p>Daily Living -- Bank Fee</text:p>
          </table:table-cell>
          <table:table-cell table:style-name="ce68" table:formula="of:=[.C28]" office:value-type="string" office:string-value="D09" calcext:value-type="string">
            <text:p>D09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D10</text:p>
          </table:table-cell>
          <table:table-cell table:style-name="ce24" office:value-type="string" calcext:value-type="string">
            <text:p>License Fee</text:p>
          </table:table-cell>
          <table:table-cell table:style-name="ce24" table:formula="of:=COM.MICROSOFT.CONCAT(VLOOKUP(LEFT([.C29];1);[.$A$1:.$B$9];2;0);&quot; -- &quot;; [.D29])" office:value-type="string" office:string-value="Daily Living -- License Fee" calcext:value-type="string">
            <text:p>Daily Living -- License Fee</text:p>
          </table:table-cell>
          <table:table-cell table:style-name="ce68" table:formula="of:=[.C29]" office:value-type="string" office:string-value="D10" calcext:value-type="string">
            <text:p>D1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D11</text:p>
          </table:table-cell>
          <table:table-cell table:style-name="ce24" office:value-type="string" calcext:value-type="string">
            <text:p>Annual Fee</text:p>
          </table:table-cell>
          <table:table-cell table:style-name="ce24" table:formula="of:=COM.MICROSOFT.CONCAT(VLOOKUP(LEFT([.C30];1);[.$A$1:.$B$9];2;0);&quot; -- &quot;; [.D30])" office:value-type="string" office:string-value="Daily Living -- Annual Fee" calcext:value-type="string">
            <text:p>Daily Living -- Annual Fee</text:p>
          </table:table-cell>
          <table:table-cell table:style-name="ce68" table:formula="of:=[.C30]" office:value-type="string" office:string-value="D11" calcext:value-type="string">
            <text:p>D11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D12</text:p>
          </table:table-cell>
          <table:table-cell table:style-name="ce24" office:value-type="string" calcext:value-type="string">
            <text:p>Mobile Phone Fee</text:p>
          </table:table-cell>
          <table:table-cell table:style-name="ce24" table:formula="of:=COM.MICROSOFT.CONCAT(VLOOKUP(LEFT([.C31];1);[.$A$1:.$B$9];2;0);&quot; -- &quot;; [.D31])" office:value-type="string" office:string-value="Daily Living -- Mobile Phone Fee" calcext:value-type="string">
            <text:p>Daily Living -- Mobile Phone Fee</text:p>
          </table:table-cell>
          <table:table-cell table:style-name="ce68" table:formula="of:=[.C31]" office:value-type="string" office:string-value="D12" calcext:value-type="string">
            <text:p>D12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D13</text:p>
          </table:table-cell>
          <table:table-cell table:style-name="ce24" office:value-type="string" calcext:value-type="string">
            <text:p>Withdraw Cash</text:p>
          </table:table-cell>
          <table:table-cell table:style-name="ce24" table:formula="of:=COM.MICROSOFT.CONCAT(VLOOKUP(LEFT([.C32];1);[.$A$1:.$B$9];2;0);&quot; -- &quot;; [.D32])" office:value-type="string" office:string-value="Daily Living -- Withdraw Cash" calcext:value-type="string">
            <text:p>Daily Living -- Withdraw Cash</text:p>
          </table:table-cell>
          <table:table-cell table:style-name="ce68" table:formula="of:=[.C32]" office:value-type="string" office:string-value="D13" calcext:value-type="string">
            <text:p>D13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D99</text:p>
          </table:table-cell>
          <table:table-cell table:style-name="ce24" office:value-type="string" calcext:value-type="string">
            <text:p>Other</text:p>
          </table:table-cell>
          <table:table-cell table:style-name="ce24" table:formula="of:=COM.MICROSOFT.CONCAT(VLOOKUP(LEFT([.C33];1);[.$A$1:.$B$9];2;0);&quot; -- &quot;; [.D33])" office:value-type="string" office:string-value="Daily Living -- Other" calcext:value-type="string">
            <text:p>Daily Living -- Other</text:p>
          </table:table-cell>
          <table:table-cell table:style-name="ce68" table:formula="of:=[.C33]" office:value-type="string" office:string-value="D99" calcext:value-type="string">
            <text:p>D99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E01</text:p>
          </table:table-cell>
          <table:table-cell table:style-name="ce24" office:value-type="string" calcext:value-type="string">
            <text:p>Travel/Vacation</text:p>
          </table:table-cell>
          <table:table-cell table:style-name="ce24" table:formula="of:=COM.MICROSOFT.CONCAT(VLOOKUP(LEFT([.C34];1);[.$A$1:.$B$9];2;0);&quot; -- &quot;; [.D34])" office:value-type="string" office:string-value="Entertainment -- Travel/Vacation" calcext:value-type="string">
            <text:p>Entertainment -- Travel/Vacation</text:p>
          </table:table-cell>
          <table:table-cell table:style-name="ce68" table:formula="of:=[.C34]" office:value-type="string" office:string-value="E01" calcext:value-type="string">
            <text:p>E01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E02</text:p>
          </table:table-cell>
          <table:table-cell table:style-name="ce24" office:value-type="string" calcext:value-type="string">
            <text:p>Movies</text:p>
          </table:table-cell>
          <table:table-cell table:style-name="ce24" table:formula="of:=COM.MICROSOFT.CONCAT(VLOOKUP(LEFT([.C35];1);[.$A$1:.$B$9];2;0);&quot; -- &quot;; [.D35])" office:value-type="string" office:string-value="Entertainment -- Movies" calcext:value-type="string">
            <text:p>Entertainment -- Movies</text:p>
          </table:table-cell>
          <table:table-cell table:style-name="ce68" table:formula="of:=[.C35]" office:value-type="string" office:string-value="E02" calcext:value-type="string">
            <text:p>E02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E99</text:p>
          </table:table-cell>
          <table:table-cell table:style-name="ce24" office:value-type="string" calcext:value-type="string">
            <text:p>Other</text:p>
          </table:table-cell>
          <table:table-cell table:style-name="ce24" table:formula="of:=COM.MICROSOFT.CONCAT(VLOOKUP(LEFT([.C36];1);[.$A$1:.$B$9];2;0);&quot; -- &quot;; [.D36])" office:value-type="string" office:string-value="Entertainment -- Other" calcext:value-type="string">
            <text:p>Entertainment -- Other</text:p>
          </table:table-cell>
          <table:table-cell table:style-name="ce68" table:formula="of:=[.C36]" office:value-type="string" office:string-value="E99" calcext:value-type="string">
            <text:p>E99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F01</text:p>
          </table:table-cell>
          <table:table-cell table:style-name="ce24" office:value-type="string" calcext:value-type="string">
            <text:p>Credit Card ANZ</text:p>
          </table:table-cell>
          <table:table-cell table:style-name="ce24" table:formula="of:=COM.MICROSOFT.CONCAT(VLOOKUP(LEFT([.C37];1);[.$A$1:.$B$9];2;0);&quot; -- &quot;; [.D37])" office:value-type="string" office:string-value="Payment -- Credit Card ANZ" calcext:value-type="string">
            <text:p>Payment -- Credit Card ANZ</text:p>
          </table:table-cell>
          <table:table-cell table:style-name="ce68" table:formula="of:=[.C37]" office:value-type="string" office:string-value="F01" calcext:value-type="string">
            <text:p>F01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F02</text:p>
          </table:table-cell>
          <table:table-cell table:style-name="ce24" office:value-type="string" calcext:value-type="string">
            <text:p>Credit Card CommonWealth</text:p>
          </table:table-cell>
          <table:table-cell table:style-name="ce24" table:formula="of:=COM.MICROSOFT.CONCAT(VLOOKUP(LEFT([.C38];1);[.$A$1:.$B$9];2;0);&quot; -- &quot;; [.D38])" office:value-type="string" office:string-value="Payment -- Credit Card CommonWealth" calcext:value-type="string">
            <text:p>Payment -- Credit Card CommonWealth</text:p>
          </table:table-cell>
          <table:table-cell table:style-name="ce68" table:formula="of:=[.C38]" office:value-type="string" office:string-value="F02" calcext:value-type="string">
            <text:p>F02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F03</text:p>
          </table:table-cell>
          <table:table-cell table:style-name="ce24" office:value-type="string" calcext:value-type="string">
            <text:p>Fund Transfer to </text:p>
          </table:table-cell>
          <table:table-cell table:style-name="ce24" table:formula="of:=COM.MICROSOFT.CONCAT(VLOOKUP(LEFT([.C39];1);[.$A$1:.$B$9];2;0);&quot; -- &quot;; [.D39])" office:value-type="string" office:string-value="Payment -- Fund Transfer to " calcext:value-type="string">
            <text:p>Payment -- Fund Transfer to </text:p>
          </table:table-cell>
          <table:table-cell table:style-name="ce68" table:formula="of:=[.C39]" office:value-type="string" office:string-value="F03" calcext:value-type="string">
            <text:p>F03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F99</text:p>
          </table:table-cell>
          <table:table-cell table:style-name="ce24" office:value-type="string" calcext:value-type="string">
            <text:p>Other</text:p>
          </table:table-cell>
          <table:table-cell table:style-name="ce24" table:formula="of:=COM.MICROSOFT.CONCAT(VLOOKUP(LEFT([.C40];1);[.$A$1:.$B$9];2;0);&quot; -- &quot;; [.D40])" office:value-type="string" office:string-value="Payment -- Other" calcext:value-type="string">
            <text:p>Payment -- Other</text:p>
          </table:table-cell>
          <table:table-cell table:style-name="ce68" table:formula="of:=[.C40]" office:value-type="string" office:string-value="F99" calcext:value-type="string">
            <text:p>F99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G01</text:p>
          </table:table-cell>
          <table:table-cell table:style-name="ce24" office:value-type="string" calcext:value-type="string">
            <text:p>Income</text:p>
          </table:table-cell>
          <table:table-cell table:style-name="ce24" table:formula="of:=COM.MICROSOFT.CONCAT(VLOOKUP(LEFT([.C41];1);[.$A$1:.$B$9];2;0);&quot; -- &quot;; [.D41])" office:value-type="string" office:string-value="Miscellaneous -- Income" calcext:value-type="string">
            <text:p>Miscellaneous -- Income</text:p>
          </table:table-cell>
          <table:table-cell table:style-name="ce68" table:formula="of:=[.C41]" office:value-type="string" office:string-value="G01" calcext:value-type="string">
            <text:p>G01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G02</text:p>
          </table:table-cell>
          <table:table-cell table:style-name="ce24" office:value-type="string" calcext:value-type="string">
            <text:p>Fund Transfer from </text:p>
          </table:table-cell>
          <table:table-cell table:style-name="ce24" table:formula="of:=COM.MICROSOFT.CONCAT(VLOOKUP(LEFT([.C42];1);[.$A$1:.$B$9];2;0);&quot; -- &quot;; [.D42])" office:value-type="string" office:string-value="Miscellaneous -- Fund Transfer from " calcext:value-type="string">
            <text:p>Miscellaneous -- Fund Transfer from </text:p>
          </table:table-cell>
          <table:table-cell table:style-name="ce68" table:formula="of:=[.C42]" office:value-type="string" office:string-value="G02" calcext:value-type="string">
            <text:p>G02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4" office:value-type="string" calcext:value-type="string">
            <text:p>G99</text:p>
          </table:table-cell>
          <table:table-cell table:style-name="ce24" office:value-type="string" calcext:value-type="string">
            <text:p>Other</text:p>
          </table:table-cell>
          <table:table-cell table:style-name="ce24" table:formula="of:=COM.MICROSOFT.CONCAT(VLOOKUP(LEFT([.C43];1);[.$A$1:.$B$9];2;0);&quot; -- &quot;; [.D43])" office:value-type="string" office:string-value="Miscellaneous -- Other" calcext:value-type="string">
            <text:p>Miscellaneous -- Other</text:p>
          </table:table-cell>
          <table:table-cell table:style-name="ce68" table:formula="of:=[.C43]" office:value-type="string" office:string-value="G99" calcext:value-type="string">
            <text:p>G99</text:p>
          </table:table-cell>
          <table:table-cell/>
          <table:table-cell table:style-name="ce21" table:content-validation-name="val2"/>
          <table:table-cell table:number-columns-repeated="1011"/>
        </table:table-row>
        <table:table-row table:style-name="ro3" table:number-rows-repeated="16">
          <table:table-cell table:number-columns-repeated="7"/>
          <table:table-cell table:style-name="ce21" table:content-validation-name="val2"/>
          <table:table-cell table:number-columns-repeated="1011"/>
        </table:table-row>
        <table:table-row table:style-name="ro3" table:number-rows-repeated="1048516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Keywords" table:style-name="ta1">
        <table:table-column table:style-name="co26" table:default-cell-style-name="ce32"/>
        <table:table-column table:style-name="co27" table:default-cell-style-name="ce32"/>
        <table:table-column table:style-name="co7" table:default-cell-style-name="ce39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28" table:default-cell-style-name="ce32"/>
        <table:table-column table:style-name="co27" table:default-cell-style-name="ce32"/>
        <table:table-column table:style-name="co31" table:default-cell-style-name="ce39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7" table:number-columns-repeated="1012" table:default-cell-style-name="ce32"/>
        <table:table-row table:style-name="ro5">
          <table:table-cell table:style-name="ce28" office:value-type="string" calcext:value-type="string">
            <text:p>Keywords</text:p>
          </table:table-cell>
          <table:table-cell table:style-name="ce28" office:value-type="string" calcext:value-type="string">
            <text:p>Categories</text:p>
          </table:table-cell>
          <table:table-cell table:style-name="ce97" office:value-type="string" calcext:value-type="string">
            <text:p>Code</text:p>
          </table:table-cell>
          <table:table-cell table:style-name="ce99"/>
          <table:table-cell table:style-name="ce100" office:value-type="string" calcext:value-type="string">
            <text:p>CHECK UNIQUE TEXT</text:p>
          </table:table-cell>
          <table:table-cell table:style-name="ce102"/>
          <table:table-cell table:style-name="ce45"/>
          <table:table-cell table:style-name="ce105" office:value-type="string" calcext:value-type="string" table:number-columns-spanned="2" table:number-rows-spanned="1">
            <text:p>UNIQUE CATEGORIES</text:p>
          </table:table-cell>
          <table:covered-table-cell/>
          <table:table-cell/>
          <table:table-cell table:style-name="ce100" office:value-type="string" calcext:value-type="string">
            <text:p>CHECK UNIQUE CODE</text:p>
          </table:table-cell>
          <table:table-cell table:style-name="ce102"/>
          <table:table-cell table:style-name="ce45" table:number-columns-repeated="1012"/>
        </table:table-row>
        <table:table-row table:style-name="ro8">
          <table:table-cell table:style-name="ce29" office:value-type="string" calcext:value-type="string">
            <text:p>WOOLWORTHS</text:p>
          </table:table-cell>
          <table:table-cell table:style-name="ce29" table:content-validation-name="val3" office:value-type="string" calcext:value-type="string">
            <text:p>Daily Living -- Groceries</text:p>
          </table:table-cell>
          <table:table-cell table:formula="of:=VLOOKUP([.B2];[$Category.$E$2:$Category.$F$43];2;0)" office:value-type="string" office:string-value="D01" calcext:value-type="string">
            <text:p>D01</text:p>
          </table:table-cell>
          <table:table-cell/>
          <table:table-cell table:style-name="ce101" office:value-type="float" office:value="0" calcext:value-type="float">
            <text:p>0</text:p>
          </table:table-cell>
          <table:table-cell table:style-name="ce103" table:formula="of:=COUNTIF([.A2:.A252];[.E2])" office:value-type="float" office:value="0" calcext:value-type="float">
            <text:p>0</text:p>
          </table:table-cell>
          <table:table-cell/>
          <table:table-cell office:value-type="string" calcext:value-type="string">
            <text:p>Housing Expenses -- Rent</text:p>
          </table:table-cell>
          <table:table-cell office:value-type="string" calcext:value-type="string">
            <text:p>A02</text:p>
          </table:table-cell>
          <table:table-cell/>
          <table:table-cell table:style-name="ce106"/>
          <table:table-cell table:style-name="ce103" table:formula="of:=COUNTIF([.I2:.I252];[.K2])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table:style-name="ce71" office:value-type="string" calcext:value-type="string">
            <text:p>DIS FRUIT</text:p>
          </table:table-cell>
          <table:table-cell table:style-name="ce29" table:content-validation-name="val3" office:value-type="string" calcext:value-type="string">
            <text:p>Daily Living -- Groceries</text:p>
          </table:table-cell>
          <table:table-cell table:formula="of:=VLOOKUP([.B3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Housing Expenses -- Internet/Phone</text:p>
          </table:table-cell>
          <table:table-cell office:value-type="string" calcext:value-type="string">
            <text:p>A04</text:p>
          </table:table-cell>
          <table:table-cell/>
          <table:table-cell table:style-name="ce107"/>
          <table:table-cell table:style-name="ce108"/>
          <table:table-cell table:number-columns-repeated="1012"/>
        </table:table-row>
        <table:table-row table:style-name="ro8">
          <table:table-cell table:style-name="ce71" office:value-type="string" calcext:value-type="string">
            <text:p>ALDI STORES</text:p>
          </table:table-cell>
          <table:table-cell table:style-name="ce29" table:content-validation-name="val3" office:value-type="string" calcext:value-type="string">
            <text:p>Daily Living -- Groceries</text:p>
          </table:table-cell>
          <table:table-cell table:formula="of:=VLOOKUP([.B4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Transportation -- Fuel</text:p>
          </table:table-cell>
          <table:table-cell office:value-type="string" calcext:value-type="string">
            <text:p>B01</text:p>
          </table:table-cell>
          <table:table-cell table:number-columns-repeated="1015"/>
        </table:table-row>
        <table:table-row table:style-name="ro8">
          <table:table-cell table:style-name="ce71" office:value-type="string" calcext:value-type="string">
            <text:p>K TOWN SUPERMARKET</text:p>
          </table:table-cell>
          <table:table-cell table:style-name="ce29" table:content-validation-name="val3" office:value-type="string" calcext:value-type="string">
            <text:p>Daily Living -- Groceries</text:p>
          </table:table-cell>
          <table:table-cell table:formula="of:=VLOOKUP([.B5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Transportation -- Registration</text:p>
          </table:table-cell>
          <table:table-cell office:value-type="string" calcext:value-type="string">
            <text:p>B03</text:p>
          </table:table-cell>
          <table:table-cell table:number-columns-repeated="1015"/>
        </table:table-row>
        <table:table-row table:style-name="ro8">
          <table:table-cell table:style-name="ce71" office:value-type="string" calcext:value-type="string">
            <text:p>HANARO TRADING</text:p>
          </table:table-cell>
          <table:table-cell table:style-name="ce29" table:content-validation-name="val3" office:value-type="string" calcext:value-type="string">
            <text:p>Daily Living -- Groceries</text:p>
          </table:table-cell>
          <table:table-cell table:formula="of:=VLOOKUP([.B6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Transportation -- Fines</text:p>
          </table:table-cell>
          <table:table-cell office:value-type="string" calcext:value-type="string">
            <text:p>B07</text:p>
          </table:table-cell>
          <table:table-cell table:number-columns-repeated="1015"/>
        </table:table-row>
        <table:table-row table:style-name="ro8">
          <table:table-cell table:style-name="ce71" office:value-type="string" calcext:value-type="string">
            <text:p>HAPPY MARKET</text:p>
          </table:table-cell>
          <table:table-cell table:style-name="ce29" table:content-validation-name="val3" office:value-type="string" calcext:value-type="string">
            <text:p>Daily Living -- Groceries</text:p>
          </table:table-cell>
          <table:table-cell table:formula="of:=VLOOKUP([.B7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Medical/Health -- Insurance</text:p>
          </table:table-cell>
          <table:table-cell office:value-type="string" calcext:value-type="string">
            <text:p>C01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IGA</text:p>
          </table:table-cell>
          <table:table-cell table:style-name="ce29" table:content-validation-name="val3" office:value-type="string" calcext:value-type="string">
            <text:p>Daily Living -- Groceries</text:p>
          </table:table-cell>
          <table:table-cell table:formula="of:=VLOOKUP([.B8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Medical/Health -- Medicine/Drugs</text:p>
          </table:table-cell>
          <table:table-cell office:value-type="string" calcext:value-type="string">
            <text:p>C03</text:p>
          </table:table-cell>
          <table:table-cell table:number-columns-repeated="1015"/>
        </table:table-row>
        <table:table-row table:style-name="ro8">
          <table:table-cell table:style-name="ce93" office:value-type="string" calcext:value-type="string">
            <text:p>CLINK DIR DEBIT</text:p>
          </table:table-cell>
          <table:table-cell table:style-name="ce29" table:content-validation-name="val3" office:value-type="string" calcext:value-type="string">
            <text:p>Payment -- Other</text:p>
          </table:table-cell>
          <table:table-cell table:formula="of:=VLOOKUP([.B9];[$Category.$E$2:$Category.$F$43];2;0)" office:value-type="string" office:string-value="F99" calcext:value-type="string">
            <text:p>F99</text:p>
          </table:table-cell>
          <table:table-cell table:number-columns-repeated="4"/>
          <table:table-cell office:value-type="string" calcext:value-type="string">
            <text:p>Medical/Health -- Health Club</text:p>
          </table:table-cell>
          <table:table-cell office:value-type="string" calcext:value-type="string">
            <text:p>C04</text:p>
          </table:table-cell>
          <table:table-cell table:number-columns-repeated="1015"/>
        </table:table-row>
        <table:table-row table:style-name="ro8">
          <table:table-cell table:style-name="ce94" office:value-type="string" calcext:value-type="string">
            <text:p>MS CHARCOAL</text:p>
          </table:table-cell>
          <table:table-cell table:style-name="ce29" table:content-validation-name="val3" office:value-type="string" calcext:value-type="string">
            <text:p>Daily Living -- Dining/Eating Out</text:p>
          </table:table-cell>
          <table:table-cell table:formula="of:=VLOOKUP([.B10];[$Category.$E$2:$Category.$F$43];2;0)" office:value-type="string" office:string-value="D06" calcext:value-type="string">
            <text:p>D06</text:p>
          </table:table-cell>
          <table:table-cell table:number-columns-repeated="4"/>
          <table:table-cell office:value-type="string" calcext:value-type="string">
            <text:p>Daily Living -- Groceries</text:p>
          </table:table-cell>
          <table:table-cell office:value-type="string" calcext:value-type="string">
            <text:p>D01</text:p>
          </table:table-cell>
          <table:table-cell table:number-columns-repeated="1015"/>
        </table:table-row>
        <table:table-row table:style-name="ro8">
          <table:table-cell table:style-name="ce93" office:value-type="string" calcext:value-type="string">
            <text:p>BETTS BRAND DIRECT</text:p>
          </table:table-cell>
          <table:table-cell table:style-name="ce29" table:content-validation-name="val3" office:value-type="string" calcext:value-type="string">
            <text:p>Daily Living -- shoes</text:p>
          </table:table-cell>
          <table:table-cell table:formula="of:=VLOOKUP([.B11];[$Category.$E$2:$Category.$F$43];2;0)" office:value-type="string" office:string-value="D04" calcext:value-type="string">
            <text:p>D04</text:p>
          </table:table-cell>
          <table:table-cell table:number-columns-repeated="4"/>
          <table:table-cell office:value-type="string" calcext:value-type="string">
            <text:p>Daily Living -- shoes</text:p>
          </table:table-cell>
          <table:table-cell office:value-type="string" calcext:value-type="string">
            <text:p>D04</text:p>
          </table:table-cell>
          <table:table-cell table:number-columns-repeated="1015"/>
        </table:table-row>
        <table:table-row table:style-name="ro8">
          <table:table-cell table:style-name="ce93" office:value-type="string" calcext:value-type="string">
            <text:p>NIKE HARBOURTOWN</text:p>
          </table:table-cell>
          <table:table-cell table:style-name="ce29" table:content-validation-name="val3" office:value-type="string" calcext:value-type="string">
            <text:p>Daily Living -- shoes</text:p>
          </table:table-cell>
          <table:table-cell table:formula="of:=VLOOKUP([.B12];[$Category.$E$2:$Category.$F$43];2;0)" office:value-type="string" office:string-value="D04" calcext:value-type="string">
            <text:p>D04</text:p>
          </table:table-cell>
          <table:table-cell table:number-columns-repeated="4"/>
          <table:table-cell office:value-type="string" calcext:value-type="string">
            <text:p>Daily Living -- Education/Lessons</text:p>
          </table:table-cell>
          <table:table-cell office:value-type="string" calcext:value-type="string">
            <text:p>D05</text:p>
          </table:table-cell>
          <table:table-cell table:number-columns-repeated="1015"/>
        </table:table-row>
        <table:table-row table:style-name="ro8">
          <table:table-cell table:style-name="ce93" office:value-type="string" calcext:value-type="string">
            <text:p>PACIFIC PINES PRIMARY</text:p>
          </table:table-cell>
          <table:table-cell table:style-name="ce29" table:content-validation-name="val3" office:value-type="string" calcext:value-type="string">
            <text:p>Daily Living -- Education/Lessons</text:p>
          </table:table-cell>
          <table:table-cell table:formula="of:=VLOOKUP([.B13];[$Category.$E$2:$Category.$F$43];2;0)" office:value-type="string" office:string-value="D05" calcext:value-type="string">
            <text:p>D05</text:p>
          </table:table-cell>
          <table:table-cell table:number-columns-repeated="4"/>
          <table:table-cell office:value-type="string" calcext:value-type="string">
            <text:p>Daily Living -- Dining/Eating Out</text:p>
          </table:table-cell>
          <table:table-cell office:value-type="string" calcext:value-type="string">
            <text:p>D06</text:p>
          </table:table-cell>
          <table:table-cell table:number-columns-repeated="1015"/>
        </table:table-row>
        <table:table-row table:style-name="ro8">
          <table:table-cell table:style-name="ce93" office:value-type="string" calcext:value-type="string">
            <text:p>KMART</text:p>
          </table:table-cell>
          <table:table-cell table:style-name="ce29" table:content-validation-name="val3" office:value-type="string" calcext:value-type="string">
            <text:p>Daily Living -- Groceries</text:p>
          </table:table-cell>
          <table:table-cell table:formula="of:=VLOOKUP([.B14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Daily Living -- Office Supplies</text:p>
          </table:table-cell>
          <table:table-cell office:value-type="string" calcext:value-type="string">
            <text:p>D07</text:p>
          </table:table-cell>
          <table:table-cell table:number-columns-repeated="1015"/>
        </table:table-row>
        <table:table-row table:style-name="ro8">
          <table:table-cell table:style-name="ce93" office:value-type="string" calcext:value-type="string">
            <text:p>JUSTICE SPER</text:p>
          </table:table-cell>
          <table:table-cell table:style-name="ce29" table:content-validation-name="val3" office:value-type="string" calcext:value-type="string">
            <text:p>Transportation -- Fines</text:p>
          </table:table-cell>
          <table:table-cell table:formula="of:=VLOOKUP([.B15];[$Category.$E$2:$Category.$F$43];2;0)" office:value-type="string" office:string-value="B07" calcext:value-type="string">
            <text:p>B07</text:p>
          </table:table-cell>
          <table:table-cell table:number-columns-repeated="4"/>
          <table:table-cell office:value-type="string" calcext:value-type="string">
            <text:p>Daily Living -- Bank Fee</text:p>
          </table:table-cell>
          <table:table-cell office:value-type="string" calcext:value-type="string">
            <text:p>D09</text:p>
          </table:table-cell>
          <table:table-cell table:number-columns-repeated="1015"/>
        </table:table-row>
        <table:table-row table:style-name="ro8">
          <table:table-cell table:style-name="ce94" office:value-type="string" calcext:value-type="string">
            <text:p>WE BREW</text:p>
          </table:table-cell>
          <table:table-cell table:style-name="ce29" table:content-validation-name="val3" office:value-type="string" calcext:value-type="string">
            <text:p>Daily Living -- Groceries</text:p>
          </table:table-cell>
          <table:table-cell table:formula="of:=VLOOKUP([.B16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Daily Living -- License Fee</text:p>
          </table:table-cell>
          <table:table-cell office:value-type="string" calcext:value-type="string">
            <text:p>D10</text:p>
          </table:table-cell>
          <table:table-cell table:number-columns-repeated="1015"/>
        </table:table-row>
        <table:table-row table:style-name="ro8">
          <table:table-cell table:style-name="ce93" office:value-type="string" calcext:value-type="string">
            <text:p>VODAFONE</text:p>
          </table:table-cell>
          <table:table-cell table:style-name="ce29" table:content-validation-name="val3" office:value-type="string" calcext:value-type="string">
            <text:p>Daily Living -- Mobile Phone Fee</text:p>
          </table:table-cell>
          <table:table-cell table:formula="of:=VLOOKUP([.B17];[$Category.$E$2:$Category.$F$43];2;0)" office:value-type="string" office:string-value="D12" calcext:value-type="string">
            <text:p>D12</text:p>
          </table:table-cell>
          <table:table-cell table:number-columns-repeated="4"/>
          <table:table-cell office:value-type="string" calcext:value-type="string">
            <text:p>Daily Living -- Mobile Phone Fee</text:p>
          </table:table-cell>
          <table:table-cell office:value-type="string" calcext:value-type="string">
            <text:p>D12</text:p>
          </table:table-cell>
          <table:table-cell table:number-columns-repeated="1015"/>
        </table:table-row>
        <table:table-row table:style-name="ro8">
          <table:table-cell table:style-name="ce93" office:value-type="string" calcext:value-type="string">
            <text:p>TMR REG RENEW</text:p>
          </table:table-cell>
          <table:table-cell table:style-name="ce29" table:content-validation-name="val3" office:value-type="string" calcext:value-type="string">
            <text:p>Transportation -- Registration</text:p>
          </table:table-cell>
          <table:table-cell table:formula="of:=VLOOKUP([.B18];[$Category.$E$2:$Category.$F$43];2;0)" office:value-type="string" office:string-value="B03" calcext:value-type="string">
            <text:p>B03</text:p>
          </table:table-cell>
          <table:table-cell table:number-columns-repeated="4"/>
          <table:table-cell office:value-type="string" calcext:value-type="string">
            <text:p>Daily Living -- Withdraw Cash</text:p>
          </table:table-cell>
          <table:table-cell office:value-type="string" calcext:value-type="string">
            <text:p>D13</text:p>
          </table:table-cell>
          <table:table-cell table:number-columns-repeated="1015"/>
        </table:table-row>
        <table:table-row table:style-name="ro8">
          <table:table-cell table:style-name="ce93" office:value-type="string" calcext:value-type="string">
            <text:p>OFFICEWORKS</text:p>
          </table:table-cell>
          <table:table-cell table:style-name="ce29" table:content-validation-name="val3" office:value-type="string" calcext:value-type="string">
            <text:p>Daily Living -- Office Supplies</text:p>
          </table:table-cell>
          <table:table-cell table:formula="of:=VLOOKUP([.B19];[$Category.$E$2:$Category.$F$43];2;0)" office:value-type="string" office:string-value="D07" calcext:value-type="string">
            <text:p>D07</text:p>
          </table:table-cell>
          <table:table-cell table:number-columns-repeated="4"/>
          <table:table-cell office:value-type="string" calcext:value-type="string">
            <text:p>Daily Living -- Other</text:p>
          </table:table-cell>
          <table:table-cell office:value-type="string" calcext:value-type="string">
            <text:p>D99</text:p>
          </table:table-cell>
          <table:table-cell table:number-columns-repeated="1015"/>
        </table:table-row>
        <table:table-row table:style-name="ro8">
          <table:table-cell table:style-name="ce93" office:value-type="string" calcext:value-type="string">
            <text:p>CHIKOR PTY LTD</text:p>
          </table:table-cell>
          <table:table-cell table:style-name="ce29" table:content-validation-name="val3" office:value-type="string" calcext:value-type="string">
            <text:p>Daily Living -- Dining/Eating Out</text:p>
          </table:table-cell>
          <table:table-cell table:formula="of:=VLOOKUP([.B20];[$Category.$E$2:$Category.$F$43];2;0)" office:value-type="string" office:string-value="D06" calcext:value-type="string">
            <text:p>D06</text:p>
          </table:table-cell>
          <table:table-cell table:number-columns-repeated="4"/>
          <table:table-cell office:value-type="string" calcext:value-type="string">
            <text:p>Entertainment -- Other</text:p>
          </table:table-cell>
          <table:table-cell office:value-type="string" calcext:value-type="string">
            <text:p>E99</text:p>
          </table:table-cell>
          <table:table-cell table:number-columns-repeated="1015"/>
        </table:table-row>
        <table:table-row table:style-name="ro8">
          <table:table-cell table:style-name="ce93" office:value-type="string" calcext:value-type="string">
            <text:p>WW PETROL</text:p>
          </table:table-cell>
          <table:table-cell table:style-name="ce29" table:content-validation-name="val3" office:value-type="string" calcext:value-type="string">
            <text:p>Transportation -- Fuel</text:p>
          </table:table-cell>
          <table:table-cell table:formula="of:=VLOOKUP([.B21];[$Category.$E$2:$Category.$F$43];2;0)" office:value-type="string" office:string-value="B01" calcext:value-type="string">
            <text:p>B01</text:p>
          </table:table-cell>
          <table:table-cell table:number-columns-repeated="4"/>
          <table:table-cell table:style-name="ce29" table:content-validation-name="val3" office:value-type="string" calcext:value-type="string">
            <text:p>Payment -- Other</text:p>
          </table:table-cell>
          <table:table-cell office:value-type="string" calcext:value-type="string">
            <text:p>F99</text:p>
          </table:table-cell>
          <table:table-cell table:number-columns-repeated="1015"/>
        </table:table-row>
        <table:table-row table:style-name="ro8">
          <table:table-cell table:style-name="ce93" office:value-type="string" calcext:value-type="string">
            <text:p>PACIFIC PINES CHEMM</text:p>
          </table:table-cell>
          <table:table-cell table:style-name="ce29" table:content-validation-name="val3" office:value-type="string" calcext:value-type="string">
            <text:p>Medical/Health -- Medicine/Drugs</text:p>
          </table:table-cell>
          <table:table-cell table:formula="of:=VLOOKUP([.B22];[$Category.$E$2:$Category.$F$43];2;0)" office:value-type="string" office:string-value="C03" calcext:value-type="string">
            <text:p>C03</text:p>
          </table:table-cell>
          <table:table-cell table:number-columns-repeated="4"/>
          <table:table-cell office:value-type="string" calcext:value-type="string">
            <text:p>Payment -- Credit Card ANZ</text:p>
          </table:table-cell>
          <table:table-cell office:value-type="string" calcext:value-type="string">
            <text:p>F01</text:p>
          </table:table-cell>
          <table:table-cell table:number-columns-repeated="1015"/>
        </table:table-row>
        <table:table-row table:style-name="ro8">
          <table:table-cell table:style-name="ce93" office:value-type="string" calcext:value-type="string">
            <text:p>7-ELEVEN</text:p>
          </table:table-cell>
          <table:table-cell table:style-name="ce29" table:content-validation-name="val3" office:value-type="string" calcext:value-type="string">
            <text:p>Transportation -- Fuel</text:p>
          </table:table-cell>
          <table:table-cell table:formula="of:=VLOOKUP([.B23];[$Category.$E$2:$Category.$F$43];2;0)" office:value-type="string" office:string-value="B01" calcext:value-type="string">
            <text:p>B01</text:p>
          </table:table-cell>
          <table:table-cell table:number-columns-repeated="4"/>
          <table:table-cell office:value-type="string" calcext:value-type="string">
            <text:p>Payment -- Credit Card CommonWealth</text:p>
          </table:table-cell>
          <table:table-cell office:value-type="string" calcext:value-type="string">
            <text:p>F02</text:p>
          </table:table-cell>
          <table:table-cell table:number-columns-repeated="1015"/>
        </table:table-row>
        <table:table-row table:style-name="ro8">
          <table:table-cell table:style-name="ce93" office:value-type="string" calcext:value-type="string">
            <text:p>COLES</text:p>
          </table:table-cell>
          <table:table-cell table:style-name="ce29" table:content-validation-name="val3" office:value-type="string" calcext:value-type="string">
            <text:p>Daily Living -- Groceries</text:p>
          </table:table-cell>
          <table:table-cell table:formula="of:=VLOOKUP([.B24];[$Category.$E$2:$Category.$F$43];2;0)" office:value-type="string" office:string-value="D01" calcext:value-type="string">
            <text:p>D01</text:p>
          </table:table-cell>
          <table:table-cell table:number-columns-repeated="4"/>
          <table:table-cell office:value-type="string" calcext:value-type="string">
            <text:p>Miscellaneous -- Income</text:p>
          </table:table-cell>
          <table:table-cell office:value-type="string" calcext:value-type="string">
            <text:p>G01</text:p>
          </table:table-cell>
          <table:table-cell table:number-columns-repeated="1015"/>
        </table:table-row>
        <table:table-row table:style-name="ro8">
          <table:table-cell table:style-name="ce93" office:value-type="string" calcext:value-type="string">
            <text:p>QAHS GENERAL ACCOUNT</text:p>
          </table:table-cell>
          <table:table-cell table:style-name="ce29" table:content-validation-name="val3" office:value-type="string" calcext:value-type="string">
            <text:p>Daily Living -- Education/Lessons</text:p>
          </table:table-cell>
          <table:table-cell table:formula="of:=VLOOKUP([.B25];[$Category.$E$2:$Category.$F$43];2;0)" office:value-type="string" office:string-value="D05" calcext:value-type="string">
            <text:p>D05</text:p>
          </table:table-cell>
          <table:table-cell table:number-columns-repeated="4"/>
          <table:table-cell table:style-name="ce29" table:content-validation-name="val3" office:value-type="string" calcext:value-type="string">
            <text:p>Housing Expenses -- Electricity</text:p>
          </table:table-cell>
          <table:table-cell table:formula="of:=VLOOKUP([.H25];[$Category.$E$2:$Category.$F$43];2;0)" office:value-type="string" office:string-value="A03" calcext:value-type="string">
            <text:p>A03</text:p>
          </table:table-cell>
          <table:table-cell table:number-columns-repeated="1015"/>
        </table:table-row>
        <table:table-row table:style-name="ro8">
          <table:table-cell table:style-name="ce93" office:value-type="string" calcext:value-type="string">
            <text:p>QNMU MEMBERSHIP</text:p>
          </table:table-cell>
          <table:table-cell table:style-name="ce29" table:content-validation-name="val3" office:value-type="string" calcext:value-type="string">
            <text:p>Daily Living -- License Fee</text:p>
          </table:table-cell>
          <table:table-cell table:formula="of:=VLOOKUP([.B26];[$Category.$E$2:$Category.$F$43];2;0)" office:value-type="string" office:string-value="D10" calcext:value-type="string">
            <text:p>D10</text:p>
          </table:table-cell>
          <table:table-cell table:number-columns-repeated="4"/>
          <table:table-cell office:value-type="string" calcext:value-type="string">
            <text:p>Miscellaneous -- Fund Transfer from </text:p>
          </table:table-cell>
          <table:table-cell office:value-type="string" calcext:value-type="string">
            <text:p>G02</text:p>
          </table:table-cell>
          <table:table-cell table:number-columns-repeated="1015"/>
        </table:table-row>
        <table:table-row table:style-name="ro8">
          <table:table-cell table:style-name="ce93" office:value-type="string" calcext:value-type="string">
            <text:p>TELSTRA CORP</text:p>
          </table:table-cell>
          <table:table-cell table:style-name="ce29" table:content-validation-name="val3" office:value-type="string" calcext:value-type="string">
            <text:p>Housing Expenses -- Internet/Phone</text:p>
          </table:table-cell>
          <table:table-cell table:formula="of:=VLOOKUP([.B27];[$Category.$E$2:$Category.$F$43];2;0)" office:value-type="string" office:string-value="A04" calcext:value-type="string">
            <text:p>A04</text:p>
          </table:table-cell>
          <table:table-cell table:number-columns-repeated="1021"/>
        </table:table-row>
        <table:table-row table:style-name="ro8">
          <table:table-cell table:style-name="ce93" office:value-type="string" calcext:value-type="string">
            <text:p>DOMINO</text:p>
          </table:table-cell>
          <table:table-cell table:style-name="ce29" table:content-validation-name="val3" office:value-type="string" calcext:value-type="string">
            <text:p>Daily Living -- Groceries</text:p>
          </table:table-cell>
          <table:table-cell table:formula="of:=VLOOKUP([.B28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8">
          <table:table-cell table:style-name="ce93" office:value-type="string" calcext:value-type="string">
            <text:p>PAYPAL</text:p>
          </table:table-cell>
          <table:table-cell table:style-name="ce29" table:content-validation-name="val3" office:value-type="string" calcext:value-type="string">
            <text:p>Daily Living -- Other</text:p>
          </table:table-cell>
          <table:table-cell table:formula="of:=VLOOKUP([.B29];[$Category.$E$2:$Category.$F$43];2;0)" office:value-type="string" office:string-value="D99" calcext:value-type="string">
            <text:p>D99</text:p>
          </table:table-cell>
          <table:table-cell table:number-columns-repeated="1021"/>
        </table:table-row>
        <table:table-row table:style-name="ro8">
          <table:table-cell table:style-name="ce94" office:value-type="string" calcext:value-type="string">
            <text:p>MEDIBANK</text:p>
          </table:table-cell>
          <table:table-cell table:style-name="ce29" table:content-validation-name="val3" office:value-type="string" calcext:value-type="string">
            <text:p>Medical/Health -- Insurance</text:p>
          </table:table-cell>
          <table:table-cell table:formula="of:=VLOOKUP([.B30];[$Category.$E$2:$Category.$F$43];2;0)" office:value-type="string" office:string-value="C01" calcext:value-type="string">
            <text:p>C01</text:p>
          </table:table-cell>
          <table:table-cell table:number-columns-repeated="1021"/>
        </table:table-row>
        <table:table-row table:style-name="ro8">
          <table:table-cell table:style-name="ce93" office:value-type="string" calcext:value-type="string">
            <text:p>MCDONALDS</text:p>
          </table:table-cell>
          <table:table-cell table:style-name="ce29" table:content-validation-name="val3" office:value-type="string" calcext:value-type="string">
            <text:p>Daily Living -- Dining/Eating Out</text:p>
          </table:table-cell>
          <table:table-cell table:formula="of:=VLOOKUP([.B31];[$Category.$E$2:$Category.$F$43];2;0)" office:value-type="string" office:string-value="D06" calcext:value-type="string">
            <text:p>D06</text:p>
          </table:table-cell>
          <table:table-cell table:number-columns-repeated="1021"/>
        </table:table-row>
        <table:table-row table:style-name="ro8">
          <table:table-cell table:style-name="ce93" office:value-type="string" calcext:value-type="string">
            <text:p>DHC <text:s/>INVESTMENT</text:p>
          </table:table-cell>
          <table:table-cell table:style-name="ce29" table:content-validation-name="val3" office:value-type="string" calcext:value-type="string">
            <text:p>Housing Expenses -- Rent</text:p>
          </table:table-cell>
          <table:table-cell table:formula="of:=VLOOKUP([.B32];[$Category.$E$2:$Category.$F$43];2;0)" office:value-type="string" office:string-value="A02" calcext:value-type="string">
            <text:p>A02</text:p>
          </table:table-cell>
          <table:table-cell table:number-columns-repeated="1021"/>
        </table:table-row>
        <table:table-row table:style-name="ro8">
          <table:table-cell table:style-name="ce94" office:value-type="string" calcext:value-type="string">
            <text:p>JUMMPS</text:p>
          </table:table-cell>
          <table:table-cell table:style-name="ce29" table:content-validation-name="val3" office:value-type="string" calcext:value-type="string">
            <text:p>Entertainment -- Other</text:p>
          </table:table-cell>
          <table:table-cell table:formula="of:=VLOOKUP([.B33];[$Category.$E$2:$Category.$F$43];2;0)" office:value-type="string" office:string-value="E99" calcext:value-type="string">
            <text:p>E99</text:p>
          </table:table-cell>
          <table:table-cell table:number-columns-repeated="1021"/>
        </table:table-row>
        <table:table-row table:style-name="ro8">
          <table:table-cell table:style-name="ce95" office:value-type="string" calcext:value-type="string">
            <text:p>GOODLIFE</text:p>
          </table:table-cell>
          <table:table-cell table:style-name="ce29" table:content-validation-name="val3" office:value-type="string" calcext:value-type="string">
            <text:p>Medical/Health -- Health Club</text:p>
          </table:table-cell>
          <table:table-cell table:formula="of:=VLOOKUP([.B34];[$Category.$E$2:$Category.$F$43];2;0)" office:value-type="string" office:string-value="C04" calcext:value-type="string">
            <text:p>C04</text:p>
          </table:table-cell>
          <table:table-cell table:number-columns-repeated="1021"/>
        </table:table-row>
        <table:table-row table:style-name="ro8">
          <table:table-cell table:style-name="ce95" office:value-type="string" calcext:value-type="string">
            <text:p>TO <text:s/>014536587763751</text:p>
          </table:table-cell>
          <table:table-cell table:style-name="ce29" table:content-validation-name="val3" office:value-type="string" calcext:value-type="string">
            <text:p>Payment -- Credit Card CommonWealth</text:p>
          </table:table-cell>
          <table:table-cell table:formula="of:=VLOOKUP([.B35];[$Category.$E$2:$Category.$F$43];2;0)" office:value-type="string" office:string-value="F02" calcext:value-type="string">
            <text:p>F02</text:p>
          </table:table-cell>
          <table:table-cell table:number-columns-repeated="1021"/>
        </table:table-row>
        <table:table-row table:style-name="ro8">
          <table:table-cell table:style-name="ce96" office:value-type="string" calcext:value-type="string">
            <text:p>TO 5468279041172986</text:p>
          </table:table-cell>
          <table:table-cell table:style-name="ce29" table:content-validation-name="val3" office:value-type="string" calcext:value-type="string">
            <text:p>Payment -- Credit Card ANZ</text:p>
          </table:table-cell>
          <table:table-cell table:formula="of:=VLOOKUP([.B36];[$Category.$E$2:$Category.$F$43];2;0)" office:value-type="string" office:string-value="F01" calcext:value-type="string">
            <text:p>F01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O 4564627119604502</text:p>
          </table:table-cell>
          <table:table-cell table:style-name="ce29" table:content-validation-name="val3" office:value-type="string" calcext:value-type="string">
            <text:p>Payment -- Credit Card ANZ</text:p>
          </table:table-cell>
          <table:table-cell table:formula="of:=VLOOKUP([.B37];[$Category.$E$2:$Category.$F$43];2;0)" office:value-type="string" office:string-value="F01" calcext:value-type="string">
            <text:p>F01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MMONWEALTH CARDS</text:p>
          </table:table-cell>
          <table:table-cell table:style-name="ce29" table:content-validation-name="val3" office:value-type="string" calcext:value-type="string">
            <text:p>Payment -- Credit Card CommonWealth</text:p>
          </table:table-cell>
          <table:table-cell table:formula="of:=VLOOKUP([.B38];[$Category.$E$2:$Category.$F$43];2;0)" office:value-type="string" office:string-value="F02" calcext:value-type="string">
            <text:p>F02</text:p>
          </table:table-cell>
          <table:table-cell table:number-columns-repeated="1021"/>
        </table:table-row>
        <table:table-row table:style-name="ro8">
          <table:table-cell table:style-name="ce94" office:value-type="string" calcext:value-type="string">
            <text:p>DEBIT INTEREST CHARGED</text:p>
          </table:table-cell>
          <table:table-cell table:style-name="ce29" table:content-validation-name="val4" office:value-type="string" calcext:value-type="string">
            <text:p>Daily Living -- Bank Fee</text:p>
          </table:table-cell>
          <table:table-cell table:formula="of:=VLOOKUP([.B39];[$Category.$E$2:$Category.$F$43];2;0)" office:value-type="string" office:string-value="D09" calcext:value-type="string">
            <text:p>D09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CCOUNT SERVICING FEE</text:p>
          </table:table-cell>
          <table:table-cell table:style-name="ce29" table:content-validation-name="val3" office:value-type="string" calcext:value-type="string">
            <text:p>Daily Living -- Bank Fee</text:p>
          </table:table-cell>
          <table:table-cell table:formula="of:=VLOOKUP([.B40];[$Category.$E$2:$Category.$F$43];2;0)" office:value-type="string" office:string-value="D09" calcext:value-type="string">
            <text:p>D09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VERSAL OF ACCOUNT SERVICING FEE</text:p>
          </table:table-cell>
          <table:table-cell table:style-name="ce29" table:content-validation-name="val3" office:value-type="string" calcext:value-type="string">
            <text:p>Daily Living -- Bank Fee</text:p>
          </table:table-cell>
          <table:table-cell table:formula="of:=VLOOKUP([.B41];[$Category.$E$2:$Category.$F$43];2;0)" office:value-type="string" office:string-value="D09" calcext:value-type="string">
            <text:p>D09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TM</text:p>
          </table:table-cell>
          <table:table-cell table:style-name="ce29" table:content-validation-name="val3" office:value-type="string" calcext:value-type="string">
            <text:p>Daily Living -- Withdraw Cash</text:p>
          </table:table-cell>
          <table:table-cell table:formula="of:=VLOOKUP([.B42];[$Category.$E$2:$Category.$F$43];2;0)" office:value-type="string" office:string-value="D13" calcext:value-type="string">
            <text:p>D13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AY/SALARY</text:p>
          </table:table-cell>
          <table:table-cell table:style-name="ce29" table:content-validation-name="val3" office:value-type="string" calcext:value-type="string">
            <text:p>Miscellaneous -- Income</text:p>
          </table:table-cell>
          <table:table-cell table:formula="of:=VLOOKUP([.B43];[$Category.$E$2:$Category.$F$43];2;0)" office:value-type="string" office:string-value="G01" calcext:value-type="string">
            <text:p>G01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LINE PH</text:p>
          </table:table-cell>
          <table:table-cell table:style-name="ce29" table:content-validation-name="val3" office:value-type="string" calcext:value-type="string">
            <text:p>Daily Living -- Other</text:p>
          </table:table-cell>
          <table:table-cell table:formula="of:=VLOOKUP([.B44];[$Category.$E$2:$Category.$F$43];2;0)" office:value-type="string" office:string-value="D99" calcext:value-type="string">
            <text:p>D99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BRUMBYS</text:p>
          </table:table-cell>
          <table:table-cell table:style-name="ce29" table:content-validation-name="val3" office:value-type="string" calcext:value-type="string">
            <text:p>Daily Living -- Groceries</text:p>
          </table:table-cell>
          <table:table-cell table:formula="of:=VLOOKUP([.B45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8">
          <table:table-cell table:style-name="ce96" office:value-type="string" calcext:value-type="string">
            <text:p>JHY PTY LTD</text:p>
          </table:table-cell>
          <table:table-cell table:style-name="ce29" table:content-validation-name="val3" office:value-type="string" calcext:value-type="string">
            <text:p>Daily Living -- Groceries</text:p>
          </table:table-cell>
          <table:table-cell table:formula="of:=VLOOKUP([.B46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8">
          <table:table-cell table:style-name="ce96" office:value-type="string" calcext:value-type="string">
            <text:p>BREADTOP</text:p>
          </table:table-cell>
          <table:table-cell table:style-name="ce29" table:content-validation-name="val3" office:value-type="string" calcext:value-type="string">
            <text:p>Daily Living -- Groceries</text:p>
          </table:table-cell>
          <table:table-cell table:formula="of:=VLOOKUP([.B47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REEN VALLEY BUTCHE</text:p>
          </table:table-cell>
          <table:table-cell table:style-name="ce29" table:content-validation-name="val3" office:value-type="string" calcext:value-type="string">
            <text:p>Daily Living -- Groceries</text:p>
          </table:table-cell>
          <table:table-cell table:formula="of:=VLOOKUP([.B48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ACHIBANA PTY LTD</text:p>
          </table:table-cell>
          <table:table-cell table:style-name="ce29" table:content-validation-name="val3" office:value-type="string" calcext:value-type="string">
            <text:p>Daily Living -- Groceries</text:p>
          </table:table-cell>
          <table:table-cell table:formula="of:=VLOOKUP([.B49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ORIGIN ENERGY</text:p>
          </table:table-cell>
          <table:table-cell table:style-name="ce29" table:content-validation-name="val3" office:value-type="string" calcext:value-type="string">
            <text:p>Housing Expenses -- Electricity</text:p>
          </table:table-cell>
          <table:table-cell table:formula="of:=VLOOKUP([.B50];[$Category.$E$2:$Category.$F$43];2;0)" office:value-type="string" office:string-value="A03" calcext:value-type="string">
            <text:p>A03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OVE THAT BOOK</text:p>
          </table:table-cell>
          <table:table-cell table:style-name="ce29" table:content-validation-name="val3" office:value-type="string" calcext:value-type="string">
            <text:p>Daily Living -- Education/Lessons</text:p>
          </table:table-cell>
          <table:table-cell table:formula="of:=VLOOKUP([.B51];[$Category.$E$2:$Category.$F$43];2;0)" office:value-type="string" office:string-value="D05" calcext:value-type="string">
            <text:p>D05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ZARRAFFAS COFFEE</text:p>
          </table:table-cell>
          <table:table-cell table:style-name="ce29" table:content-validation-name="val3" office:value-type="string" calcext:value-type="string">
            <text:p>Daily Living -- Groceries</text:p>
          </table:table-cell>
          <table:table-cell table:formula="of:=VLOOKUP([.B52];[$Category.$E$2:$Category.$F$43];2;0)" office:value-type="string" office:string-value="D01" calcext:value-type="string">
            <text:p>D01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ROM <text:s text:c="6"/>587763751</text:p>
          </table:table-cell>
          <table:table-cell table:style-name="ce29" table:content-validation-name="val3" office:value-type="string" calcext:value-type="string">
            <text:p>Miscellaneous -- Fund Transfer from </text:p>
          </table:table-cell>
          <table:table-cell table:formula="of:=VLOOKUP([.B53];[$Category.$E$2:$Category.$F$43];2;0)" office:value-type="string" office:string-value="G02" calcext:value-type="string">
            <text:p>G02</text:p>
          </table:table-cell>
          <table:table-cell table:number-columns-repeated="1021"/>
        </table:table-row>
        <table:table-row table:style-name="ro8" table:number-rows-repeated="77">
          <table:table-cell table:number-columns-repeated="1024"/>
        </table:table-row>
        <table:table-row table:style-name="ro6" table:number-rows-repeated="10484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019_03" table:style-name="ta1">
        <office:forms form:automatic-focus="false" form:apply-design-mode="false"/>
        <table:table-column table:style-name="co21" table:default-cell-style-name="ce52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column table:style-name="co25" table:default-cell-style-name="ce32"/>
        <table:table-column table:style-name="co7" table:number-columns-repeated="1010" table:default-cell-style-name="ce32"/>
        <table:table-column table:style-name="co7" table:number-columns-repeated="4" table:default-cell-style-name="Default"/>
        <table:table-row table:style-name="ro7">
          <table:table-cell table:style-name="ce51" office:value-type="string" calcext:value-type="string">
            <text:p>spend_date</text:p>
          </table:table-cell>
          <table:table-cell table:style-name="ce28" office:value-type="string" calcext:value-type="string">
            <text:p>spend_amount</text:p>
          </table:table-cell>
          <table:table-cell table:style-name="ce28" office:value-type="string" calcext:value-type="string">
            <text:p>Spend_Description</text:p>
          </table:table-cell>
          <table:table-cell table:style-name="ce28" office:value-type="string" calcext:value-type="string">
            <text:p>spend_category</text:p>
          </table:table-cell>
          <table:table-cell table:style-name="ce28" office:value-type="string" calcext:value-type="string">
            <text:p>category</text:p>
          </table:table-cell>
          <table:table-cell table:style-name="ce45" table:number-columns-repeated="1010"/>
          <table:table-cell table:style-name="ce53" table:number-columns-repeated="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 Of Account Servicing Fee Minimum $2000 In Deposits Received</text:p>
          </table:table-cell>
          <table:table-cell table:formula="of:=VLOOKUP([.E2];unique_categories;2;0)" office:value-type="string" office:string-value="D09" calcext:value-type="string">
            <text:p>D09</text:p>
          </table:table-cell>
          <table:table-cell table:formula="of:=INDEX(catagories;MATCH(1;ISNUMBER(SEARCH(keys;[.C2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ount Servicing Fee</text:p>
          </table:table-cell>
          <table:table-cell table:formula="of:=VLOOKUP([.E3];unique_categories;2;0)" office:value-type="string" office:string-value="D09" calcext:value-type="string">
            <text:p>D09</text:p>
          </table:table-cell>
          <table:table-cell table:formula="of:=INDEX(catagories;MATCH(1;ISNUMBER(SEARCH(keys;[.C3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649272 <text:s/>To <text:s/>014536587763751</text:p>
          </table:table-cell>
          <table:table-cell table:formula="of:=VLOOKUP([.E4];unique_categories;2;0)" office:value-type="string" office:string-value="F02" calcext:value-type="string">
            <text:p>F02</text:p>
          </table:table-cell>
          <table:table-cell table:formula="of:=INDEX(catagories;MATCH(1;ISNUMBER(SEARCH(keys;[.C4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Internet Banking Bpay Commonwealth Cards <text:s text:c="11"/>{649913}</text:p>
          </table:table-cell>
          <table:table-cell table:formula="of:=VLOOKUP([.E5];unique_categories;2;0)" office:value-type="string" office:string-value="F02" calcext:value-type="string">
            <text:p>F02</text:p>
          </table:table-cell>
          <table:table-cell table:formula="of:=INDEX(catagories;MATCH(1;ISNUMBER(SEARCH(keys;[.C5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88420729143v</text:p>
          </table:table-cell>
          <table:table-cell table:formula="of:=VLOOKUP([.E6];unique_categories;2;0)" office:value-type="string" office:string-value="F99" calcext:value-type="string">
            <text:p>F99</text:p>
          </table:table-cell>
          <table:table-cell table:formula="of:=INDEX(catagories;MATCH(1;ISNUMBER(SEARCH(keys;[.C6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649535 <text:s/>To 4564627119604502</text:p>
          </table:table-cell>
          <table:table-cell table:formula="of:=VLOOKUP([.E7];unique_categories;2;0)" office:value-type="string" office:string-value="F01" calcext:value-type="string">
            <text:p>F01</text:p>
          </table:table-cell>
          <table:table-cell table:formula="of:=INDEX(catagories;MATCH(1;ISNUMBER(SEARCH(keys;[.C7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grfu0ldz</text:p>
          </table:table-cell>
          <table:table-cell table:formula="of:=VLOOKUP([.E8];unique_categories;2;0)" office:value-type="string" office:string-value="C04" calcext:value-type="string">
            <text:p>C04</text:p>
          </table:table-cell>
          <table:table-cell table:formula="of:=INDEX(catagories;MATCH(1;ISNUMBER(SEARCH(keys;[.C8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22.25" calcext:value-type="float">
            <text:p>-22.2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];unique_categories;2;0)" office:value-type="string" office:string-value="D01" calcext:value-type="string">
            <text:p>D01</text:p>
          </table:table-cell>
          <table:table-cell table:formula="of:=INDEX(catagories;MATCH(1;ISNUMBER(SEARCH(keys;[.C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9" calcext:value-type="date">
            <text:p>2019-03-29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88420729145k</text:p>
          </table:table-cell>
          <table:table-cell table:formula="of:=VLOOKUP([.E10];unique_categories;2;0)" office:value-type="string" office:string-value="F99" calcext:value-type="string">
            <text:p>F99</text:p>
          </table:table-cell>
          <table:table-cell table:formula="of:=INDEX(catagories;MATCH(1;ISNUMBER(SEARCH(keys;[.C10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-32.16" calcext:value-type="float">
            <text:p>-32.16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11];unique_categories;2;0)" office:value-type="string" office:string-value="B01" calcext:value-type="string">
            <text:p>B01</text:p>
          </table:table-cell>
          <table:table-cell table:formula="of:=INDEX(catagories;MATCH(1;ISNUMBER(SEARCH(keys;[.C11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-15.17" calcext:value-type="float">
            <text:p>-15.17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12];unique_categories;2;0)" office:value-type="string" office:string-value="D01" calcext:value-type="string">
            <text:p>D01</text:p>
          </table:table-cell>
          <table:table-cell table:formula="of:=INDEX(catagories;MATCH(1;ISNUMBER(SEARCH(keys;[.C1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13];unique_categories;2;0)" office:value-type="string" office:string-value="D01" calcext:value-type="string">
            <text:p>D01</text:p>
          </table:table-cell>
          <table:table-cell table:formula="of:=INDEX(catagories;MATCH(1;ISNUMBER(SEARCH(keys;[.C1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863.65" calcext:value-type="float">
            <text:p>863.65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14];unique_categories;2;0)" office:value-type="string" office:string-value="G01" calcext:value-type="string">
            <text:p>G01</text:p>
          </table:table-cell>
          <table:table-cell table:formula="of:=INDEX(catagories;MATCH(1;ISNUMBER(SEARCH(keys;[.C14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28" calcext:value-type="date">
            <text:p>2019-03-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z M-Banking Funds Tfer Transfer 910351 <text:s/>From <text:s text:c="6"/>587763751</text:p>
          </table:table-cell>
          <table:table-cell table:formula="of:=VLOOKUP([.E15];unique_categories;2;0)" office:value-type="string" office:string-value="G02" calcext:value-type="string">
            <text:p>G02</text:p>
          </table:table-cell>
          <table:table-cell table:formula="of:=INDEX(catagories;MATCH(1;ISNUMBER(SEARCH(keys;[.C15]));0))" office:value-type="string" office:string-value="Miscellaneous -- Fund Transfer from " calcext:value-type="string">
            <text:p>Miscellaneous -- Fund Transfer from </text:p>
          </table:table-cell>
          <table:table-cell table:number-columns-repeated="1014"/>
        </table:table-row>
        <table:table-row table:style-name="ro6">
          <table:table-cell office:value-type="date" office:date-value="2019-03-27" calcext:value-type="date">
            <text:p>2019-03-27</text:p>
          </table:table-cell>
          <table:table-cell office:value-type="float" office:value="-57" calcext:value-type="float">
            <text:p>-57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VLOOKUP([.E16];unique_categories;2;0)" office:value-type="string" office:string-value="D05" calcext:value-type="string">
            <text:p>D05</text:p>
          </table:table-cell>
          <table:table-cell table:formula="of:=INDEX(catagories;MATCH(1;ISNUMBER(SEARCH(keys;[.C16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3-27" calcext:value-type="date">
            <text:p>2019-03-27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Visa Debit Purchase Card 7079 K Town Supermarket Southport</text:p>
          </table:table-cell>
          <table:table-cell table:formula="of:=VLOOKUP([.E17];unique_categories;2;0)" office:value-type="string" office:string-value="D01" calcext:value-type="string">
            <text:p>D01</text:p>
          </table:table-cell>
          <table:table-cell table:formula="of:=INDEX(catagories;MATCH(1;ISNUMBER(SEARCH(keys;[.C1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6" calcext:value-type="date">
            <text:p>2019-03-26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18];unique_categories;2;0)" office:value-type="string" office:string-value="D13" calcext:value-type="string">
            <text:p>D13</text:p>
          </table:table-cell>
          <table:table-cell table:formula="of:=INDEX(catagories;MATCH(1;ISNUMBER(SEARCH(keys;[.C18]));0))" office:value-type="string" office:string-value="Daily Living -- Withdraw Cash" calcext:value-type="string">
            <text:p>Daily Living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26" calcext:value-type="date">
            <text:p>2019-03-26</text:p>
          </table:table-cell>
          <table:table-cell office:value-type="float" office:value="-10.3" calcext:value-type="float">
            <text:p>-10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9];unique_categories;2;0)" office:value-type="string" office:string-value="D01" calcext:value-type="string">
            <text:p>D01</text:p>
          </table:table-cell>
          <table:table-cell table:formula="of:=INDEX(catagories;MATCH(1;ISNUMBER(SEARCH(keys;[.C1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6" calcext:value-type="date">
            <text:p>2019-03-26</text:p>
          </table:table-cell>
          <table:table-cell office:value-type="float" office:value="-20.56" calcext:value-type="float">
            <text:p>-20.56</text:p>
          </table:table-cell>
          <table:table-cell office:value-type="string" calcext:value-type="string">
            <text:p>Visa Debit Purchase Card 7079 Helensvale Dis Fruit Helensvale</text:p>
          </table:table-cell>
          <table:table-cell table:formula="of:=VLOOKUP([.E20];unique_categories;2;0)" office:value-type="string" office:string-value="D01" calcext:value-type="string">
            <text:p>D01</text:p>
          </table:table-cell>
          <table:table-cell table:formula="of:=INDEX(catagories;MATCH(1;ISNUMBER(SEARCH(keys;[.C2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21];unique_categories;2;0)" office:value-type="string" office:string-value="D13" calcext:value-type="string">
            <text:p>D13</text:p>
          </table:table-cell>
          <table:table-cell table:formula="of:=INDEX(catagories;MATCH(1;ISNUMBER(SEARCH(keys;[.C21]));0))" office:value-type="string" office:string-value="Daily Living -- Withdraw Cash" calcext:value-type="string">
            <text:p>Daily Living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14.6" calcext:value-type="float">
            <text:p>-14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22];unique_categories;2;0)" office:value-type="string" office:string-value="D01" calcext:value-type="string">
            <text:p>D01</text:p>
          </table:table-cell>
          <table:table-cell table:formula="of:=INDEX(catagories;MATCH(1;ISNUMBER(SEARCH(keys;[.C2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36.26" calcext:value-type="float">
            <text:p>-36.26</text:p>
          </table:table-cell>
          <table:table-cell office:value-type="string" calcext:value-type="string">
            <text:p>Visa Debit Purchase Card 7079 Woolworths 2713 Helensvale</text:p>
          </table:table-cell>
          <table:table-cell table:formula="of:=VLOOKUP([.E23];unique_categories;2;0)" office:value-type="string" office:string-value="D01" calcext:value-type="string">
            <text:p>D01</text:p>
          </table:table-cell>
          <table:table-cell table:formula="of:=INDEX(catagories;MATCH(1;ISNUMBER(SEARCH(keys;[.C2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24];unique_categories;2;0)" office:value-type="string" office:string-value="D13" calcext:value-type="string">
            <text:p>D13</text:p>
          </table:table-cell>
          <table:table-cell table:formula="of:=INDEX(catagories;MATCH(1;ISNUMBER(SEARCH(keys;[.C24]));0))" office:value-type="string" office:string-value="Daily Living -- Withdraw Cash" calcext:value-type="string">
            <text:p>Daily Living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65.7" calcext:value-type="float">
            <text:p>-65.7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25];unique_categories;2;0)" office:value-type="string" office:string-value="D01" calcext:value-type="string">
            <text:p>D01</text:p>
          </table:table-cell>
          <table:table-cell table:formula="of:=INDEX(catagories;MATCH(1;ISNUMBER(SEARCH(keys;[.C2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55.05" calcext:value-type="float">
            <text:p>-55.05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VLOOKUP([.E26];unique_categories;2;0)" office:value-type="string" office:string-value="B01" calcext:value-type="string">
            <text:p>B01</text:p>
          </table:table-cell>
          <table:table-cell table:formula="of:=INDEX(catagories;MATCH(1;ISNUMBER(SEARCH(keys;[.C26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Visa Debit Purchase Card 7079 Jummps Parkwood Pty Lt Parkwood</text:p>
          </table:table-cell>
          <table:table-cell table:formula="of:=VLOOKUP([.E27];unique_categories;2;0)" office:value-type="string" office:string-value="E99" calcext:value-type="string">
            <text:p>E99</text:p>
          </table:table-cell>
          <table:table-cell table:formula="of:=INDEX(catagories;MATCH(1;ISNUMBER(SEARCH(keys;[.C27]));0))" office:value-type="string" office:string-value="Entertainment -- Other" calcext:value-type="string">
            <text:p>Entertainment -- Other</text:p>
          </table:table-cell>
          <table:table-cell table:number-columns-repeated="1014"/>
        </table:table-row>
        <table:table-row table:style-name="ro6">
          <table:table-cell office:value-type="date" office:date-value="2019-03-25" calcext:value-type="date">
            <text:p>2019-03-2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28];unique_categories;2;0)" office:value-type="string" office:string-value="D01" calcext:value-type="string">
            <text:p>D01</text:p>
          </table:table-cell>
          <table:table-cell table:formula="of:=INDEX(catagories;MATCH(1;ISNUMBER(SEARCH(keys;[.C2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234204 To Dhc <text:s/>Investment</text:p>
          </table:table-cell>
          <table:table-cell table:formula="of:=VLOOKUP([.E29];unique_categories;2;0)" office:value-type="string" office:string-value="A02" calcext:value-type="string">
            <text:p>A02</text:p>
          </table:table-cell>
          <table:table-cell table:formula="of:=INDEX(catagories;MATCH(1;ISNUMBER(SEARCH(keys;[.C29]));0))" office:value-type="string" office:string-value="Housing Expenses -- Rent" calcext:value-type="string">
            <text:p>Housing Expenses -- Rent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234408 <text:s/>To <text:s/>014536587763751</text:p>
          </table:table-cell>
          <table:table-cell table:formula="of:=VLOOKUP([.E30];unique_categories;2;0)" office:value-type="string" office:string-value="F02" calcext:value-type="string">
            <text:p>F02</text:p>
          </table:table-cell>
          <table:table-cell table:formula="of:=INDEX(catagories;MATCH(1;ISNUMBER(SEARCH(keys;[.C30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234567 <text:s/>To 4564627119604502</text:p>
          </table:table-cell>
          <table:table-cell table:formula="of:=VLOOKUP([.E31];unique_categories;2;0)" office:value-type="string" office:string-value="F01" calcext:value-type="string">
            <text:p>F01</text:p>
          </table:table-cell>
          <table:table-cell table:formula="of:=INDEX(catagories;MATCH(1;ISNUMBER(SEARCH(keys;[.C31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27.95" calcext:value-type="float">
            <text:p>-27.95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32];unique_categories;2;0)" office:value-type="string" office:string-value="D06" calcext:value-type="string">
            <text:p>D06</text:p>
          </table:table-cell>
          <table:table-cell table:formula="of:=INDEX(catagories;MATCH(1;ISNUMBER(SEARCH(keys;[.C32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22" calcext:value-type="date">
            <text:p>2019-03-22</text:p>
          </table:table-cell>
          <table:table-cell office:value-type="float" office:value="-7.98" calcext:value-type="float">
            <text:p>-7.98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33];unique_categories;2;0)" office:value-type="string" office:string-value="D01" calcext:value-type="string">
            <text:p>D01</text:p>
          </table:table-cell>
          <table:table-cell table:formula="of:=INDEX(catagories;MATCH(1;ISNUMBER(SEARCH(keys;[.C3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-43.63" calcext:value-type="float">
            <text:p>-43.6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34];unique_categories;2;0)" office:value-type="string" office:string-value="D01" calcext:value-type="string">
            <text:p>D01</text:p>
          </table:table-cell>
          <table:table-cell table:formula="of:=INDEX(catagories;MATCH(1;ISNUMBER(SEARCH(keys;[.C3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-29.65" calcext:value-type="float">
            <text:p>-29.6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35];unique_categories;2;0)" office:value-type="string" office:string-value="D01" calcext:value-type="string">
            <text:p>D01</text:p>
          </table:table-cell>
          <table:table-cell table:formula="of:=INDEX(catagories;MATCH(1;ISNUMBER(SEARCH(keys;[.C3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-14.85" calcext:value-type="float">
            <text:p>-14.8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36];unique_categories;2;0)" office:value-type="string" office:string-value="D01" calcext:value-type="string">
            <text:p>D01</text:p>
          </table:table-cell>
          <table:table-cell table:formula="of:=INDEX(catagories;MATCH(1;ISNUMBER(SEARCH(keys;[.C3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21" calcext:value-type="date">
            <text:p>2019-03-21</text:p>
          </table:table-cell>
          <table:table-cell office:value-type="float" office:value="863.65" calcext:value-type="float">
            <text:p>863.65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37];unique_categories;2;0)" office:value-type="string" office:string-value="G01" calcext:value-type="string">
            <text:p>G01</text:p>
          </table:table-cell>
          <table:table-cell table:formula="of:=INDEX(catagories;MATCH(1;ISNUMBER(SEARCH(keys;[.C37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Debit Interest Charged</text:p>
          </table:table-cell>
          <table:table-cell table:formula="of:=VLOOKUP([.E38];unique_categories;2;0)" office:value-type="string" office:string-value="D09" calcext:value-type="string">
            <text:p>D09</text:p>
          </table:table-cell>
          <table:table-cell table:formula="of:=INDEX(catagories;MATCH(1;ISNUMBER(SEARCH(keys;[.C38]));0))" office:value-type="string" office:string-value="Daily Living -- Bank Fee" calcext:value-type="string">
            <text:p>Daily Living -- Bank Fee</text:p>
          </table:table-cell>
          <table:table-cell table:number-columns-repeated="1014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-970" calcext:value-type="float">
            <text:p>-9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39];unique_categories;2;0)" office:value-type="string" office:string-value="D13" calcext:value-type="string">
            <text:p>D13</text:p>
          </table:table-cell>
          <table:table-cell table:formula="of:=INDEX(catagories;MATCH(1;ISNUMBER(SEARCH(keys;[.C39]));0))" office:value-type="string" office:string-value="Daily Living -- Withdraw Cash" calcext:value-type="string">
            <text:p>Daily Living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-34.54" calcext:value-type="float">
            <text:p>-34.54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40];unique_categories;2;0)" office:value-type="string" office:string-value="B01" calcext:value-type="string">
            <text:p>B01</text:p>
          </table:table-cell>
          <table:table-cell table:formula="of:=INDEX(catagories;MATCH(1;ISNUMBER(SEARCH(keys;[.C40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20" calcext:value-type="date">
            <text:p>2019-03-20</text:p>
          </table:table-cell>
          <table:table-cell office:value-type="float" office:value="1745.36" calcext:value-type="float">
            <text:p>1745.36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41];unique_categories;2;0)" office:value-type="string" office:string-value="G01" calcext:value-type="string">
            <text:p>G01</text:p>
          </table:table-cell>
          <table:table-cell table:formula="of:=INDEX(catagories;MATCH(1;ISNUMBER(SEARCH(keys;[.C41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19" calcext:value-type="date">
            <text:p>2019-03-19</text:p>
          </table:table-cell>
          <table:table-cell office:value-type="float" office:value="-11.1" calcext:value-type="float">
            <text:p>-11.1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42];unique_categories;2;0)" office:value-type="string" office:string-value="D01" calcext:value-type="string">
            <text:p>D01</text:p>
          </table:table-cell>
          <table:table-cell table:formula="of:=INDEX(catagories;MATCH(1;ISNUMBER(SEARCH(keys;[.C4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9" calcext:value-type="date">
            <text:p>2019-03-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z M-Banking Funds Tfer Transfer 999389 <text:s/>From <text:s text:c="6"/>587763751</text:p>
          </table:table-cell>
          <table:table-cell table:formula="of:=VLOOKUP([.E43];unique_categories;2;0)" office:value-type="string" office:string-value="G02" calcext:value-type="string">
            <text:p>G02</text:p>
          </table:table-cell>
          <table:table-cell table:formula="of:=INDEX(catagories;MATCH(1;ISNUMBER(SEARCH(keys;[.C43]));0))" office:value-type="string" office:string-value="Miscellaneous -- Fund Transfer from " calcext:value-type="string">
            <text:p>Miscellaneous -- Fund Transfer from 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77.25" calcext:value-type="float">
            <text:p>-77.25</text:p>
          </table:table-cell>
          <table:table-cell office:value-type="string" calcext:value-type="string">
            <text:p>Payment To Medibank Private 006315903905</text:p>
          </table:table-cell>
          <table:table-cell table:formula="of:=VLOOKUP([.E44];unique_categories;2;0)" office:value-type="string" office:string-value="C01" calcext:value-type="string">
            <text:p>C01</text:p>
          </table:table-cell>
          <table:table-cell table:formula="of:=INDEX(catagories;MATCH(1;ISNUMBER(SEARCH(keys;[.C44]));0))" office:value-type="string" office:string-value="Medical/Health -- Insurance" calcext:value-type="string">
            <text:p>Medical/Health -- Insurance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16.18" calcext:value-type="float">
            <text:p>-16.18</text:p>
          </table:table-cell>
          <table:table-cell office:value-type="string" calcext:value-type="string">
            <text:p>Payment To Paypal Australia 1005178585986</text:p>
          </table:table-cell>
          <table:table-cell table:formula="of:=VLOOKUP([.E45];unique_categories;2;0)" office:value-type="string" office:string-value="D99" calcext:value-type="string">
            <text:p>D99</text:p>
          </table:table-cell>
          <table:table-cell table:formula="of:=INDEX(catagories;MATCH(1;ISNUMBER(SEARCH(keys;[.C45]));0))" office:value-type="string" office:string-value="Daily Living -- Other" calcext:value-type="string">
            <text:p>Daily Living -- Other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Visa Debit Purchase Card 7079 Ms Charcoal Pty. Ltd. Runcorn</text:p>
          </table:table-cell>
          <table:table-cell table:formula="of:=VLOOKUP([.E46];unique_categories;2;0)" office:value-type="string" office:string-value="D06" calcext:value-type="string">
            <text:p>D06</text:p>
          </table:table-cell>
          <table:table-cell table:formula="of:=INDEX(catagories;MATCH(1;ISNUMBER(SEARCH(keys;[.C46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40.9" calcext:value-type="float">
            <text:p>-40.9</text:p>
          </table:table-cell>
          <table:table-cell office:value-type="string" calcext:value-type="string">
            <text:p>Eftpos Domino's Helensvale <text:s text:c="5"/>Helensvale <text:s text:c="2"/>Ql</text:p>
          </table:table-cell>
          <table:table-cell table:formula="of:=VLOOKUP([.E47];unique_categories;2;0)" office:value-type="string" office:string-value="D01" calcext:value-type="string">
            <text:p>D01</text:p>
          </table:table-cell>
          <table:table-cell table:formula="of:=INDEX(catagories;MATCH(1;ISNUMBER(SEARCH(keys;[.C4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37.2" calcext:value-type="float">
            <text:p>-37.2</text:p>
          </table:table-cell>
          <table:table-cell office:value-type="string" calcext:value-type="string">
            <text:p>Eftpos Hanaro Trading <text:s text:c="4"/>\Sunnybank <text:s text:c="8"/>Au</text:p>
          </table:table-cell>
          <table:table-cell table:formula="of:=VLOOKUP([.E48];unique_categories;2;0)" office:value-type="string" office:string-value="D01" calcext:value-type="string">
            <text:p>D01</text:p>
          </table:table-cell>
          <table:table-cell table:formula="of:=INDEX(catagories;MATCH(1;ISNUMBER(SEARCH(keys;[.C4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33.5" calcext:value-type="float">
            <text:p>-33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49];unique_categories;2;0)" office:value-type="string" office:string-value="D01" calcext:value-type="string">
            <text:p>D01</text:p>
          </table:table-cell>
          <table:table-cell table:formula="of:=INDEX(catagories;MATCH(1;ISNUMBER(SEARCH(keys;[.C4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8" calcext:value-type="date">
            <text:p>2019-03-18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50];unique_categories;2;0)" office:value-type="string" office:string-value="D01" calcext:value-type="string">
            <text:p>D01</text:p>
          </table:table-cell>
          <table:table-cell table:formula="of:=INDEX(catagories;MATCH(1;ISNUMBER(SEARCH(keys;[.C5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74420729143v</text:p>
          </table:table-cell>
          <table:table-cell table:formula="of:=VLOOKUP([.E51];unique_categories;2;0)" office:value-type="string" office:string-value="F99" calcext:value-type="string">
            <text:p>F99</text:p>
          </table:table-cell>
          <table:table-cell table:formula="of:=INDEX(catagories;MATCH(1;ISNUMBER(SEARCH(keys;[.C51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nz Internet Banking Bpay Telstra Corp Ltd <text:s text:c="13"/>{807202}</text:p>
          </table:table-cell>
          <table:table-cell table:formula="of:=VLOOKUP([.E52];unique_categories;2;0)" office:value-type="string" office:string-value="A04" calcext:value-type="string">
            <text:p>A04</text:p>
          </table:table-cell>
          <table:table-cell table:formula="of:=INDEX(catagories;MATCH(1;ISNUMBER(SEARCH(keys;[.C52]));0))" office:value-type="string" office:string-value="Housing Expenses -- Internet/Phone" calcext:value-type="string">
            <text:p>Housing Expenses -- Internet/Phone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Payment To Qnmu Membership <text:s/>1981097</text:p>
          </table:table-cell>
          <table:table-cell table:formula="of:=VLOOKUP([.E53];unique_categories;2;0)" office:value-type="string" office:string-value="D10" calcext:value-type="string">
            <text:p>D10</text:p>
          </table:table-cell>
          <table:table-cell table:formula="of:=INDEX(catagories;MATCH(1;ISNUMBER(SEARCH(keys;[.C53]));0))" office:value-type="string" office:string-value="Daily Living -- License Fee" calcext:value-type="string">
            <text:p>Daily Living -- License Fee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Anz M-Banking Payment Transfer 806625 To Qahs General Account</text:p>
          </table:table-cell>
          <table:table-cell table:formula="of:=VLOOKUP([.E54];unique_categories;2;0)" office:value-type="string" office:string-value="D05" calcext:value-type="string">
            <text:p>D05</text:p>
          </table:table-cell>
          <table:table-cell table:formula="of:=INDEX(catagories;MATCH(1;ISNUMBER(SEARCH(keys;[.C54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807412 <text:s/>To <text:s/>014536587763751</text:p>
          </table:table-cell>
          <table:table-cell table:formula="of:=VLOOKUP([.E55];unique_categories;2;0)" office:value-type="string" office:string-value="F02" calcext:value-type="string">
            <text:p>F02</text:p>
          </table:table-cell>
          <table:table-cell table:formula="of:=INDEX(catagories;MATCH(1;ISNUMBER(SEARCH(keys;[.C55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807588 <text:s/>To 4564627119604502</text:p>
          </table:table-cell>
          <table:table-cell table:formula="of:=VLOOKUP([.E56];unique_categories;2;0)" office:value-type="string" office:string-value="F01" calcext:value-type="string">
            <text:p>F01</text:p>
          </table:table-cell>
          <table:table-cell table:formula="of:=INDEX(catagories;MATCH(1;ISNUMBER(SEARCH(keys;[.C56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49.75" calcext:value-type="float">
            <text:p>-49.75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57];unique_categories;2;0)" office:value-type="string" office:string-value="B01" calcext:value-type="string">
            <text:p>B01</text:p>
          </table:table-cell>
          <table:table-cell table:formula="of:=INDEX(catagories;MATCH(1;ISNUMBER(SEARCH(keys;[.C57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eykc17xy</text:p>
          </table:table-cell>
          <table:table-cell table:formula="of:=VLOOKUP([.E58];unique_categories;2;0)" office:value-type="string" office:string-value="C04" calcext:value-type="string">
            <text:p>C04</text:p>
          </table:table-cell>
          <table:table-cell table:formula="of:=INDEX(catagories;MATCH(1;ISNUMBER(SEARCH(keys;[.C58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74420729145k</text:p>
          </table:table-cell>
          <table:table-cell table:formula="of:=VLOOKUP([.E59];unique_categories;2;0)" office:value-type="string" office:string-value="F99" calcext:value-type="string">
            <text:p>F99</text:p>
          </table:table-cell>
          <table:table-cell table:formula="of:=INDEX(catagories;MATCH(1;ISNUMBER(SEARCH(keys;[.C59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13.05" calcext:value-type="float">
            <text:p>-13.05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VLOOKUP([.E60];unique_categories;2;0)" office:value-type="string" office:string-value="D01" calcext:value-type="string">
            <text:p>D01</text:p>
          </table:table-cell>
          <table:table-cell table:formula="of:=INDEX(catagories;MATCH(1;ISNUMBER(SEARCH(keys;[.C6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5" calcext:value-type="date">
            <text:p>2019-03-15</text:p>
          </table:table-cell>
          <table:table-cell office:value-type="float" office:value="-11.67" calcext:value-type="float">
            <text:p>-11.67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1];unique_categories;2;0)" office:value-type="string" office:string-value="D01" calcext:value-type="string">
            <text:p>D01</text:p>
          </table:table-cell>
          <table:table-cell table:formula="of:=INDEX(catagories;MATCH(1;ISNUMBER(SEARCH(keys;[.C6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4" calcext:value-type="date">
            <text:p>2019-03-14</text:p>
          </table:table-cell>
          <table:table-cell office:value-type="float" office:value="-17.98" calcext:value-type="float">
            <text:p>-17.9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2];unique_categories;2;0)" office:value-type="string" office:string-value="D01" calcext:value-type="string">
            <text:p>D01</text:p>
          </table:table-cell>
          <table:table-cell table:formula="of:=INDEX(catagories;MATCH(1;ISNUMBER(SEARCH(keys;[.C6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4" calcext:value-type="date">
            <text:p>2019-03-14</text:p>
          </table:table-cell>
          <table:table-cell office:value-type="float" office:value="-3.3" calcext:value-type="float">
            <text:p>-3.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3];unique_categories;2;0)" office:value-type="string" office:string-value="D01" calcext:value-type="string">
            <text:p>D01</text:p>
          </table:table-cell>
          <table:table-cell table:formula="of:=INDEX(catagories;MATCH(1;ISNUMBER(SEARCH(keys;[.C6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4" calcext:value-type="date">
            <text:p>2019-03-14</text:p>
          </table:table-cell>
          <table:table-cell office:value-type="float" office:value="821.1" calcext:value-type="float">
            <text:p>821.1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64];unique_categories;2;0)" office:value-type="string" office:string-value="G01" calcext:value-type="string">
            <text:p>G01</text:p>
          </table:table-cell>
          <table:table-cell table:formula="of:=INDEX(catagories;MATCH(1;ISNUMBER(SEARCH(keys;[.C64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12" calcext:value-type="date">
            <text:p>2019-03-12</text:p>
          </table:table-cell>
          <table:table-cell office:value-type="float" office:value="-58.19" calcext:value-type="float">
            <text:p>-58.19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5];unique_categories;2;0)" office:value-type="string" office:string-value="D01" calcext:value-type="string">
            <text:p>D01</text:p>
          </table:table-cell>
          <table:table-cell table:formula="of:=INDEX(catagories;MATCH(1;ISNUMBER(SEARCH(keys;[.C6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2" calcext:value-type="date">
            <text:p>2019-03-12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VLOOKUP([.E66];unique_categories;2;0)" office:value-type="string" office:string-value="B01" calcext:value-type="string">
            <text:p>B01</text:p>
          </table:table-cell>
          <table:table-cell table:formula="of:=INDEX(catagories;MATCH(1;ISNUMBER(SEARCH(keys;[.C66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12" calcext:value-type="date">
            <text:p>2019-03-12</text:p>
          </table:table-cell>
          <table:table-cell office:value-type="float" office:value="-26.05" calcext:value-type="float">
            <text:p>-26.05</text:p>
          </table:table-cell>
          <table:table-cell office:value-type="string" calcext:value-type="string">
            <text:p>Visa Debit Purchase Card 7079 K Town Supermarket Southport</text:p>
          </table:table-cell>
          <table:table-cell table:formula="of:=VLOOKUP([.E67];unique_categories;2;0)" office:value-type="string" office:string-value="D01" calcext:value-type="string">
            <text:p>D01</text:p>
          </table:table-cell>
          <table:table-cell table:formula="of:=INDEX(catagories;MATCH(1;ISNUMBER(SEARCH(keys;[.C6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68];unique_categories;2;0)" office:value-type="string" office:string-value="D13" calcext:value-type="string">
            <text:p>D13</text:p>
          </table:table-cell>
          <table:table-cell table:formula="of:=INDEX(catagories;MATCH(1;ISNUMBER(SEARCH(keys;[.C68]));0))" office:value-type="string" office:string-value="Daily Living -- Withdraw Cash" calcext:value-type="string">
            <text:p>Daily Living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24.98" calcext:value-type="float">
            <text:p>-24.98</text:p>
          </table:table-cell>
          <table:table-cell office:value-type="string" calcext:value-type="string">
            <text:p>Eftpos Pacific Pines Chemm\Pacific Pines <text:s text:c="4"/>Au</text:p>
          </table:table-cell>
          <table:table-cell table:formula="of:=VLOOKUP([.E69];unique_categories;2;0)" office:value-type="string" office:string-value="C03" calcext:value-type="string">
            <text:p>C03</text:p>
          </table:table-cell>
          <table:table-cell table:formula="of:=INDEX(catagories;MATCH(1;ISNUMBER(SEARCH(keys;[.C69]));0))" office:value-type="string" office:string-value="Medical/Health -- Medicine/Drugs" calcext:value-type="string">
            <text:p>Medical/Health -- Medicine/Drug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24.92" calcext:value-type="float">
            <text:p>-24.92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70];unique_categories;2;0)" office:value-type="string" office:string-value="B01" calcext:value-type="string">
            <text:p>B01</text:p>
          </table:table-cell>
          <table:table-cell table:formula="of:=INDEX(catagories;MATCH(1;ISNUMBER(SEARCH(keys;[.C70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6.6" calcext:value-type="float">
            <text:p>-6.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71];unique_categories;2;0)" office:value-type="string" office:string-value="D01" calcext:value-type="string">
            <text:p>D01</text:p>
          </table:table-cell>
          <table:table-cell table:formula="of:=INDEX(catagories;MATCH(1;ISNUMBER(SEARCH(keys;[.C7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104.95" calcext:value-type="float">
            <text:p>-104.9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72];unique_categories;2;0)" office:value-type="string" office:string-value="D01" calcext:value-type="string">
            <text:p>D01</text:p>
          </table:table-cell>
          <table:table-cell table:formula="of:=INDEX(catagories;MATCH(1;ISNUMBER(SEARCH(keys;[.C72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38.15" calcext:value-type="float">
            <text:p>-38.15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73];unique_categories;2;0)" office:value-type="string" office:string-value="D01" calcext:value-type="string">
            <text:p>D01</text:p>
          </table:table-cell>
          <table:table-cell table:formula="of:=INDEX(catagories;MATCH(1;ISNUMBER(SEARCH(keys;[.C7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74];unique_categories;2;0)" office:value-type="string" office:string-value="D01" calcext:value-type="string">
            <text:p>D01</text:p>
          </table:table-cell>
          <table:table-cell table:formula="of:=INDEX(catagories;MATCH(1;ISNUMBER(SEARCH(keys;[.C7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69.1" calcext:value-type="float">
            <text:p>-69.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75];unique_categories;2;0)" office:value-type="string" office:string-value="D01" calcext:value-type="string">
            <text:p>D01</text:p>
          </table:table-cell>
          <table:table-cell table:formula="of:=INDEX(catagories;MATCH(1;ISNUMBER(SEARCH(keys;[.C7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54.28" calcext:value-type="float">
            <text:p>-54.28</text:p>
          </table:table-cell>
          <table:table-cell office:value-type="string" calcext:value-type="string">
            <text:p>Eftpos Ww Petrol <text:s text:c="6"/>2296\Robina Qld <text:s text:c="6"/>Au</text:p>
          </table:table-cell>
          <table:table-cell table:formula="of:=VLOOKUP([.E76];unique_categories;2;0)" office:value-type="string" office:string-value="B01" calcext:value-type="string">
            <text:p>B01</text:p>
          </table:table-cell>
          <table:table-cell table:formula="of:=INDEX(catagories;MATCH(1;ISNUMBER(SEARCH(keys;[.C76]));0))" office:value-type="string" office:string-value="Transportation -- Fuel" calcext:value-type="string">
            <text:p>Transportation -- Fuel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Eftpos Chikor Pty Ltd <text:s text:c="10"/>Southport <text:s text:c="3"/>Au</text:p>
          </table:table-cell>
          <table:table-cell table:formula="of:=VLOOKUP([.E77];unique_categories;2;0)" office:value-type="string" office:string-value="D06" calcext:value-type="string">
            <text:p>D06</text:p>
          </table:table-cell>
          <table:table-cell table:formula="of:=INDEX(catagories;MATCH(1;ISNUMBER(SEARCH(keys;[.C77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8.51" calcext:value-type="float">
            <text:p>-8.5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78];unique_categories;2;0)" office:value-type="string" office:string-value="D01" calcext:value-type="string">
            <text:p>D01</text:p>
          </table:table-cell>
          <table:table-cell table:formula="of:=INDEX(catagories;MATCH(1;ISNUMBER(SEARCH(keys;[.C7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Visa Debit Purchase Card 7079 Officeworks 0401 Southport</text:p>
          </table:table-cell>
          <table:table-cell table:formula="of:=VLOOKUP([.E79];unique_categories;2;0)" office:value-type="string" office:string-value="D07" calcext:value-type="string">
            <text:p>D07</text:p>
          </table:table-cell>
          <table:table-cell table:formula="of:=INDEX(catagories;MATCH(1;ISNUMBER(SEARCH(keys;[.C79]));0))" office:value-type="string" office:string-value="Daily Living -- Office Supplies" calcext:value-type="string">
            <text:p>Daily Living -- Office Supplies</text:p>
          </table:table-cell>
          <table:table-cell table:number-columns-repeated="1014"/>
        </table:table-row>
        <table:table-row table:style-name="ro6">
          <table:table-cell office:value-type="date" office:date-value="2019-03-11" calcext:value-type="date">
            <text:p>2019-03-11</text:p>
          </table:table-cell>
          <table:table-cell office:value-type="float" office:value="-16.63" calcext:value-type="float">
            <text:p>-16.63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80];unique_categories;2;0)" office:value-type="string" office:string-value="D01" calcext:value-type="string">
            <text:p>D01</text:p>
          </table:table-cell>
          <table:table-cell table:formula="of:=INDEX(catagories;MATCH(1;ISNUMBER(SEARCH(keys;[.C8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327870 To Dhc <text:s/>Investment</text:p>
          </table:table-cell>
          <table:table-cell table:formula="of:=VLOOKUP([.E81];unique_categories;2;0)" office:value-type="string" office:string-value="A02" calcext:value-type="string">
            <text:p>A02</text:p>
          </table:table-cell>
          <table:table-cell table:formula="of:=INDEX(catagories;MATCH(1;ISNUMBER(SEARCH(keys;[.C81]));0))" office:value-type="string" office:string-value="Housing Expenses -- Rent" calcext:value-type="string">
            <text:p>Housing Expenses -- Rent</text:p>
          </table:table-cell>
          <table:table-cell table:number-columns-repeated="1014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328124 <text:s/>To <text:s/>014536587763751</text:p>
          </table:table-cell>
          <table:table-cell table:formula="of:=VLOOKUP([.E82];unique_categories;2;0)" office:value-type="string" office:string-value="F02" calcext:value-type="string">
            <text:p>F02</text:p>
          </table:table-cell>
          <table:table-cell table:formula="of:=INDEX(catagories;MATCH(1;ISNUMBER(SEARCH(keys;[.C82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4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328320 <text:s/>To 5468279041172986</text:p>
          </table:table-cell>
          <table:table-cell table:formula="of:=VLOOKUP([.E83];unique_categories;2;0)" office:value-type="string" office:string-value="F01" calcext:value-type="string">
            <text:p>F01</text:p>
          </table:table-cell>
          <table:table-cell table:formula="of:=INDEX(catagories;MATCH(1;ISNUMBER(SEARCH(keys;[.C83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08" calcext:value-type="date">
            <text:p>2019-03-08</text:p>
          </table:table-cell>
          <table:table-cell office:value-type="float" office:value="-1.85" calcext:value-type="float">
            <text:p>-1.85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84];unique_categories;2;0)" office:value-type="string" office:string-value="D01" calcext:value-type="string">
            <text:p>D01</text:p>
          </table:table-cell>
          <table:table-cell table:formula="of:=INDEX(catagories;MATCH(1;ISNUMBER(SEARCH(keys;[.C8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716.6" calcext:value-type="float">
            <text:p>-716.6</text:p>
          </table:table-cell>
          <table:table-cell office:value-type="string" calcext:value-type="string">
            <text:p>Anz Phone Banking Bpay Tmr Reg Renew 4817 <text:s text:c="11"/>{755996}</text:p>
          </table:table-cell>
          <table:table-cell table:formula="of:=VLOOKUP([.E85];unique_categories;2;0)" office:value-type="string" office:string-value="B03" calcext:value-type="string">
            <text:p>B03</text:p>
          </table:table-cell>
          <table:table-cell table:formula="of:=INDEX(catagories;MATCH(1;ISNUMBER(SEARCH(keys;[.C85]));0))" office:value-type="string" office:string-value="Transportation -- Registration" calcext:value-type="string">
            <text:p>Transportation -- Registration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100.63" calcext:value-type="float">
            <text:p>-100.63</text:p>
          </table:table-cell>
          <table:table-cell office:value-type="string" calcext:value-type="string">
            <text:p>Payment To Vodafone <text:s text:c="8"/>T3 131bcd 19</text:p>
          </table:table-cell>
          <table:table-cell table:formula="of:=VLOOKUP([.E86];unique_categories;2;0)" office:value-type="string" office:string-value="D12" calcext:value-type="string">
            <text:p>D12</text:p>
          </table:table-cell>
          <table:table-cell table:formula="of:=INDEX(catagories;MATCH(1;ISNUMBER(SEARCH(keys;[.C86]));0))" office:value-type="string" office:string-value="Daily Living -- Mobile Phone Fee" calcext:value-type="string">
            <text:p>Daily Living -- Mobile Phone Fee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Phone Banking Bpay Justice Sper <text:s text:c="17"/>{756014}</text:p>
          </table:table-cell>
          <table:table-cell table:formula="of:=VLOOKUP([.E87];unique_categories;2;0)" office:value-type="string" office:string-value="B07" calcext:value-type="string">
            <text:p>B07</text:p>
          </table:table-cell>
          <table:table-cell table:formula="of:=INDEX(catagories;MATCH(1;ISNUMBER(SEARCH(keys;[.C87]));0))" office:value-type="string" office:string-value="Transportation -- Fines" calcext:value-type="string">
            <text:p>Transportation -- Fines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-15.65" calcext:value-type="float">
            <text:p>-15.65</text:p>
          </table:table-cell>
          <table:table-cell office:value-type="string" calcext:value-type="string">
            <text:p>Eftpos We Brew Pty Ltd <text:s text:c="9"/>Helensvale <text:s text:c="2"/>Au</text:p>
          </table:table-cell>
          <table:table-cell table:formula="of:=VLOOKUP([.E88];unique_categories;2;0)" office:value-type="string" office:string-value="D01" calcext:value-type="string">
            <text:p>D01</text:p>
          </table:table-cell>
          <table:table-cell table:formula="of:=INDEX(catagories;MATCH(1;ISNUMBER(SEARCH(keys;[.C8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7" calcext:value-type="date">
            <text:p>2019-03-07</text:p>
          </table:table-cell>
          <table:table-cell office:value-type="float" office:value="821.1" calcext:value-type="float">
            <text:p>821.1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89];unique_categories;2;0)" office:value-type="string" office:string-value="G01" calcext:value-type="string">
            <text:p>G01</text:p>
          </table:table-cell>
          <table:table-cell table:formula="of:=INDEX(catagories;MATCH(1;ISNUMBER(SEARCH(keys;[.C89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834577 <text:s/>To <text:s/>014536587763751</text:p>
          </table:table-cell>
          <table:table-cell table:formula="of:=VLOOKUP([.E90];unique_categories;2;0)" office:value-type="string" office:string-value="F02" calcext:value-type="string">
            <text:p>F02</text:p>
          </table:table-cell>
          <table:table-cell table:formula="of:=INDEX(catagories;MATCH(1;ISNUMBER(SEARCH(keys;[.C90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75.01" calcext:value-type="float">
            <text:p>-75.01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1];unique_categories;2;0)" office:value-type="string" office:string-value="D01" calcext:value-type="string">
            <text:p>D01</text:p>
          </table:table-cell>
          <table:table-cell table:formula="of:=INDEX(catagories;MATCH(1;ISNUMBER(SEARCH(keys;[.C91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92];unique_categories;2;0)" office:value-type="string" office:string-value="D13" calcext:value-type="string">
            <text:p>D13</text:p>
          </table:table-cell>
          <table:table-cell table:formula="of:=INDEX(catagories;MATCH(1;ISNUMBER(SEARCH(keys;[.C92]));0))" office:value-type="string" office:string-value="Daily Living -- Withdraw Cash" calcext:value-type="string">
            <text:p>Daily Living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34.99" calcext:value-type="float">
            <text:p>-34.99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 table:formula="of:=VLOOKUP([.E93];unique_categories;2;0)" office:value-type="string" office:string-value="D99" calcext:value-type="string">
            <text:p>D99</text:p>
          </table:table-cell>
          <table:table-cell table:formula="of:=INDEX(catagories;MATCH(1;ISNUMBER(SEARCH(keys;[.C93]));0))" office:value-type="string" office:string-value="Daily Living -- Other" calcext:value-type="string">
            <text:p>Daily Living -- Other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94];unique_categories;2;0)" office:value-type="string" office:string-value="D13" calcext:value-type="string">
            <text:p>D13</text:p>
          </table:table-cell>
          <table:table-cell table:formula="of:=INDEX(catagories;MATCH(1;ISNUMBER(SEARCH(keys;[.C94]));0))" office:value-type="string" office:string-value="Daily Living -- Withdraw Cash" calcext:value-type="string">
            <text:p>Daily Living -- Withdraw Cash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14.3" calcext:value-type="float">
            <text:p>-14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5];unique_categories;2;0)" office:value-type="string" office:string-value="D01" calcext:value-type="string">
            <text:p>D01</text:p>
          </table:table-cell>
          <table:table-cell table:formula="of:=INDEX(catagories;MATCH(1;ISNUMBER(SEARCH(keys;[.C9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4.14" calcext:value-type="float">
            <text:p>-4.14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96];unique_categories;2;0)" office:value-type="string" office:string-value="D01" calcext:value-type="string">
            <text:p>D01</text:p>
          </table:table-cell>
          <table:table-cell table:formula="of:=INDEX(catagories;MATCH(1;ISNUMBER(SEARCH(keys;[.C9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2077.55" calcext:value-type="float">
            <text:p>2077.55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97];unique_categories;2;0)" office:value-type="string" office:string-value="G01" calcext:value-type="string">
            <text:p>G01</text:p>
          </table:table-cell>
          <table:table-cell table:formula="of:=INDEX(catagories;MATCH(1;ISNUMBER(SEARCH(keys;[.C97]));0))" office:value-type="string" office:string-value="Miscellaneous -- Income" calcext:value-type="string">
            <text:p>Miscellaneous -- Income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VLOOKUP([.E98];unique_categories;2;0)" office:value-type="string" office:string-value="D05" calcext:value-type="string">
            <text:p>D05</text:p>
          </table:table-cell>
          <table:table-cell table:formula="of:=INDEX(catagories;MATCH(1;ISNUMBER(SEARCH(keys;[.C98]));0))" office:value-type="string" office:string-value="Daily Living -- Education/Lessons" calcext:value-type="string">
            <text:p>Daily Living -- Education/Lesson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44.99" calcext:value-type="float">
            <text:p>-44.99</text:p>
          </table:table-cell>
          <table:table-cell office:value-type="string" calcext:value-type="string">
            <text:p>Visa Debit Purchase Card 7079 Betts Brand Direct Biggera Water</text:p>
          </table:table-cell>
          <table:table-cell table:formula="of:=VLOOKUP([.E99];unique_categories;2;0)" office:value-type="string" office:string-value="D04" calcext:value-type="string">
            <text:p>D04</text:p>
          </table:table-cell>
          <table:table-cell table:formula="of:=INDEX(catagories;MATCH(1;ISNUMBER(SEARCH(keys;[.C99]));0))" office:value-type="string" office:string-value="Daily Living -- shoes" calcext:value-type="string">
            <text:p>Daily Living -- shoes</text:p>
          </table:table-cell>
          <table:table-cell table:number-columns-repeated="1014"/>
        </table:table-row>
        <table:table-row table:style-name="ro6">
          <table:table-cell office:value-type="date" office:date-value="2019-03-06" calcext:value-type="date">
            <text:p>2019-03-06</text:p>
          </table:table-cell>
          <table:table-cell office:value-type="float" office:value="-34.59" calcext:value-type="float">
            <text:p>-34.59</text:p>
          </table:table-cell>
          <table:table-cell office:value-type="string" calcext:value-type="string">
            <text:p>Visa Debit Purchase Card 7079 Happy Market Runcorn Runcorn</text:p>
          </table:table-cell>
          <table:table-cell table:formula="of:=VLOOKUP([.E100];unique_categories;2;0)" office:value-type="string" office:string-value="D01" calcext:value-type="string">
            <text:p>D01</text:p>
          </table:table-cell>
          <table:table-cell table:formula="of:=INDEX(catagories;MATCH(1;ISNUMBER(SEARCH(keys;[.C10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Visa Debit Purchase Card 7079 Nike Harbourtown Biggera Watrs</text:p>
          </table:table-cell>
          <table:table-cell table:formula="of:=VLOOKUP([.E101];unique_categories;2;0)" office:value-type="string" office:string-value="D04" calcext:value-type="string">
            <text:p>D04</text:p>
          </table:table-cell>
          <table:table-cell table:formula="of:=INDEX(catagories;MATCH(1;ISNUMBER(SEARCH(keys;[.C101]));0))" office:value-type="string" office:string-value="Daily Living -- shoes" calcext:value-type="string">
            <text:p>Daily Living -- shoes</text:p>
          </table:table-cell>
          <table:table-cell table:number-columns-repeated="1014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Visa Debit Purchase Card 7079 Ms Charcoal Pty. Ltd. Runcorn</text:p>
          </table:table-cell>
          <table:table-cell table:formula="of:=VLOOKUP([.E102];unique_categories;2;0)" office:value-type="string" office:string-value="D06" calcext:value-type="string">
            <text:p>D06</text:p>
          </table:table-cell>
          <table:table-cell table:formula="of:=INDEX(catagories;MATCH(1;ISNUMBER(SEARCH(keys;[.C102]));0))" office:value-type="string" office:string-value="Daily Living -- Dining/Eating Out" calcext:value-type="string">
            <text:p>Daily Living -- Dining/Eating Out</text:p>
          </table:table-cell>
          <table:table-cell table:number-columns-repeated="1014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6.19" calcext:value-type="float">
            <text:p>-6.19</text:p>
          </table:table-cell>
          <table:table-cell office:value-type="string" calcext:value-type="string">
            <text:p>Visa Debit Purchase Card 7079 Iga Runcorn Runcorn</text:p>
          </table:table-cell>
          <table:table-cell table:formula="of:=VLOOKUP([.E103];unique_categories;2;0)" office:value-type="string" office:string-value="D01" calcext:value-type="string">
            <text:p>D01</text:p>
          </table:table-cell>
          <table:table-cell table:formula="of:=INDEX(catagories;MATCH(1;ISNUMBER(SEARCH(keys;[.C103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5" calcext:value-type="date">
            <text:p>2019-03-05</text:p>
          </table:table-cell>
          <table:table-cell office:value-type="float" office:value="-13.82" calcext:value-type="float">
            <text:p>-13.82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VLOOKUP([.E104];unique_categories;2;0)" office:value-type="string" office:string-value="D01" calcext:value-type="string">
            <text:p>D01</text:p>
          </table:table-cell>
          <table:table-cell table:formula="of:=INDEX(catagories;MATCH(1;ISNUMBER(SEARCH(keys;[.C104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48.85" calcext:value-type="float">
            <text:p>-48.8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105];unique_categories;2;0)" office:value-type="string" office:string-value="D01" calcext:value-type="string">
            <text:p>D01</text:p>
          </table:table-cell>
          <table:table-cell table:formula="of:=INDEX(catagories;MATCH(1;ISNUMBER(SEARCH(keys;[.C105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56.79" calcext:value-type="float">
            <text:p>-56.79</text:p>
          </table:table-cell>
          <table:table-cell office:value-type="string" calcext:value-type="string">
            <text:p>Eftpos Hanaro Trading <text:s text:c="4"/>\Sunnybank <text:s text:c="8"/>Au</text:p>
          </table:table-cell>
          <table:table-cell table:formula="of:=VLOOKUP([.E106];unique_categories;2;0)" office:value-type="string" office:string-value="D01" calcext:value-type="string">
            <text:p>D01</text:p>
          </table:table-cell>
          <table:table-cell table:formula="of:=INDEX(catagories;MATCH(1;ISNUMBER(SEARCH(keys;[.C106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66.6" calcext:value-type="float">
            <text:p>-66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07];unique_categories;2;0)" office:value-type="string" office:string-value="D01" calcext:value-type="string">
            <text:p>D01</text:p>
          </table:table-cell>
          <table:table-cell table:formula="of:=INDEX(catagories;MATCH(1;ISNUMBER(SEARCH(keys;[.C107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25.4" calcext:value-type="float">
            <text:p>-25.4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08];unique_categories;2;0)" office:value-type="string" office:string-value="D01" calcext:value-type="string">
            <text:p>D01</text:p>
          </table:table-cell>
          <table:table-cell table:formula="of:=INDEX(catagories;MATCH(1;ISNUMBER(SEARCH(keys;[.C108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Visa Debit Purchase Card 7079 Kmart 1179 Helensvale</text:p>
          </table:table-cell>
          <table:table-cell table:formula="of:=VLOOKUP([.E109];unique_categories;2;0)" office:value-type="string" office:string-value="D01" calcext:value-type="string">
            <text:p>D01</text:p>
          </table:table-cell>
          <table:table-cell table:formula="of:=INDEX(catagories;MATCH(1;ISNUMBER(SEARCH(keys;[.C109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4" calcext:value-type="date">
            <text:p>2019-03-04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Visa Debit Purchase Card 7079 Aldi Stores - Helensva Helensvale</text:p>
          </table:table-cell>
          <table:table-cell table:formula="of:=VLOOKUP([.E110];unique_categories;2;0)" office:value-type="string" office:string-value="D01" calcext:value-type="string">
            <text:p>D01</text:p>
          </table:table-cell>
          <table:table-cell table:formula="of:=INDEX(catagories;MATCH(1;ISNUMBER(SEARCH(keys;[.C110]));0))" office:value-type="string" office:string-value="Daily Living -- Groceries" calcext:value-type="string">
            <text:p>Daily Living -- Groceries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815147 <text:s/>To <text:s/>014536587763751</text:p>
          </table:table-cell>
          <table:table-cell table:formula="of:=VLOOKUP([.E111];unique_categories;2;0)" office:value-type="string" office:string-value="F02" calcext:value-type="string">
            <text:p>F02</text:p>
          </table:table-cell>
          <table:table-cell table:formula="of:=INDEX(catagories;MATCH(1;ISNUMBER(SEARCH(keys;[.C111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60420729143v</text:p>
          </table:table-cell>
          <table:table-cell table:formula="of:=VLOOKUP([.E112];unique_categories;2;0)" office:value-type="string" office:string-value="F99" calcext:value-type="string">
            <text:p>F99</text:p>
          </table:table-cell>
          <table:table-cell table:formula="of:=INDEX(catagories;MATCH(1;ISNUMBER(SEARCH(keys;[.C112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815333 <text:s/>To 5468279041172986</text:p>
          </table:table-cell>
          <table:table-cell table:formula="of:=VLOOKUP([.E113];unique_categories;2;0)" office:value-type="string" office:string-value="F01" calcext:value-type="string">
            <text:p>F01</text:p>
          </table:table-cell>
          <table:table-cell table:formula="of:=INDEX(catagories;MATCH(1;ISNUMBER(SEARCH(keys;[.C113]));0))" office:value-type="string" office:string-value="Payment -- Credit Card ANZ" calcext:value-type="string">
            <text:p>Payment -- Credit Card ANZ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d3ye1l15</text:p>
          </table:table-cell>
          <table:table-cell table:formula="of:=VLOOKUP([.E114];unique_categories;2;0)" office:value-type="string" office:string-value="C04" calcext:value-type="string">
            <text:p>C04</text:p>
          </table:table-cell>
          <table:table-cell table:formula="of:=INDEX(catagories;MATCH(1;ISNUMBER(SEARCH(keys;[.C114]));0))" office:value-type="string" office:string-value="Medical/Health -- Health Club" calcext:value-type="string">
            <text:p>Medical/Health -- Health Club</text:p>
          </table:table-cell>
          <table:table-cell table:number-columns-repeated="1014"/>
        </table:table-row>
        <table:table-row table:style-name="ro6">
          <table:table-cell office:value-type="date" office:date-value="2019-03-01" calcext:value-type="date">
            <text:p>2019-03-0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60420729145k</text:p>
          </table:table-cell>
          <table:table-cell table:formula="of:=VLOOKUP([.E115];unique_categories;2;0)" office:value-type="string" office:string-value="F99" calcext:value-type="string">
            <text:p>F99</text:p>
          </table:table-cell>
          <table:table-cell table:formula="of:=INDEX(catagories;MATCH(1;ISNUMBER(SEARCH(keys;[.C115]));0))" office:value-type="string" office:string-value="Payment -- Other" calcext:value-type="string">
            <text:p>Payment -- Other</text:p>
          </table:table-cell>
          <table:table-cell table:number-columns-repeated="1014"/>
        </table:table-row>
        <table:table-row table:style-name="ro6" table:number-rows-repeated="1048460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2019-02" table:style-name="ta1">
        <table:table-column table:style-name="co21" table:default-cell-style-name="ce52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column table:style-name="co25" table:default-cell-style-name="ce32"/>
        <table:table-column table:style-name="co7" table:number-columns-repeated="1018" table:default-cell-style-name="ce32"/>
        <table:table-row table:style-name="ro7">
          <table:table-cell table:style-name="ce51" office:value-type="string" calcext:value-type="string">
            <text:p>spend_date</text:p>
          </table:table-cell>
          <table:table-cell table:style-name="ce28" office:value-type="string" calcext:value-type="string">
            <text:p>spend_amount</text:p>
          </table:table-cell>
          <table:table-cell table:style-name="ce28" office:value-type="string" calcext:value-type="string">
            <text:p>Spend_Description</text:p>
          </table:table-cell>
          <table:table-cell table:style-name="ce28" office:value-type="string" calcext:value-type="string">
            <text:p>spend_category</text:p>
          </table:table-cell>
          <table:table-cell table:style-name="ce28" office:value-type="string" calcext:value-type="string">
            <text:p>category</text:p>
          </table:table-cell>
          <table:table-cell table:style-name="ce45" table:number-columns-repeated="1014"/>
          <table:table-cell table:number-columns-repeated="4"/>
        </table:table-row>
        <table:table-row table:style-name="ro6">
          <table:table-cell office:value-type="date" office:date-value="2019-02-28" calcext:value-type="date">
            <text:p>2019-02-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ersal Of Account Servicing Fee Minimum $2000 In Deposits Received</text:p>
          </table:table-cell>
          <table:table-cell table:formula="of:=VLOOKUP([.E2];unique_categories;2;0)" office:value-type="string" office:string-value="D09" calcext:value-type="string">
            <text:p>D09</text:p>
          </table:table-cell>
          <table:table-cell table:formula="of:=INDEX(catagories;MATCH(1;ISNUMBER(SEARCH(keys;[.C2]));0))" office:value-type="string" office:string-value="Daily Living -- Bank Fee" calcext:value-type="string">
            <text:p>Daily Living -- Bank Fee</text:p>
          </table:table-cell>
          <table:table-cell table:number-columns-repeated="1018"/>
        </table:table-row>
        <table:table-row table:style-name="ro6">
          <table:table-cell office:value-type="date" office:date-value="2019-02-28" calcext:value-type="date">
            <text:p>2019-02-28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ccount Servicing Fee</text:p>
          </table:table-cell>
          <table:table-cell table:formula="of:=VLOOKUP([.E3];unique_categories;2;0)" office:value-type="string" office:string-value="D09" calcext:value-type="string">
            <text:p>D09</text:p>
          </table:table-cell>
          <table:table-cell table:formula="of:=INDEX(catagories;MATCH(1;ISNUMBER(SEARCH(keys;[.C3]));0))" office:value-type="string" office:string-value="Daily Living -- Bank Fee" calcext:value-type="string">
            <text:p>Daily Living -- Bank Fee</text:p>
          </table:table-cell>
          <table:table-cell table:number-columns-repeated="1018"/>
        </table:table-row>
        <table:table-row table:style-name="ro6">
          <table:table-cell office:value-type="date" office:date-value="2019-02-28" calcext:value-type="date">
            <text:p>2019-02-28</text:p>
          </table:table-cell>
          <table:table-cell office:value-type="float" office:value="871.73" calcext:value-type="float">
            <text:p>871.73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4];unique_categories;2;0)" office:value-type="string" office:string-value="G01" calcext:value-type="string">
            <text:p>G01</text:p>
          </table:table-cell>
          <table:table-cell table:formula="of:=INDEX(catagories;MATCH(1;ISNUMBER(SEARCH(keys;[.C4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27" calcext:value-type="date">
            <text:p>2019-02-27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5];unique_categories;2;0)" office:value-type="string" office:string-value="D01" calcext:value-type="string">
            <text:p>D01</text:p>
          </table:table-cell>
          <table:table-cell table:formula="of:=INDEX(catagories;MATCH(1;ISNUMBER(SEARCH(keys;[.C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6" calcext:value-type="date">
            <text:p>2019-02-26</text:p>
          </table:table-cell>
          <table:table-cell office:value-type="float" office:value="-34.96" calcext:value-type="float">
            <text:p>-34.96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VLOOKUP([.E6];unique_categories;2;0)" office:value-type="string" office:string-value="D01" calcext:value-type="string">
            <text:p>D01</text:p>
          </table:table-cell>
          <table:table-cell table:formula="of:=INDEX(catagories;MATCH(1;ISNUMBER(SEARCH(keys;[.C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6" calcext:value-type="date">
            <text:p>2019-02-2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Eftpos Brumbys Pacific Pin\Pacific Pines <text:s text:c="4"/>Au</text:p>
          </table:table-cell>
          <table:table-cell table:formula="of:=VLOOKUP([.E7];unique_categories;2;0)" office:value-type="string" office:string-value="D01" calcext:value-type="string">
            <text:p>D01</text:p>
          </table:table-cell>
          <table:table-cell table:formula="of:=INDEX(catagories;MATCH(1;ISNUMBER(SEARCH(keys;[.C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56.42" calcext:value-type="float">
            <text:p>-56.42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8];unique_categories;2;0)" office:value-type="string" office:string-value="D01" calcext:value-type="string">
            <text:p>D01</text:p>
          </table:table-cell>
          <table:table-cell table:formula="of:=INDEX(catagories;MATCH(1;ISNUMBER(SEARCH(keys;[.C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31.1" calcext:value-type="float">
            <text:p>-31.1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9];unique_categories;2;0)" office:value-type="string" office:string-value="B01" calcext:value-type="string">
            <text:p>B01</text:p>
          </table:table-cell>
          <table:table-cell table:formula="of:=INDEX(catagories;MATCH(1;ISNUMBER(SEARCH(keys;[.C9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8.99" calcext:value-type="float">
            <text:p>-8.99</text:p>
          </table:table-cell>
          <table:table-cell office:value-type="string" calcext:value-type="string">
            <text:p>Payment To Paypal Australia 1005024281115</text:p>
          </table:table-cell>
          <table:table-cell table:formula="of:=VLOOKUP([.E10];unique_categories;2;0)" office:value-type="string" office:string-value="D99" calcext:value-type="string">
            <text:p>D99</text:p>
          </table:table-cell>
          <table:table-cell table:formula="of:=INDEX(catagories;MATCH(1;ISNUMBER(SEARCH(keys;[.C10]));0))" office:value-type="string" office:string-value="Daily Living -- Other" calcext:value-type="string">
            <text:p>Daily Living -- Other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03.05" calcext:value-type="float">
            <text:p>-103.0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11];unique_categories;2;0)" office:value-type="string" office:string-value="D01" calcext:value-type="string">
            <text:p>D01</text:p>
          </table:table-cell>
          <table:table-cell table:formula="of:=INDEX(catagories;MATCH(1;ISNUMBER(SEARCH(keys;[.C1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12];unique_categories;2;0)" office:value-type="string" office:string-value="D13" calcext:value-type="string">
            <text:p>D13</text:p>
          </table:table-cell>
          <table:table-cell table:formula="of:=INDEX(catagories;MATCH(1;ISNUMBER(SEARCH(keys;[.C12]));0))" office:value-type="string" office:string-value="Daily Living -- Withdraw Cash" calcext:value-type="string">
            <text:p>Daily Living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13];unique_categories;2;0)" office:value-type="string" office:string-value="D13" calcext:value-type="string">
            <text:p>D13</text:p>
          </table:table-cell>
          <table:table-cell table:formula="of:=INDEX(catagories;MATCH(1;ISNUMBER(SEARCH(keys;[.C13]));0))" office:value-type="string" office:string-value="Daily Living -- Withdraw Cash" calcext:value-type="string">
            <text:p>Daily Living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24.2" calcext:value-type="float">
            <text:p>-24.2</text:p>
          </table:table-cell>
          <table:table-cell office:value-type="string" calcext:value-type="string">
            <text:p>Eftpos Jhy Pty Ltd <text:s text:c="13"/>Southport <text:s text:c="3"/>Au</text:p>
          </table:table-cell>
          <table:table-cell table:formula="of:=VLOOKUP([.E14];unique_categories;2;0)" office:value-type="string" office:string-value="D01" calcext:value-type="string">
            <text:p>D01</text:p>
          </table:table-cell>
          <table:table-cell table:formula="of:=INDEX(catagories;MATCH(1;ISNUMBER(SEARCH(keys;[.C14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21.3" calcext:value-type="float">
            <text:p>-21.3</text:p>
          </table:table-cell>
          <table:table-cell office:value-type="string" calcext:value-type="string">
            <text:p>Eftpos Breadtop Australia F <text:s text:c="4"/>Southport <text:s text:c="3"/>Ql</text:p>
          </table:table-cell>
          <table:table-cell table:formula="of:=VLOOKUP([.E15];unique_categories;2;0)" office:value-type="string" office:string-value="D01" calcext:value-type="string">
            <text:p>D01</text:p>
          </table:table-cell>
          <table:table-cell table:formula="of:=INDEX(catagories;MATCH(1;ISNUMBER(SEARCH(keys;[.C1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9.8" calcext:value-type="float">
            <text:p>-19.8</text:p>
          </table:table-cell>
          <table:table-cell office:value-type="string" calcext:value-type="string">
            <text:p>Eftpos Green Valley Butche\Southport <text:s text:c="8"/>Au</text:p>
          </table:table-cell>
          <table:table-cell table:formula="of:=VLOOKUP([.E16];unique_categories;2;0)" office:value-type="string" office:string-value="D01" calcext:value-type="string">
            <text:p>D01</text:p>
          </table:table-cell>
          <table:table-cell table:formula="of:=INDEX(catagories;MATCH(1;ISNUMBER(SEARCH(keys;[.C1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6.8" calcext:value-type="float">
            <text:p>-16.8</text:p>
          </table:table-cell>
          <table:table-cell office:value-type="string" calcext:value-type="string">
            <text:p>Eftpos Tachibana Pty Ltd <text:s text:c="7"/>Southport <text:s text:c="3"/>Ql</text:p>
          </table:table-cell>
          <table:table-cell table:formula="of:=VLOOKUP([.E17];unique_categories;2;0)" office:value-type="string" office:string-value="D01" calcext:value-type="string">
            <text:p>D01</text:p>
          </table:table-cell>
          <table:table-cell table:formula="of:=INDEX(catagories;MATCH(1;ISNUMBER(SEARCH(keys;[.C1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18];unique_categories;2;0)" office:value-type="string" office:string-value="D01" calcext:value-type="string">
            <text:p>D01</text:p>
          </table:table-cell>
          <table:table-cell table:formula="of:=INDEX(catagories;MATCH(1;ISNUMBER(SEARCH(keys;[.C1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10.5" calcext:value-type="float">
            <text:p>-10.5</text:p>
          </table:table-cell>
          <table:table-cell office:value-type="string" calcext:value-type="string">
            <text:p>Eftpos Officeworks 0401 <text:s text:c="8"/>Southport <text:s text:c="3"/>Au</text:p>
          </table:table-cell>
          <table:table-cell table:formula="of:=VLOOKUP([.E19];unique_categories;2;0)" office:value-type="string" office:string-value="D07" calcext:value-type="string">
            <text:p>D07</text:p>
          </table:table-cell>
          <table:table-cell table:formula="of:=INDEX(catagories;MATCH(1;ISNUMBER(SEARCH(keys;[.C19]));0))" office:value-type="string" office:string-value="Daily Living -- Office Supplies" calcext:value-type="string">
            <text:p>Daily Living -- Office Supplies</text:p>
          </table:table-cell>
          <table:table-cell table:number-columns-repeated="1018"/>
        </table:table-row>
        <table:table-row table:style-name="ro6">
          <table:table-cell office:value-type="date" office:date-value="2019-02-25" calcext:value-type="date">
            <text:p>2019-02-25</text:p>
          </table:table-cell>
          <table:table-cell office:value-type="float" office:value="-6.55" calcext:value-type="float">
            <text:p>-6.55</text:p>
          </table:table-cell>
          <table:table-cell office:value-type="string" calcext:value-type="string">
            <text:p>Eftpos Woolworths <text:s text:c="5"/>2577\Australia Fr Qld Au</text:p>
          </table:table-cell>
          <table:table-cell table:formula="of:=VLOOKUP([.E20];unique_categories;2;0)" office:value-type="string" office:string-value="D01" calcext:value-type="string">
            <text:p>D01</text:p>
          </table:table-cell>
          <table:table-cell table:formula="of:=INDEX(catagories;MATCH(1;ISNUMBER(SEARCH(keys;[.C2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400710 To Dhc <text:s/>Investment</text:p>
          </table:table-cell>
          <table:table-cell table:formula="of:=VLOOKUP([.E21];unique_categories;2;0)" office:value-type="string" office:string-value="A02" calcext:value-type="string">
            <text:p>A02</text:p>
          </table:table-cell>
          <table:table-cell table:formula="of:=INDEX(catagories;MATCH(1;ISNUMBER(SEARCH(keys;[.C21]));0))" office:value-type="string" office:string-value="Housing Expenses -- Rent" calcext:value-type="string">
            <text:p>Housing Expenses -- Rent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399972 <text:s/>To <text:s/>014536587763751</text:p>
          </table:table-cell>
          <table:table-cell table:formula="of:=VLOOKUP([.E22];unique_categories;2;0)" office:value-type="string" office:string-value="F02" calcext:value-type="string">
            <text:p>F02</text:p>
          </table:table-cell>
          <table:table-cell table:formula="of:=INDEX(catagories;MATCH(1;ISNUMBER(SEARCH(keys;[.C22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400163 <text:s/>To 5468279041172986</text:p>
          </table:table-cell>
          <table:table-cell table:formula="of:=VLOOKUP([.E23];unique_categories;2;0)" office:value-type="string" office:string-value="F01" calcext:value-type="string">
            <text:p>F01</text:p>
          </table:table-cell>
          <table:table-cell table:formula="of:=INDEX(catagories;MATCH(1;ISNUMBER(SEARCH(keys;[.C23]));0))" office:value-type="string" office:string-value="Payment -- Credit Card ANZ" calcext:value-type="string">
            <text:p>Payment -- Credit Card ANZ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16.6" calcext:value-type="float">
            <text:p>-16.6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24];unique_categories;2;0)" office:value-type="string" office:string-value="D06" calcext:value-type="string">
            <text:p>D06</text:p>
          </table:table-cell>
          <table:table-cell table:formula="of:=INDEX(catagories;MATCH(1;ISNUMBER(SEARCH(keys;[.C24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22" calcext:value-type="date">
            <text:p>2019-02-22</text:p>
          </table:table-cell>
          <table:table-cell office:value-type="float" office:value="-9.6" calcext:value-type="float">
            <text:p>-9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25];unique_categories;2;0)" office:value-type="string" office:string-value="D01" calcext:value-type="string">
            <text:p>D01</text:p>
          </table:table-cell>
          <table:table-cell table:formula="of:=INDEX(catagories;MATCH(1;ISNUMBER(SEARCH(keys;[.C2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1" calcext:value-type="date">
            <text:p>2019-02-21</text:p>
          </table:table-cell>
          <table:table-cell office:value-type="float" office:value="-450" calcext:value-type="float">
            <text:p>-45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26];unique_categories;2;0)" office:value-type="string" office:string-value="D13" calcext:value-type="string">
            <text:p>D13</text:p>
          </table:table-cell>
          <table:table-cell table:formula="of:=INDEX(catagories;MATCH(1;ISNUMBER(SEARCH(keys;[.C26]));0))" office:value-type="string" office:string-value="Daily Living -- Withdraw Cash" calcext:value-type="string">
            <text:p>Daily Living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21" calcext:value-type="date">
            <text:p>2019-02-21</text:p>
          </table:table-cell>
          <table:table-cell office:value-type="float" office:value="-89.16" calcext:value-type="float">
            <text:p>-89.16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27];unique_categories;2;0)" office:value-type="string" office:string-value="D01" calcext:value-type="string">
            <text:p>D01</text:p>
          </table:table-cell>
          <table:table-cell table:formula="of:=INDEX(catagories;MATCH(1;ISNUMBER(SEARCH(keys;[.C2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21" calcext:value-type="date">
            <text:p>2019-02-21</text:p>
          </table:table-cell>
          <table:table-cell office:value-type="float" office:value="894.23" calcext:value-type="float">
            <text:p>894.23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28];unique_categories;2;0)" office:value-type="string" office:string-value="G01" calcext:value-type="string">
            <text:p>G01</text:p>
          </table:table-cell>
          <table:table-cell table:formula="of:=INDEX(catagories;MATCH(1;ISNUMBER(SEARCH(keys;[.C28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20" calcext:value-type="date">
            <text:p>2019-02-20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Debit Interest Charged</text:p>
          </table:table-cell>
          <table:table-cell table:formula="of:=VLOOKUP([.E29];unique_categories;2;0)" office:value-type="string" office:string-value="D09" calcext:value-type="string">
            <text:p>D09</text:p>
          </table:table-cell>
          <table:table-cell table:formula="of:=INDEX(catagories;MATCH(1;ISNUMBER(SEARCH(keys;[.C29]));0))" office:value-type="string" office:string-value="Daily Living -- Bank Fee" calcext:value-type="string">
            <text:p>Daily Living -- Bank Fee</text:p>
          </table:table-cell>
          <table:table-cell table:number-columns-repeated="1018"/>
        </table:table-row>
        <table:table-row table:style-name="ro6">
          <table:table-cell office:value-type="date" office:date-value="2019-02-20" calcext:value-type="date">
            <text:p>2019-02-20</text:p>
          </table:table-cell>
          <table:table-cell office:value-type="float" office:value="-554.86" calcext:value-type="float">
            <text:p>-554.86</text:p>
          </table:table-cell>
          <table:table-cell office:value-type="string" calcext:value-type="string">
            <text:p>Anz Phone Banking Bpay Origin Energy <text:s text:c="16"/>{658417}</text:p>
          </table:table-cell>
          <table:table-cell table:formula="of:=VLOOKUP([.E30];unique_categories;2;0)" office:value-type="string" office:string-value="A03" calcext:value-type="string">
            <text:p>A03</text:p>
          </table:table-cell>
          <table:table-cell table:formula="of:=INDEX(catagories;MATCH(1;ISNUMBER(SEARCH(keys;[.C30]));0))" office:value-type="string" office:string-value="Housing Expenses -- Electricity" calcext:value-type="string">
            <text:p>Housing Expenses -- Electricity</text:p>
          </table:table-cell>
          <table:table-cell table:number-columns-repeated="1018"/>
        </table:table-row>
        <table:table-row table:style-name="ro6">
          <table:table-cell office:value-type="date" office:date-value="2019-02-20" calcext:value-type="date">
            <text:p>2019-02-20</text:p>
          </table:table-cell>
          <table:table-cell office:value-type="float" office:value="-15.98" calcext:value-type="float">
            <text:p>-15.98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 table:formula="of:=VLOOKUP([.E31];unique_categories;2;0)" office:value-type="string" office:string-value="D99" calcext:value-type="string">
            <text:p>D99</text:p>
          </table:table-cell>
          <table:table-cell table:formula="of:=INDEX(catagories;MATCH(1;ISNUMBER(SEARCH(keys;[.C31]));0))" office:value-type="string" office:string-value="Daily Living -- Other" calcext:value-type="string">
            <text:p>Daily Living -- Other</text:p>
          </table:table-cell>
          <table:table-cell table:number-columns-repeated="1018"/>
        </table:table-row>
        <table:table-row table:style-name="ro6">
          <table:table-cell office:value-type="date" office:date-value="2019-02-20" calcext:value-type="date">
            <text:p>2019-02-20</text:p>
          </table:table-cell>
          <table:table-cell office:value-type="float" office:value="1885.67" calcext:value-type="float">
            <text:p>1885.67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32];unique_categories;2;0)" office:value-type="string" office:string-value="G01" calcext:value-type="string">
            <text:p>G01</text:p>
          </table:table-cell>
          <table:table-cell table:formula="of:=INDEX(catagories;MATCH(1;ISNUMBER(SEARCH(keys;[.C32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19" calcext:value-type="date">
            <text:p>2019-02-19</text:p>
          </table:table-cell>
          <table:table-cell office:value-type="float" office:value="-70.76" calcext:value-type="float">
            <text:p>-70.76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33];unique_categories;2;0)" office:value-type="string" office:string-value="D01" calcext:value-type="string">
            <text:p>D01</text:p>
          </table:table-cell>
          <table:table-cell table:formula="of:=INDEX(catagories;MATCH(1;ISNUMBER(SEARCH(keys;[.C33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9" calcext:value-type="date">
            <text:p>2019-02-19</text:p>
          </table:table-cell>
          <table:table-cell office:value-type="float" office:value="-19.99" calcext:value-type="float">
            <text:p>-19.99</text:p>
          </table:table-cell>
          <table:table-cell office:value-type="string" calcext:value-type="string">
            <text:p>Visa Debit Purchase Card 7079 Pacific Pines Chemma Pacific Pines</text:p>
          </table:table-cell>
          <table:table-cell table:formula="of:=VLOOKUP([.E34];unique_categories;2;0)" office:value-type="string" office:string-value="C03" calcext:value-type="string">
            <text:p>C03</text:p>
          </table:table-cell>
          <table:table-cell table:formula="of:=INDEX(catagories;MATCH(1;ISNUMBER(SEARCH(keys;[.C34]));0))" office:value-type="string" office:string-value="Medical/Health -- Medicine/Drugs" calcext:value-type="string">
            <text:p>Medical/Health -- Medicine/Drug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77.25" calcext:value-type="float">
            <text:p>-77.25</text:p>
          </table:table-cell>
          <table:table-cell office:value-type="string" calcext:value-type="string">
            <text:p>Payment To Medibank Private 006513980549</text:p>
          </table:table-cell>
          <table:table-cell table:formula="of:=VLOOKUP([.E35];unique_categories;2;0)" office:value-type="string" office:string-value="C01" calcext:value-type="string">
            <text:p>C01</text:p>
          </table:table-cell>
          <table:table-cell table:formula="of:=INDEX(catagories;MATCH(1;ISNUMBER(SEARCH(keys;[.C35]));0))" office:value-type="string" office:string-value="Medical/Health -- Insurance" calcext:value-type="string">
            <text:p>Medical/Health -- Insurance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15.99" calcext:value-type="float">
            <text:p>-15.99</text:p>
          </table:table-cell>
          <table:table-cell office:value-type="string" calcext:value-type="string">
            <text:p>Eftpos Love That Book\Helensvale Qld <text:s text:c="8"/>Au</text:p>
          </table:table-cell>
          <table:table-cell table:formula="of:=VLOOKUP([.E36];unique_categories;2;0)" office:value-type="string" office:string-value="D05" calcext:value-type="string">
            <text:p>D05</text:p>
          </table:table-cell>
          <table:table-cell table:formula="of:=INDEX(catagories;MATCH(1;ISNUMBER(SEARCH(keys;[.C36]));0))" office:value-type="string" office:string-value="Daily Living -- Education/Lessons" calcext:value-type="string">
            <text:p>Daily Living -- Education/Lesson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Eftpos Kmart 1179 <text:s text:c="14"/>Helensvale <text:s text:c="2"/>Au</text:p>
          </table:table-cell>
          <table:table-cell table:formula="of:=VLOOKUP([.E37];unique_categories;2;0)" office:value-type="string" office:string-value="D01" calcext:value-type="string">
            <text:p>D01</text:p>
          </table:table-cell>
          <table:table-cell table:formula="of:=INDEX(catagories;MATCH(1;ISNUMBER(SEARCH(keys;[.C3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89.02" calcext:value-type="float">
            <text:p>-89.02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38];unique_categories;2;0)" office:value-type="string" office:string-value="D01" calcext:value-type="string">
            <text:p>D01</text:p>
          </table:table-cell>
          <table:table-cell table:formula="of:=INDEX(catagories;MATCH(1;ISNUMBER(SEARCH(keys;[.C3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13.16" calcext:value-type="float">
            <text:p>-13.16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39];unique_categories;2;0)" office:value-type="string" office:string-value="D01" calcext:value-type="string">
            <text:p>D01</text:p>
          </table:table-cell>
          <table:table-cell table:formula="of:=INDEX(catagories;MATCH(1;ISNUMBER(SEARCH(keys;[.C39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60.49" calcext:value-type="float">
            <text:p>-60.49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40];unique_categories;2;0)" office:value-type="string" office:string-value="D01" calcext:value-type="string">
            <text:p>D01</text:p>
          </table:table-cell>
          <table:table-cell table:formula="of:=INDEX(catagories;MATCH(1;ISNUMBER(SEARCH(keys;[.C4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8" calcext:value-type="date">
            <text:p>2019-02-18</text:p>
          </table:table-cell>
          <table:table-cell office:value-type="float" office:value="-33.3" calcext:value-type="float">
            <text:p>-33.3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41];unique_categories;2;0)" office:value-type="string" office:string-value="D01" calcext:value-type="string">
            <text:p>D01</text:p>
          </table:table-cell>
          <table:table-cell table:formula="of:=INDEX(catagories;MATCH(1;ISNUMBER(SEARCH(keys;[.C4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Anz M-Banking Funds Tfer Transfer 131523 <text:s/>To <text:s/>014536587763751</text:p>
          </table:table-cell>
          <table:table-cell table:formula="of:=VLOOKUP([.E42];unique_categories;2;0)" office:value-type="string" office:string-value="F02" calcext:value-type="string">
            <text:p>F02</text:p>
          </table:table-cell>
          <table:table-cell table:formula="of:=INDEX(catagories;MATCH(1;ISNUMBER(SEARCH(keys;[.C42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46420729143v</text:p>
          </table:table-cell>
          <table:table-cell table:formula="of:=VLOOKUP([.E43];unique_categories;2;0)" office:value-type="string" office:string-value="F99" calcext:value-type="string">
            <text:p>F99</text:p>
          </table:table-cell>
          <table:table-cell table:formula="of:=INDEX(catagories;MATCH(1;ISNUMBER(SEARCH(keys;[.C43]));0))" office:value-type="string" office:string-value="Payment -- Other" calcext:value-type="string">
            <text:p>Payment -- Other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Anz Internet Banking Bpay Telstra Corp Ltd <text:s text:c="13"/>{131168}</text:p>
          </table:table-cell>
          <table:table-cell table:formula="of:=VLOOKUP([.E44];unique_categories;2;0)" office:value-type="string" office:string-value="A04" calcext:value-type="string">
            <text:p>A04</text:p>
          </table:table-cell>
          <table:table-cell table:formula="of:=INDEX(catagories;MATCH(1;ISNUMBER(SEARCH(keys;[.C44]));0))" office:value-type="string" office:string-value="Housing Expenses -- Internet/Phone" calcext:value-type="string">
            <text:p>Housing Expenses -- Internet/Phone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58" calcext:value-type="float">
            <text:p>-58</text:p>
          </table:table-cell>
          <table:table-cell office:value-type="string" calcext:value-type="string">
            <text:p>Payment To Qnmu Membership <text:s/>1981097</text:p>
          </table:table-cell>
          <table:table-cell table:formula="of:=VLOOKUP([.E45];unique_categories;2;0)" office:value-type="string" office:string-value="D10" calcext:value-type="string">
            <text:p>D10</text:p>
          </table:table-cell>
          <table:table-cell table:formula="of:=INDEX(catagories;MATCH(1;ISNUMBER(SEARCH(keys;[.C45]));0))" office:value-type="string" office:string-value="Daily Living -- License Fee" calcext:value-type="string">
            <text:p>Daily Living -- License Fee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Anz M-Banking Funds Tfer Transfer 131825 <text:s/>To 5468279041172986</text:p>
          </table:table-cell>
          <table:table-cell table:formula="of:=VLOOKUP([.E46];unique_categories;2;0)" office:value-type="string" office:string-value="F01" calcext:value-type="string">
            <text:p>F01</text:p>
          </table:table-cell>
          <table:table-cell table:formula="of:=INDEX(catagories;MATCH(1;ISNUMBER(SEARCH(keys;[.C46]));0))" office:value-type="string" office:string-value="Payment -- Credit Card ANZ" calcext:value-type="string">
            <text:p>Payment -- Credit Card ANZ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axft0lnh</text:p>
          </table:table-cell>
          <table:table-cell table:formula="of:=VLOOKUP([.E47];unique_categories;2;0)" office:value-type="string" office:string-value="C04" calcext:value-type="string">
            <text:p>C04</text:p>
          </table:table-cell>
          <table:table-cell table:formula="of:=INDEX(catagories;MATCH(1;ISNUMBER(SEARCH(keys;[.C47]));0))" office:value-type="string" office:string-value="Medical/Health -- Health Club" calcext:value-type="string">
            <text:p>Medical/Health -- Health Club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32.19" calcext:value-type="float">
            <text:p>-32.19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48];unique_categories;2;0)" office:value-type="string" office:string-value="B01" calcext:value-type="string">
            <text:p>B01</text:p>
          </table:table-cell>
          <table:table-cell table:formula="of:=INDEX(catagories;MATCH(1;ISNUMBER(SEARCH(keys;[.C48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46420729145k</text:p>
          </table:table-cell>
          <table:table-cell table:formula="of:=VLOOKUP([.E49];unique_categories;2;0)" office:value-type="string" office:string-value="F99" calcext:value-type="string">
            <text:p>F99</text:p>
          </table:table-cell>
          <table:table-cell table:formula="of:=INDEX(catagories;MATCH(1;ISNUMBER(SEARCH(keys;[.C49]));0))" office:value-type="string" office:string-value="Payment -- Other" calcext:value-type="string">
            <text:p>Payment -- Other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19.91" calcext:value-type="float">
            <text:p>-19.9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50];unique_categories;2;0)" office:value-type="string" office:string-value="D01" calcext:value-type="string">
            <text:p>D01</text:p>
          </table:table-cell>
          <table:table-cell table:formula="of:=INDEX(catagories;MATCH(1;ISNUMBER(SEARCH(keys;[.C5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5" calcext:value-type="date">
            <text:p>2019-02-15</text:p>
          </table:table-cell>
          <table:table-cell office:value-type="float" office:value="-17.55" calcext:value-type="float">
            <text:p>-17.55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51];unique_categories;2;0)" office:value-type="string" office:string-value="D01" calcext:value-type="string">
            <text:p>D01</text:p>
          </table:table-cell>
          <table:table-cell table:formula="of:=INDEX(catagories;MATCH(1;ISNUMBER(SEARCH(keys;[.C5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4" calcext:value-type="date">
            <text:p>2019-02-14</text:p>
          </table:table-cell>
          <table:table-cell office:value-type="float" office:value="899.85" calcext:value-type="float">
            <text:p>899.85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52];unique_categories;2;0)" office:value-type="string" office:string-value="G01" calcext:value-type="string">
            <text:p>G01</text:p>
          </table:table-cell>
          <table:table-cell table:formula="of:=INDEX(catagories;MATCH(1;ISNUMBER(SEARCH(keys;[.C52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14" calcext:value-type="date">
            <text:p>2019-02-14</text:p>
          </table:table-cell>
          <table:table-cell office:value-type="float" office:value="-14.94" calcext:value-type="float">
            <text:p>-14.94</text:p>
          </table:table-cell>
          <table:table-cell office:value-type="string" calcext:value-type="string">
            <text:p>Visa Debit Purchase Card 7079 Pacific Pines Chemma Pacific Pines</text:p>
          </table:table-cell>
          <table:table-cell table:formula="of:=VLOOKUP([.E53];unique_categories;2;0)" office:value-type="string" office:string-value="C03" calcext:value-type="string">
            <text:p>C03</text:p>
          </table:table-cell>
          <table:table-cell table:formula="of:=INDEX(catagories;MATCH(1;ISNUMBER(SEARCH(keys;[.C53]));0))" office:value-type="string" office:string-value="Medical/Health -- Medicine/Drugs" calcext:value-type="string">
            <text:p>Medical/Health -- Medicine/Drugs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54];unique_categories;2;0)" office:value-type="string" office:string-value="D13" calcext:value-type="string">
            <text:p>D13</text:p>
          </table:table-cell>
          <table:table-cell table:formula="of:=INDEX(catagories;MATCH(1;ISNUMBER(SEARCH(keys;[.C54]));0))" office:value-type="string" office:string-value="Daily Living -- Withdraw Cash" calcext:value-type="string">
            <text:p>Daily Living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47.56" calcext:value-type="float">
            <text:p>-47.56</text:p>
          </table:table-cell>
          <table:table-cell office:value-type="string" calcext:value-type="string">
            <text:p>Eftpos Ww Petrol <text:s text:c="6"/>2229\Helensvale Qld <text:s text:c="2"/>Au</text:p>
          </table:table-cell>
          <table:table-cell table:formula="of:=VLOOKUP([.E55];unique_categories;2;0)" office:value-type="string" office:string-value="B01" calcext:value-type="string">
            <text:p>B01</text:p>
          </table:table-cell>
          <table:table-cell table:formula="of:=INDEX(catagories;MATCH(1;ISNUMBER(SEARCH(keys;[.C55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56];unique_categories;2;0)" office:value-type="string" office:string-value="D01" calcext:value-type="string">
            <text:p>D01</text:p>
          </table:table-cell>
          <table:table-cell table:formula="of:=INDEX(catagories;MATCH(1;ISNUMBER(SEARCH(keys;[.C5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10.4" calcext:value-type="float">
            <text:p>-10.4</text:p>
          </table:table-cell>
          <table:table-cell office:value-type="string" calcext:value-type="string">
            <text:p>Eftpos Coles 4584 <text:s text:c="14"/>Helensvale <text:s text:c="2"/>Au</text:p>
          </table:table-cell>
          <table:table-cell table:formula="of:=VLOOKUP([.E57];unique_categories;2;0)" office:value-type="string" office:string-value="D01" calcext:value-type="string">
            <text:p>D01</text:p>
          </table:table-cell>
          <table:table-cell table:formula="of:=INDEX(catagories;MATCH(1;ISNUMBER(SEARCH(keys;[.C5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10.2" calcext:value-type="float">
            <text:p>-10.2</text:p>
          </table:table-cell>
          <table:table-cell office:value-type="string" calcext:value-type="string">
            <text:p>Eftpos Zarraffas Coffee <text:s text:c="2"/>\Pacific Pines <text:s text:c="4"/>Au</text:p>
          </table:table-cell>
          <table:table-cell table:formula="of:=VLOOKUP([.E58];unique_categories;2;0)" office:value-type="string" office:string-value="D01" calcext:value-type="string">
            <text:p>D01</text:p>
          </table:table-cell>
          <table:table-cell table:formula="of:=INDEX(catagories;MATCH(1;ISNUMBER(SEARCH(keys;[.C5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3" calcext:value-type="date">
            <text:p>2019-02-13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Visa Debit Purchase Card 7079 Pacific Pines Primary Pacific Pines</text:p>
          </table:table-cell>
          <table:table-cell table:formula="of:=VLOOKUP([.E59];unique_categories;2;0)" office:value-type="string" office:string-value="D05" calcext:value-type="string">
            <text:p>D05</text:p>
          </table:table-cell>
          <table:table-cell table:formula="of:=INDEX(catagories;MATCH(1;ISNUMBER(SEARCH(keys;[.C59]));0))" office:value-type="string" office:string-value="Daily Living -- Education/Lessons" calcext:value-type="string">
            <text:p>Daily Living -- Education/Lessons</text:p>
          </table:table-cell>
          <table:table-cell table:number-columns-repeated="1018"/>
        </table:table-row>
        <table:table-row table:style-name="ro6">
          <table:table-cell office:value-type="date" office:date-value="2019-02-12" calcext:value-type="date">
            <text:p>2019-02-12</text:p>
          </table:table-cell>
          <table:table-cell office:value-type="float" office:value="-28.21" calcext:value-type="float">
            <text:p>-28.21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60];unique_categories;2;0)" office:value-type="string" office:string-value="D01" calcext:value-type="string">
            <text:p>D01</text:p>
          </table:table-cell>
          <table:table-cell table:formula="of:=INDEX(catagories;MATCH(1;ISNUMBER(SEARCH(keys;[.C6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2" calcext:value-type="date">
            <text:p>2019-02-12</text:p>
          </table:table-cell>
          <table:table-cell office:value-type="float" office:value="-13.2" calcext:value-type="float">
            <text:p>-13.2</text:p>
          </table:table-cell>
          <table:table-cell office:value-type="string" calcext:value-type="string">
            <text:p>Eftpos Coles 8732 <text:s text:c="14"/>Helensvale <text:s text:c="2"/>Au</text:p>
          </table:table-cell>
          <table:table-cell table:formula="of:=VLOOKUP([.E61];unique_categories;2;0)" office:value-type="string" office:string-value="D01" calcext:value-type="string">
            <text:p>D01</text:p>
          </table:table-cell>
          <table:table-cell table:formula="of:=INDEX(catagories;MATCH(1;ISNUMBER(SEARCH(keys;[.C6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2" calcext:value-type="date">
            <text:p>2019-02-12</text:p>
          </table:table-cell>
          <table:table-cell office:value-type="float" office:value="-12.89" calcext:value-type="float">
            <text:p>-12.89</text:p>
          </table:table-cell>
          <table:table-cell office:value-type="string" calcext:value-type="string">
            <text:p>Visa Debit Purchase Card 7079 Helensvale Dis Fruit Helensvale</text:p>
          </table:table-cell>
          <table:table-cell table:formula="of:=VLOOKUP([.E62];unique_categories;2;0)" office:value-type="string" office:string-value="D01" calcext:value-type="string">
            <text:p>D01</text:p>
          </table:table-cell>
          <table:table-cell table:formula="of:=INDEX(catagories;MATCH(1;ISNUMBER(SEARCH(keys;[.C62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26.48" calcext:value-type="float">
            <text:p>-26.48</text:p>
          </table:table-cell>
          <table:table-cell office:value-type="string" calcext:value-type="string">
            <text:p>Eftpos Pline Ph Helensvale <text:s text:c="2"/>Helensvale <text:s text:c="2"/>Qldau</text:p>
          </table:table-cell>
          <table:table-cell table:formula="of:=VLOOKUP([.E63];unique_categories;2;0)" office:value-type="string" office:string-value="D99" calcext:value-type="string">
            <text:p>D99</text:p>
          </table:table-cell>
          <table:table-cell table:formula="of:=INDEX(catagories;MATCH(1;ISNUMBER(SEARCH(keys;[.C63]));0))" office:value-type="string" office:string-value="Daily Living -- Other" calcext:value-type="string">
            <text:p>Daily Living -- Other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21.35" calcext:value-type="float">
            <text:p>-21.35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64];unique_categories;2;0)" office:value-type="string" office:string-value="D06" calcext:value-type="string">
            <text:p>D06</text:p>
          </table:table-cell>
          <table:table-cell table:formula="of:=INDEX(catagories;MATCH(1;ISNUMBER(SEARCH(keys;[.C64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18.65" calcext:value-type="float">
            <text:p>-18.65</text:p>
          </table:table-cell>
          <table:table-cell office:value-type="string" calcext:value-type="string">
            <text:p>Eftpos Mcdonalds Pacific Pin Pacific Pinesqldau</text:p>
          </table:table-cell>
          <table:table-cell table:formula="of:=VLOOKUP([.E65];unique_categories;2;0)" office:value-type="string" office:string-value="D06" calcext:value-type="string">
            <text:p>D06</text:p>
          </table:table-cell>
          <table:table-cell table:formula="of:=INDEX(catagories;MATCH(1;ISNUMBER(SEARCH(keys;[.C65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24.69" calcext:value-type="float">
            <text:p>-24.69</text:p>
          </table:table-cell>
          <table:table-cell office:value-type="string" calcext:value-type="string">
            <text:p>Visa Debit Purchase Card 7079 Woolworths 2713 Helensvale</text:p>
          </table:table-cell>
          <table:table-cell table:formula="of:=VLOOKUP([.E66];unique_categories;2;0)" office:value-type="string" office:string-value="D01" calcext:value-type="string">
            <text:p>D01</text:p>
          </table:table-cell>
          <table:table-cell table:formula="of:=INDEX(catagories;MATCH(1;ISNUMBER(SEARCH(keys;[.C6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65.8" calcext:value-type="float">
            <text:p>-65.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67];unique_categories;2;0)" office:value-type="string" office:string-value="D01" calcext:value-type="string">
            <text:p>D01</text:p>
          </table:table-cell>
          <table:table-cell table:formula="of:=INDEX(catagories;MATCH(1;ISNUMBER(SEARCH(keys;[.C67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18.98" calcext:value-type="float">
            <text:p>-18.98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68];unique_categories;2;0)" office:value-type="string" office:string-value="D01" calcext:value-type="string">
            <text:p>D01</text:p>
          </table:table-cell>
          <table:table-cell table:formula="of:=INDEX(catagories;MATCH(1;ISNUMBER(SEARCH(keys;[.C6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11" calcext:value-type="date">
            <text:p>2019-02-11</text:p>
          </table:table-cell>
          <table:table-cell office:value-type="float" office:value="-10.27" calcext:value-type="float">
            <text:p>-10.27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69];unique_categories;2;0)" office:value-type="string" office:string-value="D01" calcext:value-type="string">
            <text:p>D01</text:p>
          </table:table-cell>
          <table:table-cell table:formula="of:=INDEX(catagories;MATCH(1;ISNUMBER(SEARCH(keys;[.C69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840" calcext:value-type="float">
            <text:p>-840</text:p>
          </table:table-cell>
          <table:table-cell office:value-type="string" calcext:value-type="string">
            <text:p>Anz M-Banking Payment Transfer 727611 To Dhc <text:s/>Investment</text:p>
          </table:table-cell>
          <table:table-cell table:formula="of:=VLOOKUP([.E70];unique_categories;2;0)" office:value-type="string" office:string-value="A02" calcext:value-type="string">
            <text:p>A02</text:p>
          </table:table-cell>
          <table:table-cell table:formula="of:=INDEX(catagories;MATCH(1;ISNUMBER(SEARCH(keys;[.C70]));0))" office:value-type="string" office:string-value="Housing Expenses -- Rent" calcext:value-type="string">
            <text:p>Housing Expenses -- Rent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Anz M-Banking Funds Tfer Transfer 726772 <text:s/>To <text:s/>014536587763751</text:p>
          </table:table-cell>
          <table:table-cell table:formula="of:=VLOOKUP([.E71];unique_categories;2;0)" office:value-type="string" office:string-value="F02" calcext:value-type="string">
            <text:p>F02</text:p>
          </table:table-cell>
          <table:table-cell table:formula="of:=INDEX(catagories;MATCH(1;ISNUMBER(SEARCH(keys;[.C71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726974 <text:s/>To 5468279041172986</text:p>
          </table:table-cell>
          <table:table-cell table:formula="of:=VLOOKUP([.E72];unique_categories;2;0)" office:value-type="string" office:string-value="F01" calcext:value-type="string">
            <text:p>F01</text:p>
          </table:table-cell>
          <table:table-cell table:formula="of:=INDEX(catagories;MATCH(1;ISNUMBER(SEARCH(keys;[.C72]));0))" office:value-type="string" office:string-value="Payment -- Credit Card ANZ" calcext:value-type="string">
            <text:p>Payment -- Credit Card ANZ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Phone Banking Bpay Justice Sper <text:s text:c="17"/>{583119}</text:p>
          </table:table-cell>
          <table:table-cell table:formula="of:=VLOOKUP([.E73];unique_categories;2;0)" office:value-type="string" office:string-value="B07" calcext:value-type="string">
            <text:p>B07</text:p>
          </table:table-cell>
          <table:table-cell table:formula="of:=INDEX(catagories;MATCH(1;ISNUMBER(SEARCH(keys;[.C73]));0))" office:value-type="string" office:string-value="Transportation -- Fines" calcext:value-type="string">
            <text:p>Transportation -- Fines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17.75" calcext:value-type="float">
            <text:p>-17.75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74];unique_categories;2;0)" office:value-type="string" office:string-value="D01" calcext:value-type="string">
            <text:p>D01</text:p>
          </table:table-cell>
          <table:table-cell table:formula="of:=INDEX(catagories;MATCH(1;ISNUMBER(SEARCH(keys;[.C74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8" calcext:value-type="date">
            <text:p>2019-02-08</text:p>
          </table:table-cell>
          <table:table-cell office:value-type="float" office:value="-17.6" calcext:value-type="float">
            <text:p>-17.6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75];unique_categories;2;0)" office:value-type="string" office:string-value="D01" calcext:value-type="string">
            <text:p>D01</text:p>
          </table:table-cell>
          <table:table-cell table:formula="of:=INDEX(catagories;MATCH(1;ISNUMBER(SEARCH(keys;[.C7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7" calcext:value-type="date">
            <text:p>2019-02-07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Anz Atm Pacific Pine Sc <text:s text:c="9"/>Gaven <text:s text:c="7"/>Ql</text:p>
          </table:table-cell>
          <table:table-cell table:formula="of:=VLOOKUP([.E76];unique_categories;2;0)" office:value-type="string" office:string-value="D13" calcext:value-type="string">
            <text:p>D13</text:p>
          </table:table-cell>
          <table:table-cell table:formula="of:=INDEX(catagories;MATCH(1;ISNUMBER(SEARCH(keys;[.C76]));0))" office:value-type="string" office:string-value="Daily Living -- Withdraw Cash" calcext:value-type="string">
            <text:p>Daily Living -- Withdraw Cash</text:p>
          </table:table-cell>
          <table:table-cell table:number-columns-repeated="1018"/>
        </table:table-row>
        <table:table-row table:style-name="ro6">
          <table:table-cell office:value-type="date" office:date-value="2019-02-07" calcext:value-type="date">
            <text:p>2019-02-07</text:p>
          </table:table-cell>
          <table:table-cell office:value-type="float" office:value="-26.84" calcext:value-type="float">
            <text:p>-26.84</text:p>
          </table:table-cell>
          <table:table-cell office:value-type="string" calcext:value-type="string">
            <text:p>Visa Debit Purchase Card 7079 Ww Petrol 2229 Gaven</text:p>
          </table:table-cell>
          <table:table-cell table:formula="of:=VLOOKUP([.E77];unique_categories;2;0)" office:value-type="string" office:string-value="B01" calcext:value-type="string">
            <text:p>B01</text:p>
          </table:table-cell>
          <table:table-cell table:formula="of:=INDEX(catagories;MATCH(1;ISNUMBER(SEARCH(keys;[.C77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07" calcext:value-type="date">
            <text:p>2019-02-07</text:p>
          </table:table-cell>
          <table:table-cell office:value-type="float" office:value="-4.99" calcext:value-type="float">
            <text:p>-4.99</text:p>
          </table:table-cell>
          <table:table-cell office:value-type="string" calcext:value-type="string">
            <text:p>Eftpos Officeworks 0422 <text:s text:c="8"/>Nerang <text:s text:c="6"/>Au</text:p>
          </table:table-cell>
          <table:table-cell table:formula="of:=VLOOKUP([.E78];unique_categories;2;0)" office:value-type="string" office:string-value="D07" calcext:value-type="string">
            <text:p>D07</text:p>
          </table:table-cell>
          <table:table-cell table:formula="of:=INDEX(catagories;MATCH(1;ISNUMBER(SEARCH(keys;[.C78]));0))" office:value-type="string" office:string-value="Daily Living -- Office Supplies" calcext:value-type="string">
            <text:p>Daily Living -- Office Supplies</text:p>
          </table:table-cell>
          <table:table-cell table:number-columns-repeated="1018"/>
        </table:table-row>
        <table:table-row table:style-name="ro6">
          <table:table-cell office:value-type="date" office:date-value="2019-02-07" calcext:value-type="date">
            <text:p>2019-02-07</text:p>
          </table:table-cell>
          <table:table-cell office:value-type="float" office:value="866.1" calcext:value-type="float">
            <text:p>866.1</text:p>
          </table:table-cell>
          <table:table-cell office:value-type="string" calcext:value-type="string">
            <text:p>Pay/Salary From Dart Laser Emplo Gci Wages</text:p>
          </table:table-cell>
          <table:table-cell table:formula="of:=VLOOKUP([.E79];unique_categories;2;0)" office:value-type="string" office:string-value="G01" calcext:value-type="string">
            <text:p>G01</text:p>
          </table:table-cell>
          <table:table-cell table:formula="of:=INDEX(catagories;MATCH(1;ISNUMBER(SEARCH(keys;[.C79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689.25" calcext:value-type="float">
            <text:p>-689.25</text:p>
          </table:table-cell>
          <table:table-cell office:value-type="string" calcext:value-type="string">
            <text:p>Anz M-Banking Payment Transfer 244085 To Qahs General Account</text:p>
          </table:table-cell>
          <table:table-cell table:formula="of:=VLOOKUP([.E80];unique_categories;2;0)" office:value-type="string" office:string-value="D05" calcext:value-type="string">
            <text:p>D05</text:p>
          </table:table-cell>
          <table:table-cell table:formula="of:=INDEX(catagories;MATCH(1;ISNUMBER(SEARCH(keys;[.C80]));0))" office:value-type="string" office:string-value="Daily Living -- Education/Lessons" calcext:value-type="string">
            <text:p>Daily Living -- Education/Lesson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42.97" calcext:value-type="float">
            <text:p>-42.97</text:p>
          </table:table-cell>
          <table:table-cell office:value-type="string" calcext:value-type="string">
            <text:p>Eftpos Love That Book\Helensvale Qld <text:s text:c="8"/>Au</text:p>
          </table:table-cell>
          <table:table-cell table:formula="of:=VLOOKUP([.E81];unique_categories;2;0)" office:value-type="string" office:string-value="D05" calcext:value-type="string">
            <text:p>D05</text:p>
          </table:table-cell>
          <table:table-cell table:formula="of:=INDEX(catagories;MATCH(1;ISNUMBER(SEARCH(keys;[.C81]));0))" office:value-type="string" office:string-value="Daily Living -- Education/Lessons" calcext:value-type="string">
            <text:p>Daily Living -- Education/Lesson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36.75" calcext:value-type="float">
            <text:p>-36.7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82];unique_categories;2;0)" office:value-type="string" office:string-value="D01" calcext:value-type="string">
            <text:p>D01</text:p>
          </table:table-cell>
          <table:table-cell table:formula="of:=INDEX(catagories;MATCH(1;ISNUMBER(SEARCH(keys;[.C82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17.75" calcext:value-type="float">
            <text:p>-17.75</text:p>
          </table:table-cell>
          <table:table-cell office:value-type="string" calcext:value-type="string">
            <text:p>Eftpos Woolworths <text:s text:c="5"/>2713\Helensvale Qld <text:s text:c="2"/>Au</text:p>
          </table:table-cell>
          <table:table-cell table:formula="of:=VLOOKUP([.E83];unique_categories;2;0)" office:value-type="string" office:string-value="D01" calcext:value-type="string">
            <text:p>D01</text:p>
          </table:table-cell>
          <table:table-cell table:formula="of:=INDEX(catagories;MATCH(1;ISNUMBER(SEARCH(keys;[.C83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-7.99" calcext:value-type="float">
            <text:p>-7.99</text:p>
          </table:table-cell>
          <table:table-cell office:value-type="string" calcext:value-type="string">
            <text:p>Eftpos Helensvale Dis Fruit\Helensvale Qld <text:s text:c="2"/>Au</text:p>
          </table:table-cell>
          <table:table-cell table:formula="of:=VLOOKUP([.E84];unique_categories;2;0)" office:value-type="string" office:string-value="D01" calcext:value-type="string">
            <text:p>D01</text:p>
          </table:table-cell>
          <table:table-cell table:formula="of:=INDEX(catagories;MATCH(1;ISNUMBER(SEARCH(keys;[.C84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6" calcext:value-type="date">
            <text:p>2019-02-06</text:p>
          </table:table-cell>
          <table:table-cell office:value-type="float" office:value="1627.24" calcext:value-type="float">
            <text:p>1627.24</text:p>
          </table:table-cell>
          <table:table-cell office:value-type="string" calcext:value-type="string">
            <text:p>Pay/Salary From Queensland Healt Salary 00342073</text:p>
          </table:table-cell>
          <table:table-cell table:formula="of:=VLOOKUP([.E85];unique_categories;2;0)" office:value-type="string" office:string-value="G01" calcext:value-type="string">
            <text:p>G01</text:p>
          </table:table-cell>
          <table:table-cell table:formula="of:=INDEX(catagories;MATCH(1;ISNUMBER(SEARCH(keys;[.C85]));0))" office:value-type="string" office:string-value="Miscellaneous -- Income" calcext:value-type="string">
            <text:p>Miscellaneous -- Income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109.99" calcext:value-type="float">
            <text:p>-109.99</text:p>
          </table:table-cell>
          <table:table-cell office:value-type="string" calcext:value-type="string">
            <text:p>Payment To Vodafone <text:s text:c="8"/>T3 12b775 1b</text:p>
          </table:table-cell>
          <table:table-cell table:formula="of:=VLOOKUP([.E86];unique_categories;2;0)" office:value-type="string" office:string-value="D12" calcext:value-type="string">
            <text:p>D12</text:p>
          </table:table-cell>
          <table:table-cell table:formula="of:=INDEX(catagories;MATCH(1;ISNUMBER(SEARCH(keys;[.C86]));0))" office:value-type="string" office:string-value="Daily Living -- Mobile Phone Fee" calcext:value-type="string">
            <text:p>Daily Living -- Mobile Phone Fee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Eftpos 7-Eleven 4154 <text:s text:c="11"/>Pacific Pinesql</text:p>
          </table:table-cell>
          <table:table-cell table:formula="of:=VLOOKUP([.E87];unique_categories;2;0)" office:value-type="string" office:string-value="B01" calcext:value-type="string">
            <text:p>B01</text:p>
          </table:table-cell>
          <table:table-cell table:formula="of:=INDEX(catagories;MATCH(1;ISNUMBER(SEARCH(keys;[.C87]));0))" office:value-type="string" office:string-value="Transportation -- Fuel" calcext:value-type="string">
            <text:p>Transportation -- Fuel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49.43" calcext:value-type="float">
            <text:p>-49.43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88];unique_categories;2;0)" office:value-type="string" office:string-value="D01" calcext:value-type="string">
            <text:p>D01</text:p>
          </table:table-cell>
          <table:table-cell table:formula="of:=INDEX(catagories;MATCH(1;ISNUMBER(SEARCH(keys;[.C88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Eftpos Zarraffas Coffee <text:s text:c="2"/>\Pacific Pines <text:s text:c="4"/>Au</text:p>
          </table:table-cell>
          <table:table-cell table:formula="of:=VLOOKUP([.E89];unique_categories;2;0)" office:value-type="string" office:string-value="D01" calcext:value-type="string">
            <text:p>D01</text:p>
          </table:table-cell>
          <table:table-cell table:formula="of:=INDEX(catagories;MATCH(1;ISNUMBER(SEARCH(keys;[.C89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5" calcext:value-type="date">
            <text:p>2019-02-05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Eftpos Mcdonalds Harbourtown Biggera Waterqldau</text:p>
          </table:table-cell>
          <table:table-cell table:formula="of:=VLOOKUP([.E90];unique_categories;2;0)" office:value-type="string" office:string-value="D06" calcext:value-type="string">
            <text:p>D06</text:p>
          </table:table-cell>
          <table:table-cell table:formula="of:=INDEX(catagories;MATCH(1;ISNUMBER(SEARCH(keys;[.C90]));0))" office:value-type="string" office:string-value="Daily Living -- Dining/Eating Out" calcext:value-type="string">
            <text:p>Daily Living -- Dining/Eating Out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25.64" calcext:value-type="float">
            <text:p>-25.64</text:p>
          </table:table-cell>
          <table:table-cell office:value-type="string" calcext:value-type="string">
            <text:p>Eftpos Aldi Stores - Helensva <text:s text:c="2"/>Helensvale <text:s text:c="2"/>Au</text:p>
          </table:table-cell>
          <table:table-cell table:formula="of:=VLOOKUP([.E91];unique_categories;2;0)" office:value-type="string" office:string-value="D01" calcext:value-type="string">
            <text:p>D01</text:p>
          </table:table-cell>
          <table:table-cell table:formula="of:=INDEX(catagories;MATCH(1;ISNUMBER(SEARCH(keys;[.C91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94.17" calcext:value-type="float">
            <text:p>-94.17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2];unique_categories;2;0)" office:value-type="string" office:string-value="D01" calcext:value-type="string">
            <text:p>D01</text:p>
          </table:table-cell>
          <table:table-cell table:formula="of:=INDEX(catagories;MATCH(1;ISNUMBER(SEARCH(keys;[.C92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37.2" calcext:value-type="float">
            <text:p>-37.2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93];unique_categories;2;0)" office:value-type="string" office:string-value="D01" calcext:value-type="string">
            <text:p>D01</text:p>
          </table:table-cell>
          <table:table-cell table:formula="of:=INDEX(catagories;MATCH(1;ISNUMBER(SEARCH(keys;[.C93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2.25" calcext:value-type="float">
            <text:p>-2.25</text:p>
          </table:table-cell>
          <table:table-cell office:value-type="string" calcext:value-type="string">
            <text:p>Eftpos Officeworks 0422 <text:s text:c="8"/>Nerang <text:s text:c="6"/>Au</text:p>
          </table:table-cell>
          <table:table-cell table:formula="of:=VLOOKUP([.E94];unique_categories;2;0)" office:value-type="string" office:string-value="D07" calcext:value-type="string">
            <text:p>D07</text:p>
          </table:table-cell>
          <table:table-cell table:formula="of:=INDEX(catagories;MATCH(1;ISNUMBER(SEARCH(keys;[.C94]));0))" office:value-type="string" office:string-value="Daily Living -- Office Supplies" calcext:value-type="string">
            <text:p>Daily Living -- Office Suppl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isa Debit Purchase Card 7079 Woolworths 2691 Pacific Pines</text:p>
          </table:table-cell>
          <table:table-cell table:formula="of:=VLOOKUP([.E95];unique_categories;2;0)" office:value-type="string" office:string-value="D01" calcext:value-type="string">
            <text:p>D01</text:p>
          </table:table-cell>
          <table:table-cell table:formula="of:=INDEX(catagories;MATCH(1;ISNUMBER(SEARCH(keys;[.C95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4" calcext:value-type="date">
            <text:p>2019-02-04</text:p>
          </table:table-cell>
          <table:table-cell office:value-type="float" office:value="-33.61" calcext:value-type="float">
            <text:p>-33.61</text:p>
          </table:table-cell>
          <table:table-cell office:value-type="string" calcext:value-type="string">
            <text:p>Visa Debit Purchase Card 7079 Dominos Pizza Pac Pi Pacific Pines</text:p>
          </table:table-cell>
          <table:table-cell table:formula="of:=VLOOKUP([.E96];unique_categories;2;0)" office:value-type="string" office:string-value="D01" calcext:value-type="string">
            <text:p>D01</text:p>
          </table:table-cell>
          <table:table-cell table:formula="of:=INDEX(catagories;MATCH(1;ISNUMBER(SEARCH(keys;[.C96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150" calcext:value-type="float">
            <text:p>-150</text:p>
          </table:table-cell>
          <table:table-cell office:value-type="string" calcext:value-type="string">
            <text:p>Anz M-Banking Funds Tfer Transfer 430227 <text:s/>To <text:s/>014536587763751</text:p>
          </table:table-cell>
          <table:table-cell table:formula="of:=VLOOKUP([.E97];unique_categories;2;0)" office:value-type="string" office:string-value="F02" calcext:value-type="string">
            <text:p>F02</text:p>
          </table:table-cell>
          <table:table-cell table:formula="of:=INDEX(catagories;MATCH(1;ISNUMBER(SEARCH(keys;[.C97]));0))" office:value-type="string" office:string-value="Payment -- Credit Card CommonWealth" calcext:value-type="string">
            <text:p>Payment -- Credit Card CommonWealth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Payment To Clink Dir Debit <text:s/>Vdbig032420729143v</text:p>
          </table:table-cell>
          <table:table-cell table:formula="of:=VLOOKUP([.E98];unique_categories;2;0)" office:value-type="string" office:string-value="F99" calcext:value-type="string">
            <text:p>F99</text:p>
          </table:table-cell>
          <table:table-cell table:formula="of:=INDEX(catagories;MATCH(1;ISNUMBER(SEARCH(keys;[.C98]));0))" office:value-type="string" office:string-value="Payment -- Other" calcext:value-type="string">
            <text:p>Payment -- Other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Anz M-Banking Funds Tfer Transfer 430525 <text:s/>To 5468279041172986</text:p>
          </table:table-cell>
          <table:table-cell table:formula="of:=VLOOKUP([.E99];unique_categories;2;0)" office:value-type="string" office:string-value="F01" calcext:value-type="string">
            <text:p>F01</text:p>
          </table:table-cell>
          <table:table-cell table:formula="of:=INDEX(catagories;MATCH(1;ISNUMBER(SEARCH(keys;[.C99]));0))" office:value-type="string" office:string-value="Payment -- Credit Card ANZ" calcext:value-type="string">
            <text:p>Payment -- Credit Card ANZ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49.58" calcext:value-type="float">
            <text:p>-49.58</text:p>
          </table:table-cell>
          <table:table-cell office:value-type="string" calcext:value-type="string">
            <text:p>Eftpos Woolworths <text:s text:c="5"/>2691\Pacific Pine Qld Au</text:p>
          </table:table-cell>
          <table:table-cell table:formula="of:=VLOOKUP([.E100];unique_categories;2;0)" office:value-type="string" office:string-value="D01" calcext:value-type="string">
            <text:p>D01</text:p>
          </table:table-cell>
          <table:table-cell table:formula="of:=INDEX(catagories;MATCH(1;ISNUMBER(SEARCH(keys;[.C100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34.04" calcext:value-type="float">
            <text:p>-34.04</text:p>
          </table:table-cell>
          <table:table-cell office:value-type="string" calcext:value-type="string">
            <text:p>Payment To Goodlife Helensv A00396r90l1t</text:p>
          </table:table-cell>
          <table:table-cell table:formula="of:=VLOOKUP([.E101];unique_categories;2;0)" office:value-type="string" office:string-value="C04" calcext:value-type="string">
            <text:p>C04</text:p>
          </table:table-cell>
          <table:table-cell table:formula="of:=INDEX(catagories;MATCH(1;ISNUMBER(SEARCH(keys;[.C101]));0))" office:value-type="string" office:string-value="Medical/Health -- Health Club" calcext:value-type="string">
            <text:p>Medical/Health -- Health Club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Payment To Clink Dir Debit <text:s/>Vdbig032420729145k</text:p>
          </table:table-cell>
          <table:table-cell table:formula="of:=VLOOKUP([.E102];unique_categories;2;0)" office:value-type="string" office:string-value="F99" calcext:value-type="string">
            <text:p>F99</text:p>
          </table:table-cell>
          <table:table-cell table:formula="of:=INDEX(catagories;MATCH(1;ISNUMBER(SEARCH(keys;[.C102]));0))" office:value-type="string" office:string-value="Payment -- Other" calcext:value-type="string">
            <text:p>Payment -- Other</text:p>
          </table:table-cell>
          <table:table-cell table:number-columns-repeated="1018"/>
        </table:table-row>
        <table:table-row table:style-name="ro6">
          <table:table-cell office:value-type="date" office:date-value="2019-02-01" calcext:value-type="date">
            <text:p>2019-02-01</text:p>
          </table:table-cell>
          <table:table-cell office:value-type="float" office:value="-8.83" calcext:value-type="float">
            <text:p>-8.83</text:p>
          </table:table-cell>
          <table:table-cell office:value-type="string" calcext:value-type="string">
            <text:p>Visa Debit Purchase Card 7079 Aldi Stores - Underwoo Underwood</text:p>
          </table:table-cell>
          <table:table-cell table:formula="of:=VLOOKUP([.E103];unique_categories;2;0)" office:value-type="string" office:string-value="D01" calcext:value-type="string">
            <text:p>D01</text:p>
          </table:table-cell>
          <table:table-cell table:formula="of:=INDEX(catagories;MATCH(1;ISNUMBER(SEARCH(keys;[.C103]));0))" office:value-type="string" office:string-value="Daily Living -- Groceries" calcext:value-type="string">
            <text:p>Daily Living -- Groceries</text:p>
          </table:table-cell>
          <table:table-cell table:number-columns-repeated="1018"/>
        </table:table-row>
        <table:table-row table:style-name="ro6" table:number-rows-repeated="1048472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  <table:database-ranges>
        <table:database-range table:name="catagories" table:target-range-address="Keywords.B2:Keywords.B53" table:on-update-keep-styles="true" table:on-update-keep-size="false" table:orientation="column"/>
        <table:database-range table:name="code" table:target-range-address="Keywords.C2:Keywords.C53" table:on-update-keep-styles="true" table:on-update-keep-size="false" table:orientation="column"/>
        <table:database-range table:name="keys" table:target-range-address="Keywords.A2:Keywords.A53" table:on-update-keep-styles="true" table:on-update-keep-size="false" table:orientation="column"/>
        <table:database-range table:name="unique_categories" table:target-range-address="Keywords.H2:Keywords.I26" table:on-update-keep-styles="true" table:on-update-keep-size="false" table:orientation="column"/>
        <table:database-range table:name="__Anonymous_Sheet_DB__0" table:target-range-address="category_lists.D1:category_lists.E5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2"/>
    </number:number-style>
    <number:number-style style:name="N114">
      <number:number number:decimal-places="1" loext:min-decimal-places="1" number:min-integer-digits="1"/>
    </number:number-style>
    <number:date-style style:name="N115">
      <number:year number:style="long"/>
      <number:text>-</number:text>
      <number:month number:style="long"/>
      <number:text>-</number:text>
      <number:day number:style="long"/>
      <number:text> </number:text>
    </number:dat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23:34:19.541234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6:13:10</meta:creation-date>
    <meta:initial-creator>Moon</meta:initial-creator>
    <dc:language>en-AU</dc:language>
    <dc:date>2019-05-12T23:35:05.318595294</dc:date>
    <meta:editing-cycles>22</meta:editing-cycles>
    <meta:editing-duration>PT4H30M43S</meta:editing-duration>
    <meta:generator>LibreOffice/6.2.3.2$Linux_X86_64 LibreOffice_project/20$Build-2</meta:generator>
    <meta:document-statistic meta:table-count="5" meta:cell-count="174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